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start"/>
    </style:style>
    <style:style style:name="P2" style:family="paragraph">
      <loext:graphic-properties draw:fill-color="#c0c0c0"/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loext:graphic-properties draw:fill-color="#ffff00"/>
      <style:paragraph-properties fo:text-align="start"/>
    </style:style>
    <style:style style:name="P5" style:family="paragraph">
      <loext:graphic-properties draw:fill-color="#ffff00"/>
      <style:paragraph-properties fo:text-align="center"/>
    </style:style>
    <style:style style:name="P6" style:family="paragraph">
      <loext:graphic-properties draw:fill-color="#800000"/>
      <style:paragraph-properties fo:text-align="center"/>
    </style:style>
    <style:style style:name="P7" style:family="paragraph">
      <loext:graphic-properties draw:fill-color="#808080"/>
      <style:paragraph-properties fo:text-align="center"/>
    </style:style>
    <style:style style:name="P8" style:family="paragraph">
      <loext:graphic-properties draw:fill-color="#ff0000"/>
      <style:paragraph-properties fo:text-align="center"/>
    </style:style>
    <style:style style:name="P9" style:family="paragraph">
      <loext:graphic-properties draw:fill-color="#800000"/>
      <style:paragraph-properties fo:text-align="center"/>
      <style:text-properties fo:font-size="12pt"/>
    </style:style>
    <style:style style:name="P10" style:family="paragraph">
      <loext:graphic-properties draw:fill-color="#ff00ff"/>
      <style:paragraph-properties fo:text-align="center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loext:graphic-properties draw:fill-color="#00ff00"/>
      <style:paragraph-properties fo:text-align="center"/>
    </style:style>
    <style:style style:name="P13" style:family="paragraph">
      <loext:graphic-properties draw:fill-color="#999999"/>
      <style:paragraph-properties fo:text-align="center"/>
    </style:style>
    <style:style style:name="P14" style:family="paragraph">
      <loext:graphic-properties draw:fill-color="#008080"/>
      <style:paragraph-properties fo:text-align="center"/>
    </style:style>
    <style:style style:name="P15" style:family="paragraph">
      <loext:graphic-properties draw:fill-color="#008080"/>
      <style:paragraph-properties fo:text-align="center"/>
      <style:text-properties fo:font-size="12pt"/>
    </style:style>
    <style:style style:name="P16" style:family="paragraph">
      <loext:graphic-properties draw:fill-color="#00ff00"/>
      <style:paragraph-properties fo:text-align="center"/>
      <style:text-properties fo:font-style="italic" style:font-style-asian="italic" style:font-style-complex="italic"/>
    </style:style>
    <style:style style:name="P17" style:family="paragraph">
      <loext:graphic-properties draw:fill-color="#666666"/>
      <style:paragraph-properties fo:text-align="center"/>
    </style:style>
    <style:style style:name="P18" style:family="paragraph">
      <loext:graphic-properties draw:fill-color="#00ffff"/>
      <style:paragraph-properties fo:text-align="center"/>
    </style:style>
    <style:style style:name="P19" style:family="paragraph">
      <loext:graphic-properties draw:fill-color="#008000"/>
      <style:paragraph-properties fo:text-align="center"/>
    </style:style>
    <style:style style:name="P20" style:family="paragraph">
      <loext:graphic-properties draw:fill-color="#808000"/>
      <style:paragraph-properties fo:text-align="center"/>
      <style:text-properties fo:font-size="12pt"/>
    </style:style>
    <style:style style:name="P21" style:family="paragraph">
      <loext:graphic-properties draw:fill-color="#808000"/>
      <style:paragraph-properties fo:text-align="center"/>
    </style:style>
    <style:style style:name="P22" style:family="paragraph">
      <loext:graphic-properties draw:fill-color="#008000"/>
      <style:paragraph-properties fo:text-align="center"/>
      <style:text-properties fo:font-style="normal" style:font-style-asian="normal" style:font-style-complex="normal"/>
    </style:style>
    <style:style style:name="P23" style:family="paragraph">
      <loext:graphic-properties draw:fill-color="#c0c0c0"/>
      <style:paragraph-properties fo:text-align="center"/>
      <style:text-properties fo:font-size="8pt" style:font-size-asian="8pt" style:font-size-complex="8pt"/>
    </style:style>
    <style:style style:name="P24" style:family="paragraph">
      <loext:graphic-properties draw:fill-color="#c0c0c0"/>
      <style:paragraph-properties fo:text-align="center"/>
    </style:style>
    <style:style style:name="P25" style:family="paragraph">
      <loext:graphic-properties draw:fill-color="#00ff00"/>
      <style:paragraph-properties fo:text-align="start"/>
    </style:style>
    <style:style style:name="P26" style:family="paragraph">
      <loext:graphic-properties draw:fill-color="#008000"/>
      <style:paragraph-properties fo:text-align="start"/>
    </style:style>
    <style:style style:name="P27" style:family="paragraph">
      <loext:graphic-properties draw:fill-color="#800080"/>
      <style:paragraph-properties fo:text-align="start"/>
    </style:style>
    <style:style style:name="P28" style:family="paragraph">
      <loext:graphic-properties draw:fill-color="#000000"/>
      <style:paragraph-properties fo:text-align="start"/>
    </style:style>
    <style:style style:name="P29" style:family="paragraph">
      <loext:graphic-properties draw:fill-color="#800000"/>
      <style:paragraph-properties fo:text-align="start"/>
    </style:style>
    <style:style style:name="P30" style:family="paragraph">
      <loext:graphic-properties draw:fill-color="#808080"/>
      <style:paragraph-properties fo:text-align="start"/>
    </style:style>
    <style:style style:name="P31" style:family="paragraph">
      <loext:graphic-properties draw:fill-color="#ff0000"/>
      <style:paragraph-properties fo:text-align="start"/>
    </style:style>
    <style:style style:name="P32" style:family="paragraph">
      <loext:graphic-properties draw:fill-color="#c0c0c0"/>
      <style:paragraph-properties fo:text-align="start"/>
      <style:text-properties fo:font-size="12pt"/>
    </style:style>
    <style:style style:name="P33" style:family="paragraph">
      <loext:graphic-properties draw:fill-color="#0000ff"/>
      <style:paragraph-properties fo:text-align="start"/>
    </style:style>
    <style:style style:name="P34" style:family="paragraph">
      <loext:graphic-properties draw:fill-color="#00ff00"/>
      <style:paragraph-properties fo:text-align="center"/>
      <style:text-properties fo:font-style="normal" style:font-style-asian="normal" style:font-style-complex="normal"/>
    </style:style>
    <style:style style:name="P35" style:family="paragraph">
      <loext:graphic-properties draw:fill-color="#00ff00"/>
      <style:paragraph-properties fo:text-align="start"/>
      <style:text-properties style:text-underline-style="solid" style:text-underline-width="auto" style:text-underline-color="font-color"/>
    </style:style>
    <style:style style:name="P36" style:family="paragraph">
      <loext:graphic-properties draw:fill-color="#ff0000"/>
    </style:style>
    <style:style style:name="T1" style:family="text">
      <style:text-properties fo:font-size="12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/>
    </style:style>
    <style:style style:name="T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0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gr1" style:family="graphic">
      <style:graphic-properties draw:fill-color="#c0c0c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fff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8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80808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ff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8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ff00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-color="#00ff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-color="#00ff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-color="#999999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-color="#00808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fill-color="#6666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fill-color="#00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fill-color="#008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fill-color="#808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fill-color="#c0c0c0" draw:textarea-horizontal-align="center" draw:textarea-vertical-align="middle" style:run-through="foreground"/>
    </style:style>
    <style:style style:name="gr20" style:family="graphic">
      <style:graphic-properties draw:fill-color="#008000" draw:textarea-horizontal-align="center" draw:textarea-vertical-align="middle" style:run-through="foreground"/>
    </style:style>
    <style:style style:name="gr21" style:family="graphic">
      <style:graphic-properties draw:fill-color="#800080" draw:textarea-horizontal-align="center" draw:textarea-vertical-align="middle" style:run-through="foreground"/>
    </style:style>
    <style:style style:name="gr22" style:family="graphic">
      <style:graphic-properties draw:fill-color="#000000" draw:textarea-horizontal-align="center" draw:textarea-vertical-align="middle" style:run-through="foreground"/>
    </style:style>
    <style:style style:name="gr23" style:family="graphic">
      <style:graphic-properties draw:fill-color="#800000" draw:textarea-horizontal-align="center" draw:textarea-vertical-align="middle" style:run-through="foreground"/>
    </style:style>
    <style:style style:name="gr24" style:family="graphic">
      <style:graphic-properties draw:fill-color="#808080" draw:textarea-horizontal-align="center" draw:textarea-vertical-align="middle" style:run-through="foreground"/>
    </style:style>
    <style:style style:name="gr25" style:family="graphic">
      <style:graphic-properties draw:fill-color="#808080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fill-color="#ff0000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fill-color="#0000ff" draw:textarea-horizontal-align="center" draw:textarea-vertical-align="middle" style:run-through="foreground"/>
    </style:style>
    <style:style style:name="gr28" style:family="graphic">
      <style:graphic-properties draw:fill-color="#ffff00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fill-color="#ff0000" draw:textarea-horizontal-align="center" draw:textarea-vertical-align="middle" style:run-through="foreground"/>
    </style:style>
    <style:style style:name="gr30" style:family="graphic">
      <style:graphic-properties draw:fill-color="#ff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draw:fill-color="#00ff00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draw:fill-color="#ff00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rect text:anchor-type="paragraph" draw:z-index="77" draw:style-name="gr3" draw:text-style-name="P4" svg:width="35.002cm" svg:height="5.001cm" svg:x="68.899cm" svg:y="-1.6cm"><text:p text:style-name="P1">World: Core<text:line-break/>Products: Political influence, Research, Intelligence, Cultural Influence , Local Fleets, Ships and armys</text:p><text:p text:style-name="P1">Consumes: Food, Industrial Goods, Consumer Goods ,Special Goods, Shipparts, Soldiers, (Synths)</text:p></draw:rect><draw:circle text:anchor-type="paragraph" draw:z-index="76" draw:style-name="gr11" draw:text-style-name="P12" svg:width="0.5cm" svg:height="0.5cm" svg:x="63.897cm" svg:y="11.903cm"><text:p text:style-name="P3">s</text:p></draw:circle><draw:circle text:anchor-type="paragraph" draw:z-index="75" draw:style-name="gr11" draw:text-style-name="P12" svg:width="0.5cm" svg:height="0.5cm" svg:x="58.9cm" svg:y="11.903cm"><text:p text:style-name="P3">s</text:p></draw:circle><draw:rect text:anchor-type="paragraph" draw:z-index="74" draw:style-name="gr2" draw:text-style-name="P3" svg:width="5.001cm" svg:height="3.001cm" svg:x="63.897cm" svg:y="9.402cm"><text:p text:style-name="P3">Battel Pits</text:p><text:p text:style-name="P3">Needs:</text:p><text:p text:style-name="P3">Weapons, Food &amp;</text:p><text:p text:style-name="P3"><text:s/>Industrial Goods</text:p><text:p text:style-name="P3">Produces:</text:p><text:p text:style-name="P3">Soldiers</text:p></draw:rect><draw:rect text:anchor-type="paragraph" draw:z-index="73" draw:style-name="gr2" draw:text-style-name="P3" svg:width="5.001cm" svg:height="3.001cm" svg:x="58.9cm" svg:y="9.402cm"><text:p text:style-name="P3">Conditonig Centre</text:p><text:p text:style-name="P3">Needs:</text:p><text:p text:style-name="P3">Food, Basic Shipparts</text:p><text:p text:style-name="P3"><text:s/>&amp; Industrial Goods</text:p><text:p text:style-name="P3">Produces:</text:p><text:p text:style-name="P3">Pilots</text:p></draw:rect><draw:rect text:anchor-type="paragraph" draw:z-index="72" draw:style-name="gr2" draw:text-style-name="P3" svg:width="5.001cm" svg:height="3.001cm" svg:x="63.9cm" svg:y="6.401cm"><text:p text:style-name="P3">Mechanized Command</text:p><text:p text:style-name="P3">Needs:</text:p><text:p text:style-name="P3">Weapons, Synths,</text:p><text:p text:style-name="P3"><text:s/>Industrial Goods</text:p><text:p text:style-name="P3">Produces:</text:p><text:p text:style-name="P3">Soldiers</text:p></draw:rect><draw:circle text:anchor-type="paragraph" draw:z-index="71" draw:style-name="gr10" draw:text-style-name="P12" svg:width="0.5cm" svg:height="0.5cm" svg:x="64.4cm" svg:y="5.902cm"><text:p/></draw:circle><draw:circle text:anchor-type="paragraph" draw:z-index="70" draw:style-name="gr10" draw:text-style-name="P12" svg:width="0.5cm" svg:height="0.5cm" svg:x="59.399cm" svg:y="8.902cm"><text:p/></draw:circle><draw:circle text:anchor-type="paragraph" draw:z-index="66" draw:style-name="gr9" draw:text-style-name="P11" svg:width="0.5cm" svg:height="0.5cm" svg:x="63.9cm" svg:y="5.902cm"><text:p/></draw:circle><draw:circle text:anchor-type="paragraph" draw:z-index="65" draw:style-name="gr9" draw:text-style-name="P11" svg:width="0.5cm" svg:height="0.5cm" svg:x="58.9cm" svg:y="8.902cm"><text:p/></draw:circle><draw:rect text:anchor-type="paragraph" draw:z-index="64" draw:style-name="gr2" draw:text-style-name="P3" svg:width="5.001cm" svg:height="3.001cm" svg:x="63.895cm" svg:y="3.401cm"><text:p text:style-name="P3">Bootcamp</text:p><text:p text:style-name="P3">Needs:</text:p><text:p text:style-name="P3"><text:s/>Food, Weapons, </text:p><text:p text:style-name="P3">Consumer &amp; Industrial Goods</text:p><text:p text:style-name="P3">Produces:</text:p><text:p text:style-name="P3">Soldiers</text:p></draw:rect><draw:circle text:anchor-type="paragraph" draw:z-index="63" draw:style-name="gr4" draw:text-style-name="P6" svg:width="0.5cm" svg:height="0.5cm" svg:x="43.896cm" svg:y="11.903cm"><text:p/></draw:circle><draw:circle text:anchor-type="paragraph" draw:z-index="62" draw:style-name="gr7" draw:text-style-name="P6" svg:width="0.5cm" svg:height="0.5cm" svg:x="43.896cm" svg:y="8.902cm"><text:p text:style-name="P3">2</text:p></draw:circle><draw:circle text:anchor-type="paragraph" draw:z-index="61" draw:style-name="gr4" draw:text-style-name="P6" svg:width="0.5cm" svg:height="0.5cm" svg:x="38.897cm" svg:y="11.903cm"><text:p/></draw:circle><draw:circle text:anchor-type="paragraph" draw:z-index="60" draw:style-name="gr7" draw:text-style-name="P6" svg:width="0.5cm" svg:height="0.5cm" svg:x="38.896cm" svg:y="8.902cm"><text:p text:style-name="P3">2</text:p></draw:circle><draw:circle text:anchor-type="paragraph" draw:z-index="59" draw:style-name="gr7" draw:text-style-name="P6" svg:width="0.5cm" svg:height="0.5cm" svg:x="43.898cm" svg:y="5.902cm"><text:p text:style-name="P3">2</text:p></draw:circle><draw:circle text:anchor-type="paragraph" draw:z-index="58" draw:style-name="gr7" draw:text-style-name="P6" svg:width="0.5cm" svg:height="0.5cm" svg:x="38.897cm" svg:y="5.902cm"><text:p text:style-name="P3">2</text:p></draw:circle><draw:rect text:anchor-type="paragraph" draw:z-index="57" draw:style-name="gr2" draw:text-style-name="P3" svg:width="5.001cm" svg:height="6.002cm" svg:x="58.9cm" svg:y="3.401cm"><text:p text:style-name="P3">Fleet Academy</text:p><text:p text:style-name="P3">Needs:</text:p><text:p text:style-name="P3">Food, Basic, Organic &amp; <text:s/></text:p><text:p text:style-name="P3">Special Shipparts also </text:p><text:p text:style-name="P3">Consumer &amp; IndustrialGoods</text:p><text:p text:style-name="P3">Produces:</text:p><text:p text:style-name="P3">Pilots</text:p></draw:rect><draw:rect text:anchor-type="paragraph" draw:z-index="56" draw:style-name="gr2" draw:text-style-name="P1" svg:width="10cm" svg:height="5.001cm" svg:x="58.896cm" svg:y="-1.6cm"><text:p text:style-name="P1">World: Bastion<text:line-break/>Products: Pilots, Soldiers</text:p><text:p text:style-name="P1">Consumes: </text:p><text:p text:style-name="P1">-Food </text:p><text:p text:style-name="P1">-Industrial Goods</text:p><text:p text:style-name="P1">-Consumer Goods</text:p><text:p text:style-name="P1">-Shipparts</text:p><text:p text:style-name="P1">-Weapons</text:p><text:p text:style-name="P1">-(Synths)</text:p></draw:rect><draw:rect text:anchor-type="paragraph" draw:z-index="55" draw:style-name="gr2" draw:text-style-name="P3" svg:width="5.001cm" svg:height="3.001cm" svg:x="43.896cm" svg:y="9.402cm"><text:p text:style-name="P3">Synth factory</text:p><text:p text:style-name="P3">Needs: </text:p><text:p text:style-name="P3">Industrial Goods, Rare Minerals</text:p><text:p text:style-name="P3"><text:s/>Minerals or Food </text:p><text:p text:style-name="P3">Produces:</text:p><text:p text:style-name="P3">Synths</text:p></draw:rect><draw:rect text:anchor-type="paragraph" draw:z-index="54" draw:style-name="gr2" draw:text-style-name="P3" svg:width="5.001cm" svg:height="3.001cm" svg:x="38.896cm" svg:y="9.402cm"><text:p text:style-name="P3">Weapon factory</text:p><text:p text:style-name="P3">Needs:</text:p><text:p text:style-name="P3">Industrial Goods</text:p><text:p text:style-name="P3"><text:s/>Minerals or Food</text:p><text:p text:style-name="P3">Produces:</text:p><text:p text:style-name="P3">Weapons</text:p></draw:rect><draw:rect text:anchor-type="paragraph" draw:z-index="53" draw:style-name="gr2" draw:text-style-name="P3" svg:width="5.001cm" svg:height="3.001cm" svg:x="43.896cm" svg:y="6.401cm"><text:p text:style-name="P3">Advanced Part Factory</text:p><text:p text:style-name="P3">Needs:</text:p><text:p text:style-name="P3">Industrial Goods Special,</text:p><text:p text:style-name="P3">Basic &amp; Organic Shipparts</text:p><text:p text:style-name="P3">Produces:</text:p><text:p text:style-name="P3">Advanced Shipparts</text:p></draw:rect><draw:rect text:anchor-type="paragraph" draw:z-index="38" draw:style-name="gr2" draw:text-style-name="P3" svg:width="10cm" svg:height="3.001cm" svg:x="38.897cm" svg:y="12.402cm"><text:p text:style-name="P3">Population is medium and medium loyal</text:p><text:p text:style-name="P3"/></draw:rect><draw:circle text:anchor-type="paragraph" draw:z-index="52" draw:style-name="gr6" draw:text-style-name="P8" svg:width="0.5cm" svg:height="0.5cm" svg:x="48.899cm" svg:y="8.902cm"><text:p/></draw:circle><draw:rect text:anchor-type="paragraph" draw:z-index="51" draw:style-name="gr3" draw:text-style-name="P5" svg:width="5.001cm" svg:height="3.001cm" svg:x="48.899cm" svg:y="6.401cm"><text:p text:style-name="P3">Rare Organic Farms</text:p><text:p text:style-name="P3">Needs:</text:p><text:p text:style-name="P3">Industrial Goods</text:p><text:p text:style-name="P3">Produces:</text:p><text:p text:style-name="P3">Rare Organics</text:p></draw:rect><draw:rect text:anchor-type="paragraph" draw:z-index="49" draw:style-name="gr2" draw:text-style-name="P3" svg:width="5.001cm" svg:height="3.001cm" svg:x="38.897cm" svg:y="6.401cm"><text:p text:style-name="P3">Special Part Factory</text:p><text:p text:style-name="P3">Needs:</text:p><text:p text:style-name="P3"><text:s/>Rare Minerals,</text:p><text:p text:style-name="P3">industrial Goods</text:p><text:p text:style-name="P3">Produces:</text:p><text:p text:style-name="P3">Special Shipparts</text:p></draw:rect><draw:rect text:anchor-type="paragraph" draw:z-index="48" draw:style-name="gr2" draw:text-style-name="P3" svg:width="5.001cm" svg:height="3.001cm" svg:x="43.898cm" svg:y="3.401cm"><text:p text:style-name="P3">Organic Part factory</text:p><text:p text:style-name="P3">Needs:</text:p><text:p text:style-name="P3"><text:s/>Food, industrial Goods</text:p><text:p text:style-name="P3">Produces:</text:p><text:p text:style-name="P3">Organic Shipparts</text:p></draw:rect><draw:circle text:anchor-type="paragraph" draw:z-index="47" draw:style-name="gr4" draw:text-style-name="P6" svg:width="0.5cm" svg:height="0.5cm" svg:x="28.898cm" svg:y="8.902cm"><text:p/></draw:circle><draw:rect text:anchor-type="paragraph" draw:z-index="46" draw:style-name="gr3" draw:text-style-name="P5" svg:width="5.001cm" svg:height="3.001cm" svg:x="28.898cm" svg:y="6.401cm"><text:p text:style-name="P3">Luxus Industrie</text:p><text:p text:style-name="P3">Needs:</text:p><text:p text:style-name="P3">Industrial Goods</text:p><text:p text:style-name="P3"><text:s/>Food or Minerals</text:p><text:p text:style-name="P3">Produces:</text:p><text:p text:style-name="P3"><text:s/>Luxury Goods</text:p></draw:rect><draw:circle text:anchor-type="paragraph" draw:z-index="45" draw:style-name="gr9" draw:text-style-name="P11" svg:width="0.5cm" svg:height="0.5cm" svg:x="33.897cm" svg:y="5.403cm"><text:p/></draw:circle><draw:circle text:anchor-type="paragraph" draw:z-index="44" draw:style-name="gr7" draw:text-style-name="P6" svg:width="0.5cm" svg:height="0.5cm" svg:x="33.897cm" svg:y="5.902cm"><text:p text:style-name="P3">1</text:p></draw:circle><draw:circle text:anchor-type="paragraph" draw:z-index="43" draw:style-name="gr4" draw:text-style-name="P6" svg:width="0.5cm" svg:height="0.5cm" svg:x="53.896cm" svg:y="5.902cm"><text:p/></draw:circle><draw:circle text:anchor-type="paragraph" draw:z-index="42" draw:style-name="gr6" draw:text-style-name="P8" svg:width="0.5cm" svg:height="0.5cm" svg:x="48.897cm" svg:y="5.902cm"><text:p/></draw:circle><draw:rect text:anchor-type="paragraph" draw:z-index="41" draw:style-name="gr3" draw:text-style-name="P5" svg:width="5.001cm" svg:height="3.001cm" svg:x="48.897cm" svg:y="3.401cm"><text:p text:style-name="P3">Rare Mineral Mines</text:p><text:p text:style-name="P3">Needs:</text:p><text:p text:style-name="P3">Industrial Goods</text:p><text:p text:style-name="P3">Produces:</text:p><text:p text:style-name="P3">Rare Ores</text:p></draw:rect><draw:rect text:anchor-type="paragraph" draw:z-index="40" draw:style-name="gr3" draw:text-style-name="P5" svg:width="5.001cm" svg:height="3.001cm" svg:x="53.896cm" svg:y="3.401cm"><text:p text:style-name="P3">Refinerys</text:p><text:p text:style-name="P3">Needs:</text:p><text:p text:style-name="P3">Industrial Goods</text:p><text:p text:style-name="P3">Rare Ore or rare Organics</text:p><text:p text:style-name="P3">Produces:<text:line-break/>Rare Minerals</text:p></draw:rect><draw:rect text:anchor-type="paragraph" draw:z-index="39" draw:style-name="gr3" draw:text-style-name="P4" svg:width="10cm" svg:height="5.001cm" svg:x="48.897cm" svg:y="-1.6cm"><text:p text:style-name="P1">World: Rare Minerals Mining<text:line-break/>Products: Luxury Good Rare Mineraly<text:line-break/>Consumes: </text:p><text:p text:style-name="P1">-Food </text:p><text:p text:style-name="P1">-Industrial Goods</text:p><text:p text:style-name="P1">-Consumer Goods</text:p><text:p text:style-name="P1">-Luxury Goods</text:p></draw:rect><draw:rect text:anchor-type="paragraph" draw:z-index="37" draw:style-name="gr2" draw:text-style-name="P3" svg:width="5.001cm" svg:height="3.001cm" svg:x="38.897cm" svg:y="3.401cm"><text:p text:style-name="P3">Basic Part factory</text:p><text:p text:style-name="P3">Needs:</text:p><text:p text:style-name="P3"><text:s/>Minerals, industrial Goods</text:p><text:p text:style-name="P3">Produces:</text:p><text:p text:style-name="P3">Basic Shipparts</text:p></draw:rect><draw:rect text:anchor-type="paragraph" draw:z-index="36" draw:style-name="gr2" draw:text-style-name="P1" svg:width="10cm" svg:height="5.001cm" svg:x="38.897cm" svg:y="-1.6cm"><text:p text:style-name="P1">World: Forge<text:line-break/>Products: Shipparts, <text:s/>Weapons, Synths</text:p><text:p text:style-name="P1">Consumes: </text:p><text:p text:style-name="P1">-Food </text:p><text:p text:style-name="P1">-Industrial Goods</text:p><text:p text:style-name="P1">-Consumer Goods</text:p><text:p text:style-name="P1">-Luxury Goods</text:p></draw:rect><draw:circle text:anchor-type="paragraph" draw:z-index="33" draw:style-name="gr9" draw:text-style-name="P11" svg:width="0.5cm" svg:height="0.5cm" svg:x="29.399cm" svg:y="5.403cm"><text:p/></draw:circle><draw:circle text:anchor-type="paragraph" draw:z-index="30" draw:style-name="gr8" draw:text-style-name="P10" svg:width="0.5cm" svg:height="0.5cm" svg:x="28.898cm" svg:y="5.403cm"><text:p text:style-name="P3">+</text:p></draw:circle><draw:circle text:anchor-type="paragraph" draw:z-index="27" draw:style-name="gr7" draw:text-style-name="P9" svg:width="0.502cm" svg:height="0.502cm" svg:x="29.397cm" svg:y="5.902cm"><text:p text:style-name="P3"><text:span text:style-name="T1">1</text:span></text:p></draw:circle><draw:circle text:anchor-type="paragraph" draw:z-index="26" draw:style-name="gr6" draw:text-style-name="P8" svg:width="0.5cm" svg:height="0.5cm" svg:x="28.898cm" svg:y="5.902cm"><text:p/></draw:circle><draw:circle text:anchor-type="paragraph" draw:z-index="24" draw:style-name="gr6" draw:text-style-name="P8" svg:width="0.5cm" svg:height="0.5cm" svg:x="-1.101cm" svg:y="5.902cm"><text:p/></draw:circle><draw:rect text:anchor-type="paragraph" draw:z-index="21" draw:style-name="gr3" draw:text-style-name="P5" svg:width="10cm" svg:height="3.001cm" svg:x="28.898cm" svg:y="9.402cm"><text:p text:style-name="P3">Population is smal and medium loyal</text:p></draw:rect><draw:rect text:anchor-type="paragraph" draw:z-index="20" draw:style-name="gr3" draw:text-style-name="P5" svg:width="5.001cm" svg:height="3.001cm" svg:x="28.898cm" svg:y="3.401cm"><text:p text:style-name="P3">Gardens</text:p><text:p text:style-name="P3">Needs:</text:p><text:p text:style-name="P3"><text:s/>Food</text:p><text:p text:style-name="P3">Produces:</text:p><text:p text:style-name="P3"><text:s/>Luxury Goods</text:p></draw:rect><draw:rect text:anchor-type="paragraph" draw:z-index="19" draw:style-name="gr3" draw:text-style-name="P5" svg:width="5.001cm" svg:height="3.001cm" svg:x="33.897cm" svg:y="3.401cm"><text:p text:style-name="P3">Artisan workshops</text:p><text:p text:style-name="P3">Needs:</text:p><text:p text:style-name="P3">Industrial &amp; Consumer </text:p><text:p text:style-name="P3">Goods Minerals or Food</text:p><text:p text:style-name="P3">Produces:</text:p><text:p text:style-name="P3">Luxury Goods</text:p></draw:rect><draw:rect text:anchor-type="paragraph" draw:z-index="18" draw:style-name="gr3" draw:text-style-name="P4" svg:width="10cm" svg:height="5.001cm" svg:x="28.898cm" svg:y="-1.6cm"><text:p text:style-name="P1">World: Garden<text:line-break/>Products: Luxury Goods<text:line-break/>Consumes: </text:p><text:p text:style-name="P1">-Food </text:p><text:p text:style-name="P1">-Minerals</text:p><text:p text:style-name="P1">-Industrial Goods</text:p><text:p text:style-name="P1">-Consumer Goods</text:p></draw:rect><draw:circle text:anchor-type="paragraph" draw:z-index="15" draw:style-name="gr4" draw:text-style-name="P6" svg:width="0.5cm" svg:height="0.5cm" svg:x="23.899cm" svg:y="5.902cm"><text:p/></draw:circle><draw:circle text:anchor-type="paragraph" draw:z-index="14" draw:style-name="gr4" draw:text-style-name="P6" svg:width="0.5cm" svg:height="0.5cm" svg:x="18.898cm" svg:y="5.902cm"><text:p/></draw:circle><draw:circle text:anchor-type="paragraph" draw:z-index="13" draw:style-name="gr4" draw:text-style-name="P6" svg:width="0.5cm" svg:height="0.5cm" svg:x="13.899cm" svg:y="5.902cm"><text:p/></draw:circle><draw:circle text:anchor-type="paragraph" draw:z-index="12" draw:style-name="gr4" draw:text-style-name="P6" svg:width="0.5cm" svg:height="0.5cm" svg:x="3.898cm" svg:y="5.902cm"><text:p/></draw:circle><draw:rect text:anchor-type="paragraph" draw:z-index="11" draw:style-name="gr2" draw:text-style-name="P3" svg:width="10cm" svg:height="3.001cm" svg:x="18.898cm" svg:y="9.402cm"><text:p text:style-name="P3">Population is mediumand medium loyal</text:p></draw:rect><draw:rect text:anchor-type="paragraph" draw:z-index="10" draw:style-name="gr2" draw:text-style-name="P3" svg:width="5.001cm" svg:height="3.001cm" svg:x="23.897cm" svg:y="3.401cm"><text:p text:style-name="P3">Civilian industry</text:p><text:p text:style-name="P3">Needs:</text:p><text:p text:style-name="P3"><text:s/>Industrial Goods</text:p><text:p text:style-name="P3">Minerals or Food</text:p><text:p text:style-name="P3">Produces:</text:p><text:p text:style-name="P3"><text:s/>Consumer Goods</text:p></draw:rect><draw:rect text:anchor-type="paragraph" draw:z-index="9" draw:style-name="gr2" draw:text-style-name="P3" svg:width="5.001cm" svg:height="3.001cm" svg:x="18.898cm" svg:y="3.401cm"><text:p text:style-name="P3">Heavy industrie</text:p><text:p text:style-name="P3">Needs:</text:p><text:p text:style-name="P3"><text:s/>Minerals or Food</text:p><text:p text:style-name="P3">Produces:</text:p><text:p text:style-name="P3">Industrial Goods</text:p></draw:rect><draw:rect text:anchor-type="paragraph" draw:z-index="8" draw:style-name="gr2" draw:text-style-name="P1" svg:width="10cm" svg:height="5.001cm" svg:x="18.898cm" svg:y="-1.6cm"><text:p text:style-name="P1">World: Industrial<text:line-break/>Products: Industrial, Consumer and Special Goods<text:line-break/>Consumes: </text:p><text:p text:style-name="P1">-Food </text:p><text:p text:style-name="P1">-Minerals</text:p><text:p text:style-name="P1">-Industrial Goods</text:p><text:p text:style-name="P1">-Consumer Goods</text:p><text:p text:style-name="P1">-Luxury Goods</text:p></draw:rect><draw:rect text:anchor-type="paragraph" draw:z-index="6" draw:style-name="gr3" draw:text-style-name="P5" svg:width="5.001cm" svg:height="3.001cm" svg:x="13.898cm" svg:y="3.401cm"><text:p text:style-name="P3">Smelter</text:p><text:p text:style-name="P3">Needs:</text:p><text:p text:style-name="P3"><text:s/>Industrial Goods</text:p><text:p text:style-name="P3">Ore</text:p><text:p text:style-name="P3">Produces:</text:p><text:p text:style-name="P3"><text:s/>Minerals</text:p></draw:rect><draw:rect text:anchor-type="paragraph" draw:z-index="5" draw:style-name="gr3" draw:text-style-name="P5" svg:width="5.001cm" svg:height="3.001cm" svg:x="8.899cm" svg:y="3.401cm"><text:p text:style-name="P3">Mine</text:p><text:p text:style-name="P3">Needs:</text:p><text:p text:style-name="P3"><text:s/>Industrial Goods</text:p><text:p text:style-name="P3">Produces:</text:p><text:p text:style-name="P3"><text:s/>Ore</text:p></draw:rect><draw:rect text:anchor-type="paragraph" draw:z-index="4" draw:style-name="gr3" draw:text-style-name="P4" svg:width="10cm" svg:height="5.001cm" svg:x="8.899cm" svg:y="-1.6cm"><text:p text:style-name="P1">World: Mining<text:line-break/>Products: Minerals<text:line-break/>Consumes: </text:p><text:p text:style-name="P1">-Food </text:p><text:p text:style-name="P1">-Industrial Goods</text:p><text:p text:style-name="P1">-Consumer Goods</text:p></draw:rect><draw:rect text:anchor-type="paragraph" draw:z-index="2" draw:style-name="gr2" draw:text-style-name="P3" svg:width="5.001cm" svg:height="3.001cm" svg:x="3.898cm" svg:y="3.401cm"><text:p text:style-name="P3">Food industrie</text:p><text:p text:style-name="P3">Needs:</text:p><text:p text:style-name="P3"><text:s/>Industrial Goods</text:p><text:p text:style-name="P3">Grain</text:p><text:p text:style-name="P3">Produces:</text:p><text:p text:style-name="P3"><text:s/>Food</text:p></draw:rect><draw:rect text:anchor-type="paragraph" draw:z-index="1" draw:style-name="gr2" draw:text-style-name="P3" svg:width="5.001cm" svg:height="3.001cm" svg:x="-1.101cm" svg:y="3.401cm"><text:p text:style-name="P3">Farm</text:p><text:p text:style-name="P3">Needs:</text:p><text:p text:style-name="P3"><text:s/>Industrial Goods</text:p><text:p text:style-name="P3">Produces:</text:p><text:p text:style-name="P3"><text:s/>Grain</text:p></draw:rect><draw:rect text:anchor-type="paragraph" draw:z-index="185" draw:style-name="gr2" draw:text-style-name="P1" svg:width="15.001cm" svg:height="5.001cm" svg:x="103.9cm" svg:y="-1.6cm"><text:p text:style-name="P3"><text:s/>Housing</text:p><text:p text:style-name="P3">The housing determines how many <text:s/>tier x workers a planet can hold.</text:p><text:p text:style-name="P3">And provides a small storage for the needed and wanted resources.</text:p></draw:rect><draw:rect text:anchor-type="paragraph" draw:z-index="251" draw:style-name="gr2" draw:text-style-name="P1" svg:width="15.001cm" svg:height="3.001cm" svg:x="118.9cm" svg:y="-1.589cm"><text:p text:style-name="P1">Population</text:p></draw:rect><draw:rect text:anchor-type="paragraph" draw:z-index="275" draw:style-name="gr5" draw:text-style-name="P7" svg:width="30.001cm" svg:height="5.001cm" svg:x="133.9cm" svg:y="-1.6cm"><text:p text:style-name="P3">Special Buildings</text:p></draw:rect><draw:rect text:anchor-type="paragraph" draw:z-index="317" draw:style-name="gr3" draw:text-style-name="P5" svg:width="10cm" svg:height="5.001cm" svg:x="163.909cm" svg:y="-1.6cm"><text:p text:style-name="P3">Ai Forge World</text:p><text:p text:style-name="P3">Produces: Shipparts,Weapons &amp; Synths</text:p><text:p text:style-name="P3">Needs:Specialized &amp; industrial Goods</text:p><text:p text:style-name="P3">Rare Minerals</text:p></draw:rect><draw:rect text:anchor-type="paragraph" draw:z-index="405" draw:style-name="gr16" draw:text-style-name="P19" svg:width="10cm" svg:height="5.001cm" svg:x="173.911cm" svg:y="-1.6cm"><text:p text:style-name="P3">Hive world</text:p><text:p text:style-name="P3">Produces:Ships,Warriors</text:p><text:p text:style-name="P3">Needs: Nutrition-Slime</text:p></draw:rect><draw:rect text:anchor-type="paragraph" draw:z-index="451" draw:style-name="gr11" draw:text-style-name="P12" svg:width="10cm" svg:height="5.001cm" svg:x="183.912cm" svg:y="-1.6cm"><text:p text:style-name="P3">Nourishment world</text:p><text:p text:style-name="P3">Produces:Nutrition-Slime</text:p></draw:rect><draw:rect text:anchor-type="paragraph" draw:z-index="463" draw:style-name="gr16" draw:text-style-name="P19" svg:width="10cm" svg:height="5.001cm" svg:x="193.913cm" svg:y="-1.6cm"><text:p text:style-name="P3">Swarm Special Buildings</text:p></draw:rect><draw:rect text:anchor-type="paragraph" draw:z-index="504" draw:style-name="gr5" draw:text-style-name="P7" svg:width="10cm" svg:height="5.001cm" svg:x="203.913cm" svg:y="-1.6cm"><text:p text:style-name="P3">Export Industrie</text:p></draw:rect><draw:rect text:anchor-type="paragraph" draw:z-index="559" draw:style-name="gr2" draw:text-style-name="P1" svg:width="10cm" svg:height="5.001cm" svg:x="18.898cm" svg:y="-1.6cm"><text:p text:style-name="P1">World: Industrial<text:line-break/>Products: Industrial, Consumer and Special Goods<text:line-break/>Consumes: </text:p><text:p text:style-name="P1">-Food </text:p><text:p text:style-name="P1">-Minerals</text:p><text:p text:style-name="P1">-Industrial Goods</text:p><text:p text:style-name="P1">-Consumer Goods</text:p><text:p text:style-name="P1">-Luxury Goods</text:p></draw:rect><draw:rect text:anchor-type="paragraph" draw:z-index="560" draw:style-name="gr2" draw:text-style-name="P1" svg:width="10cm" svg:height="5.001cm" svg:x="-1.101cm" svg:y="-1.6cm"><text:p text:style-name="P1">World: Agricultural<text:line-break/>Products: Food<text:line-break/>Consumes: </text:p><text:p text:style-name="P1">-Industrial Goods</text:p><text:p text:style-name="P1">-Consumer Goods</text:p></draw:rect></text:p>
      <text:p text:style-name="Standard"><draw:g text:anchor-type="paragraph" draw:z-index="545" draw:style-name="gr18"><draw:rect draw:style-name="gr19" draw:text-style-name="P24" svg:width="10cm" svg:height="1.001cm" svg:x="-1.709cm" svg:y="36.931cm"><text:p text:style-name="P3">Ship production (number of production lines</text:p><text:p text:style-name="P3">vs production speed of ships without lines)</text:p></draw:rect><draw:rect draw:style-name="gr19" draw:text-style-name="P24" svg:width="10cm" svg:height="1.001cm" svg:x="-1.709cm" svg:y="37.931cm"><text:p text:style-name="P3">Flagships (Number of flagships vs political influence)</text:p></draw:rect><draw:rect draw:style-name="gr19" draw:text-style-name="P24" svg:width="10cm" svg:height="1.001cm" svg:x="-1.709cm" svg:y="38.931cm"><text:p text:style-name="P3">Training Time (affects shipsstarting experience <text:s/>and </text:p><text:p text:style-name="P3">training time (this time is additional to the production time)</text:p></draw:rect><draw:rect draw:style-name="gr19" draw:text-style-name="P2" svg:width="10cm" svg:height="1.001cm" svg:x="-1.709cm" svg:y="39.931cm"><text:p text:style-name="P1">Navy Doctrine (Changes price of ships, depending </text:p><text:p text:style-name="P1">On use (e.g. makes fighter bays cheaper)</text:p></draw:rect><draw:rect draw:style-name="gr23" draw:text-style-name="P29" svg:width="5.001cm" svg:height="4.001cm" svg:x="8.287cm" svg:y="36.936cm"><text:p text:style-name="P1">Navy</text:p></draw:rect></draw:g><draw:g text:anchor-type="paragraph" draw:z-index="542" draw:style-name="gr18"><draw:rect draw:style-name="gr19" draw:text-style-name="P2" svg:width="10cm" svg:height="1.001cm" svg:x="-1.709cm" svg:y="33.935cm"><text:p text:style-name="P1">Slavery (Regulates slavery (size of buildable housing; </text:p><text:p text:style-name="P1">Forced breeding; Resaerch.. happiness of slave populations)</text:p></draw:rect><draw:rect draw:style-name="gr19" draw:text-style-name="P24" svg:width="10cm" svg:height="1.001cm" svg:x="-1.709cm" svg:y="34.935cm"><text:p text:style-name="P3">Slave Soldiers (efficiency of Conditioning centre</text:p><text:p text:style-name="P3"><text:tab/><text:tab/>&amp; Battel pits)</text:p></draw:rect><draw:rect draw:style-name="gr19" draw:text-style-name="P24" svg:width="10cm" svg:height="1.001cm" svg:x="-1.709cm" svg:y="35.935cm"><text:p text:style-name="P3">Slave Races (determines which races can be enslaved</text:p><text:p text:style-name="P3">Or are always enslaved)</text:p></draw:rect><draw:rect draw:style-name="gr22" draw:text-style-name="P28" svg:width="5.001cm" svg:height="2.996cm" svg:x="8.29cm" svg:y="33.935cm"><text:p text:style-name="P1">Slavery</text:p></draw:rect></draw:g><draw:g text:anchor-type="paragraph" draw:z-index="541" draw:style-name="gr18"><draw:rect draw:style-name="gr19" draw:text-style-name="P2" svg:width="10cm" svg:height="1.001cm" svg:x="-1.713cm" svg:y="31.935cm"><text:p text:style-name="P1">Genetical Optimization (Diseas resistance vs productivity)</text:p><text:p text:style-name="P1">(more means less diseas resistance but more productivity)</text:p></draw:rect><draw:rect draw:style-name="gr19" draw:text-style-name="P2" svg:width="10cm" svg:height="1.001cm" svg:x="-1.713cm" svg:y="32.935cm"><text:p text:style-name="P1">Cloning (Allows building of cloning facility, increases</text:p><text:p text:style-name="P1">Productivity and decreases happiness)</text:p></draw:rect><draw:rect draw:style-name="gr21" draw:text-style-name="P27" svg:width="5.001cm" svg:height="2.001cm" svg:x="8.29cm" svg:y="31.933cm"><text:p text:style-name="P1">Genetics</text:p></draw:rect></draw:g><draw:g text:anchor-type="paragraph" draw:z-index="533" draw:style-name="gr18"><draw:rect draw:style-name="gr19" draw:text-style-name="P2" svg:width="10cm" svg:height="1.001cm" svg:x="-1.713cm" svg:y="28.928cm"><text:p text:style-name="P1">Training Time (affects army production time</text:p><text:p text:style-name="P3"><text:s/>and combat rating.)</text:p></draw:rect><draw:rect draw:style-name="gr19" draw:text-style-name="P2" svg:width="10cm" svg:height="1.001cm" svg:x="-1.713cm" svg:y="29.928cm"><text:p text:style-name="P1">Army Doctrine (see wheel)</text:p></draw:rect><draw:rect draw:style-name="gr19" draw:text-style-name="P24" svg:width="10cm" svg:height="1.001cm" svg:x="-1.713cm" svg:y="30.928cm"><text:p text:style-name="P3">Army equitment (men vs. Weapons influences army costs)</text:p><text:p text:style-name="P3"><text:s/>(e.g two men one rifle)</text:p></draw:rect><draw:rect draw:style-name="gr20" draw:text-style-name="P26" svg:width="5.001cm" svg:height="3.001cm" svg:x="8.29cm" svg:y="28.933cm"><text:p text:style-name="P1">Army</text:p></draw:rect></draw:g><draw:g text:anchor-type="paragraph" draw:z-index="546" draw:style-name="gr18"><draw:rect draw:style-name="gr24" draw:text-style-name="P7" svg:width="10cm" svg:height="2.5cm" svg:x="28.291cm" svg:y="26.434cm"><text:p text:style-name="P3">Social conditions</text:p><text:p text:style-name="P3">(Change slowly and can not be directly influenced</text:p><text:p text:style-name="P3">By the player)</text:p></draw:rect><draw:rect draw:style-name="gr24" draw:text-style-name="P30" svg:width="10cm" svg:height="1.001cm" svg:x="28.291cm" svg:y="28.933cm"><text:p text:style-name="P1">Army Tradition (combat <text:s/>rating of armys)</text:p></draw:rect><draw:rect draw:style-name="gr24" draw:text-style-name="P30" svg:width="5.001cm" svg:height="2.5cm" svg:x="38.294cm" svg:y="26.438cm"><text:p text:style-name="P1">Category</text:p></draw:rect><draw:rect draw:style-name="gr20" draw:text-style-name="P26" svg:width="5.001cm" svg:height="4.001cm" svg:x="38.296cm" svg:y="28.942cm"><text:p text:style-name="P1">Military</text:p></draw:rect><draw:rect draw:style-name="gr24" draw:text-style-name="P30" svg:width="10cm" svg:height="1.001cm" svg:x="28.295cm" svg:y="29.934cm"><text:p text:style-name="P1">Navy Tradition (combat <text:s/>rating of Ships)</text:p></draw:rect><draw:rect draw:style-name="gr24" draw:text-style-name="P30" svg:width="10cm" svg:height="1.001cm" svg:x="28.296cm" svg:y="30.934cm"><text:p text:style-name="P1">Officer social status (combat rating vs. Politiacl influence)</text:p></draw:rect><draw:rect draw:style-name="gr24" draw:text-style-name="P30" svg:width="10cm" svg:height="1.001cm" svg:x="28.296cm" svg:y="31.936cm"><text:p text:style-name="P1">Honour (combat rating vs cultural influence,</text:p><text:p text:style-name="P1">milita efficiency &amp; police efficiency )</text:p></draw:rect></draw:g><draw:rect text:anchor-type="paragraph" draw:z-index="556" draw:style-name="gr25" draw:text-style-name="P7" svg:width="10cm" svg:height="1.001cm" svg:x="28.291cm" svg:y="35.936cm"><text:p text:style-name="P3">Local Culture</text:p><text:p text:style-name="P3">(culturalinfluence vs political influence)</text:p></draw:rect><draw:rect text:anchor-type="paragraph" draw:z-index="557" draw:style-name="gr25" draw:text-style-name="P7" svg:width="10cm" svg:height="1.001cm" svg:x="28.291cm" svg:y="36.936cm"><text:p text:style-name="P3">Seperatism (grows with local independcy </text:p><text:p text:style-name="P3">laws and raises chance of Rebellions)</text:p></draw:rect><draw:rect text:anchor-type="paragraph" draw:z-index="558" draw:style-name="gr26" draw:text-style-name="P31" svg:width="5.001cm" svg:height="3.001cm" svg:x="38.291cm" svg:y="34.941cm"><text:p text:style-name="P1">Systems</text:p></draw:rect><draw:g text:anchor-type="paragraph" draw:z-index="573" draw:style-name="gr18"><draw:rect draw:style-name="gr19" draw:text-style-name="P2" svg:width="10cm" svg:height="1.001cm" svg:x="13.287cm" svg:y="28.935cm"><text:p text:style-name="P1">Civil Rights (political influence vs happiness)</text:p></draw:rect><draw:rect draw:style-name="gr19" draw:text-style-name="P2" svg:width="10cm" svg:height="1.001cm" svg:x="13.287cm" svg:y="29.935cm"><text:p text:style-name="P1">Social Welfare (happiness vs productivity)</text:p></draw:rect><draw:rect draw:style-name="gr19" draw:text-style-name="P2" svg:width="10cm" svg:height="1.001cm" svg:x="13.287cm" svg:y="30.935cm"><text:p text:style-name="P1">Privatisation (political influence vs productivity)</text:p></draw:rect><draw:rect draw:style-name="gr19" draw:text-style-name="P2" svg:width="10cm" svg:height="1.001cm" svg:x="13.287cm" svg:y="31.935cm"><text:p text:style-name="P1">Transparency (intelligence vs happiness)</text:p></draw:rect><draw:rect draw:style-name="gr19" draw:text-style-name="P32" svg:width="10.002cm" svg:height="1.003cm" svg:x="13.287cm" svg:y="32.936cm"><text:p text:style-name="P1"><text:span text:style-name="T1">Cultural founding (cultural influence vs productivity)</text:span></text:p></draw:rect><draw:rect draw:style-name="gr19" draw:text-style-name="P32" svg:width="10.002cm" svg:height="1.003cm" svg:x="13.287cm" svg:y="33.937cm"><text:p text:style-name="P1"><text:span text:style-name="T1">Monumental projects (cultural influence vs happiness)</text:span></text:p></draw:rect><draw:rect draw:style-name="gr27" draw:text-style-name="P33" svg:width="5.001cm" svg:height="9cm" svg:x="23.288cm" svg:y="28.937cm"><text:p text:style-name="P1">Society</text:p></draw:rect><draw:rect draw:style-name="gr19" draw:text-style-name="P24" svg:width="10cm" svg:height="1.001cm" svg:x="13.289cm" svg:y="34.934cm"><text:p text:style-name="P3"><text:s/>Enforce Austerity</text:p><text:p text:style-name="P3">(influences Decadence vs happniess)</text:p></draw:rect><draw:rect draw:style-name="gr19" draw:text-style-name="P24" svg:width="10cm" svg:height="1.001cm" svg:x="13.289cm" svg:y="35.934cm"><text:p text:style-name="P3">Justice</text:p><text:p text:style-name="P3">(influences Piracy vs happniess)</text:p></draw:rect><draw:rect draw:style-name="gr19" draw:text-style-name="P24" svg:width="10cm" svg:height="1.001cm" svg:x="13.289cm" svg:y="36.934cm"><text:p text:style-name="P3">State of the ...</text:p><text:p text:style-name="P3">(Happiness Bonus based on Population tier)</text:p></draw:rect></draw:g><draw:rect text:anchor-type="paragraph" draw:z-index="576" draw:style-name="gr28" draw:text-style-name="P5" svg:width="5.001cm" svg:height="3.001cm" svg:x="8.29cm" svg:y="40.931cm"><text:p text:style-name="P3">Weapons of mass</text:p><text:p text:style-name="P3">Destruction</text:p><text:p text:style-name="P3">(regulates in which cases</text:p><text:p text:style-name="P3">And against which targets</text:p><text:p text:style-name="P3">This weapons can be used)</text:p></draw:rect><draw:g text:anchor-type="paragraph" draw:z-index="582" draw:style-name="gr18"><draw:rect draw:style-name="gr19" draw:text-style-name="P24" svg:width="10cm" svg:height="1.001cm" svg:x="13.287cm" svg:y="37.94cm"><text:p text:style-name="P3">Militia size</text:p><text:p text:style-name="P3">(controls size of system militias)</text:p></draw:rect><draw:rect draw:style-name="gr19" draw:text-style-name="P24" svg:width="10cm" svg:height="1.001cm" svg:x="13.287cm" svg:y="38.94cm"><text:p text:style-name="P3">Police fleet size</text:p><text:p text:style-name="P3">(controls size of system police fleets)</text:p></draw:rect><draw:rect draw:style-name="gr19" draw:text-style-name="P24" svg:width="10cm" svg:height="1.001cm" svg:x="13.287cm" svg:y="39.942cm"><text:p text:style-name="P3">Centralized police</text:p><text:p text:style-name="P3">(influences Piracy vs political influence)</text:p></draw:rect><draw:rect draw:style-name="gr19" draw:text-style-name="P24" svg:width="10cm" svg:height="1.001cm" svg:x="13.287cm" svg:y="40.942cm"><text:p text:style-name="P3">Centralized Cultural institutions</text:p><text:p text:style-name="P3">(influences Local Culture)</text:p></draw:rect><draw:rect draw:style-name="gr19" draw:text-style-name="P24" svg:width="10cm" svg:height="1.001cm" svg:x="13.287cm" svg:y="41.942cm"><text:p text:style-name="P3">Independecy of local elite</text:p><text:p text:style-name="P3">(political power vs productivity,militia &amp; fleet maintenace)</text:p></draw:rect><draw:rect draw:style-name="gr29" draw:text-style-name="P31" svg:width="5.001cm" svg:height="6.002cm" svg:x="23.29cm" svg:y="37.931cm"><text:p text:style-name="P1">Systems</text:p></draw:rect><draw:rect draw:style-name="gr19" draw:text-style-name="P24" svg:width="10cm" svg:height="1.001cm" svg:x="13.291cm" svg:y="42.942cm"><text:p text:style-name="P3">Draft of local forces</text:p><text:p text:style-name="P3">(political power vs. Draftable percentage of local forces)</text:p></draw:rect></draw:g><draw:rect text:anchor-type="paragraph" draw:z-index="584" draw:style-name="gr28" draw:text-style-name="P5" svg:width="5.001cm" svg:height="3.001cm" svg:x="8.29cm" svg:y="43.942cm"><text:p text:style-name="P3">Laws of war</text:p></draw:rect><draw:rect text:anchor-type="paragraph" draw:z-index="594" draw:style-name="gr26" draw:text-style-name="P31" svg:width="4.001cm" svg:height="4.001cm" svg:x="66.895cm" svg:y="23.925cm"><text:p text:style-name="P1">Wormhole stabiliser</text:p></draw:rect><draw:rect text:anchor-type="paragraph" draw:z-index="596" draw:style-name="gr26" draw:text-style-name="P31" svg:width="4.001cm" svg:height="4.001cm" svg:x="66.895cm" svg:y="19.927cm"><text:p text:style-name="P1">No requierments</text:p></draw:rect><draw:rect text:anchor-type="paragraph" draw:z-index="597" draw:style-name="gr26" draw:text-style-name="P8" svg:width="4.001cm" svg:height="4.003cm" svg:x="66.895cm" svg:y="27.926cm"><text:p text:style-name="P3">Warp Sail;</text:p><text:p text:style-name="P3">Inhibitor save Warp sail</text:p><text:p text:style-name="P3">(<text:span text:style-name="T2">allows to dodge</text:span></text:p><text:p text:style-name="P3"><text:span text:style-name="T2">Inhibitors; sucess </text:span></text:p><text:p text:style-name="P3"><text:span text:style-name="T2">Depends on tech)</text:span></text:p></draw:rect><draw:rect text:anchor-type="paragraph" draw:z-index="598" draw:style-name="gr26" draw:text-style-name="P8" svg:width="4.001cm" svg:height="4.001cm" svg:x="66.895cm" svg:y="31.926cm"><text:p text:style-name="P3">Grav-jump Engine</text:p><text:p text:style-name="P3"><text:span text:style-name="T2">(necessary Size of </text:span></text:p><text:p text:style-name="P3"><text:span text:style-name="T2">Engine <text:s/>depends on </text:span></text:p><text:p text:style-name="P3"><text:span text:style-name="T2">size of ship)</text:span></text:p><text:p text:style-name="P3">Grav-jump Navigation</text:p><text:p text:style-name="P3"><text:span text:style-name="T2">(Size of equitment </text:span></text:p><text:p text:style-name="P3"><text:span text:style-name="T2">Determines range</text:span></text:p><text:p text:style-name="P3"><text:span text:style-name="T2">Of jump)</text:span></text:p></draw:rect><draw:rect text:anchor-type="paragraph" draw:z-index="599" draw:style-name="gr26" draw:text-style-name="P31" svg:width="4.001cm" svg:height="4.001cm" svg:x="66.895cm" svg:y="35.93cm"><text:p text:style-name="P3">Jump-engine</text:p><text:p text:style-name="P3"><text:span text:style-name="T2">(like Grav jump)</text:span></text:p><text:p text:style-name="P3">Grav-jump Navigation</text:p><text:p text:style-name="P3"><text:span text:style-name="T2">(like Grav jump)</text:span></text:p><text:p text:style-name="P3"><text:span text:style-name="T4">Signal emmiter</text:span></text:p><text:p text:style-name="P3"><text:span text:style-name="T2">(determines accuracy)</text:span></text:p><text:p text:style-name="P3"><text:span text:style-name="T4">Signal scrambler</text:span></text:p><text:p text:style-name="P3"><text:span text:style-name="T2">(lowers accuracy)</text:span></text:p></draw:rect><draw:rect text:anchor-type="paragraph" draw:z-index="602" draw:style-name="gr31" draw:text-style-name="P12" svg:width="4.001cm" svg:height="4.001cm" svg:x="70.896cm" svg:y="23.927cm"><text:p text:style-name="P3">Whormhole-module</text:p><text:p text:style-name="P3">(<text:span text:style-name="T2">only one per black </text:span></text:p><text:p text:style-name="P3"><text:span text:style-name="T2">Hole; supports </text:span></text:p><text:p text:style-name="P3"><text:span text:style-name="T2">Substations; relative</text:span></text:p><text:p text:style-name="P3"><text:span text:style-name="T2">Hig hp; huge)</text:span></text:p><text:p text:style-name="P3"><text:span text:style-name="T9">Substations</text:span></text:p><text:p text:style-name="P3"><text:span text:style-name="T2">(opens one wormhole;</text:span></text:p><text:p text:style-name="P3"><text:span text:style-name="T2">Relativelow hp)</text:span></text:p></draw:rect><draw:rect text:anchor-type="paragraph" draw:z-index="603" draw:style-name="gr31" draw:text-style-name="P12" svg:width="4.001cm" svg:height="4.001cm" svg:x="70.896cm" svg:y="19.927cm"><text:p text:style-name="P3"><text:span text:style-name="T7">Stargate</text:span></text:p><text:p text:style-name="P3"><text:span text:style-name="T2">(Light, medium and</text:span></text:p><text:p text:style-name="P3"><text:span text:style-name="T2">Heavy variant, with </text:span></text:p><text:p text:style-name="P3"><text:span text:style-name="T2">Diffrent hp, costs and </text:span></text:p><text:p text:style-name="P3"><text:span text:style-name="T2">allowed ship passage</text:span></text:p><text:p text:style-name="P3"><text:span text:style-name="T2">(size &lt; X); relative </text:span></text:p><text:p text:style-name="P3"><text:span text:style-name="T2">Low hp) </text:span></text:p></draw:rect><draw:rect text:anchor-type="paragraph" draw:z-index="604" draw:style-name="gr31" draw:text-style-name="P25" svg:width="4.001cm" svg:height="4.003cm" svg:x="70.896cm" svg:y="27.926cm"><text:p text:style-name="P3">Inhibitor</text:p><text:p text:style-name="P3"><text:span text:style-name="T2">(pulls non allied</text:span></text:p><text:p text:style-name="P3"><text:span text:style-name="T2">Ships out of </text:span></text:p><text:p text:style-name="P3"><text:span text:style-name="T2">the stream; sucess</text:span></text:p><text:p text:style-name="P3"><text:span text:style-name="T2">Depends on tech</text:span></text:p><text:p text:style-name="P3"><text:span text:style-name="T2">And size of pulled </text:span></text:p><text:p text:style-name="P3"><text:span text:style-name="T2">Ship (bigger is easier))</text:span></text:p></draw:rect><draw:rect text:anchor-type="paragraph" draw:z-index="605" draw:style-name="gr31" draw:text-style-name="P12" svg:width="4.001cm" svg:height="4.001cm" svg:x="70.896cm" svg:y="31.926cm"><text:p text:style-name="P3">Artifical Grav station</text:p><text:p text:style-name="P3"><text:span text:style-name="T2">(attracts Grav jumps</text:span></text:p><text:p text:style-name="P3"><text:span text:style-name="T2">In the system; </text:span></text:p><text:p text:style-name="P3"><text:span text:style-name="T2">Sucsess depends</text:span></text:p><text:p text:style-name="P3"><text:span text:style-name="T2">On tech )</text:span></text:p></draw:rect><draw:rect text:anchor-type="paragraph" draw:z-index="606" draw:style-name="gr31" draw:text-style-name="P12" svg:width="4.001cm" svg:height="4.001cm" svg:x="70.896cm" svg:y="35.93cm"><text:p text:style-name="P3">Signal Station</text:p><text:p text:style-name="P3"><text:span text:style-name="T2">(equitment</text:span></text:p><text:p text:style-name="P3"><text:span text:style-name="T2">Determies accuracy)</text:span></text:p><text:p text:style-name="P3"><text:span text:style-name="T4">Scrambler station</text:span></text:p><text:p text:style-name="P3"><text:span text:style-name="T2">(lowers accuracy)</text:span></text:p></draw:rect><draw:rect text:anchor-type="paragraph" draw:z-index="608" draw:style-name="gr26" draw:text-style-name="P8" svg:width="4.001cm" svg:height="4.001cm" svg:x="66.895cm" svg:y="39.934cm"><text:p text:style-name="P3">Rift generator</text:p><text:p text:style-name="P3"><text:span text:style-name="T2">(necessary Size of </text:span></text:p><text:p text:style-name="P3"><text:span text:style-name="T2">Engine <text:s/>depends on </text:span></text:p><text:p text:style-name="P3"><text:span text:style-name="T2">size of ship)</text:span></text:p><text:p text:style-name="P3">Starmap</text:p><text:p text:style-name="P3"><text:span text:style-name="T2">(not small module</text:span></text:p><text:p text:style-name="P3"><text:span text:style-name="T2">That is necessary</text:span></text:p><text:p text:style-name="P3"><text:span text:style-name="T2">For jumps)</text:span></text:p></draw:rect><draw:rect text:anchor-type="paragraph" draw:z-index="609" draw:style-name="gr31" draw:text-style-name="P12" svg:width="4.001cm" svg:height="4.001cm" svg:x="70.896cm" svg:y="39.934cm"><text:p text:style-name="P3">Rift-detector</text:p><text:p text:style-name="P3"><text:span text:style-name="T2">(Detects rift travels in </text:span></text:p><text:p text:style-name="P3"><text:span text:style-name="T2">Neighbouring systems;</text:span></text:p><text:p text:style-name="P3"><text:span text:style-name="T2">Range and chance</text:span></text:p><text:p text:style-name="P3"><text:span text:style-name="T2">To detect travels</text:span></text:p><text:p text:style-name="P3"><text:span text:style-name="T2">Depend on tech)</text:span></text:p></draw:rect><draw:rect text:anchor-type="paragraph" draw:z-index="611" draw:style-name="gr26" draw:text-style-name="P31" svg:width="4.001cm" svg:height="4.001cm" svg:x="66.895cm" svg:y="43.937cm"><text:p text:style-name="P1">Accleration core</text:p><text:p text:style-name="P3"><text:span text:style-name="T2">(necessary Size of </text:span></text:p><text:p text:style-name="P3"><text:span text:style-name="T2">core <text:s/>depends on </text:span></text:p><text:p text:style-name="P3"><text:span text:style-name="T2">size of ship)</text:span></text:p></draw:rect><draw:rect text:anchor-type="paragraph" draw:z-index="612" draw:style-name="gr31" draw:text-style-name="P35" svg:width="4.001cm" svg:height="4.001cm" svg:x="70.896cm" svg:y="43.937cm"><text:p text:style-name="P1"><text:span text:style-name="T7">Accelerator</text:span></text:p></draw:rect><draw:rect text:anchor-type="paragraph" draw:z-index="614" draw:style-name="gr26" draw:text-style-name="P8" svg:width="4.001cm" svg:height="4.001cm" svg:x="66.895cm" svg:y="47.939cm"><text:p text:style-name="P3">Space-manipaltion</text:p><text:p text:style-name="P3">Device</text:p><text:p text:style-name="P3"><text:span text:style-name="T2">(necessary Size of </text:span></text:p><text:p text:style-name="P3"><text:span text:style-name="T2">device <text:s/>depends on </text:span></text:p><text:p text:style-name="P3"><text:span text:style-name="T2">size of ship)</text:span></text:p></draw:rect><draw:rect text:anchor-type="paragraph" draw:z-index="615" draw:style-name="gr31" draw:text-style-name="P25" svg:width="4.001cm" svg:height="4.001cm" svg:x="70.896cm" svg:y="47.939cm"><text:p text:style-name="P1">none</text:p></draw:rect><draw:rect text:anchor-type="paragraph" draw:z-index="617" draw:style-name="gr26" draw:text-style-name="P8" svg:width="4.001cm" svg:height="4.001cm" svg:x="66.895cm" svg:y="51.938cm"><text:p text:style-name="P3">Navigators</text:p><text:p text:style-name="P3"><text:span text:style-name="T2">(Size determines range)</text:span></text:p></draw:rect><draw:rect text:anchor-type="paragraph" draw:z-index="618" draw:style-name="gr31" draw:text-style-name="P25" svg:width="4.001cm" svg:height="4.001cm" svg:x="70.896cm" svg:y="51.938cm"><text:p text:style-name="P3">Warpgate</text:p><text:p text:style-name="P3"><text:span text:style-name="T10">(Invasion point for</text:span></text:p><text:p text:style-name="P3"><text:span text:style-name="T10">Interdimensionals</text:span></text:p><text:p text:style-name="P3"><text:span text:style-name="T10">Like demons)</text:span></text:p></draw:rect><draw:rect text:anchor-type="paragraph" draw:z-index="114" draw:style-name="gr3" draw:text-style-name="P5" svg:width="5.001cm" svg:height="3.001cm" svg:x="88.9cm" svg:y="5.921cm"><text:p text:style-name="P3">Imperial Research Institute</text:p><text:p text:style-name="P3">Needs:</text:p><text:p text:style-name="P3"><text:s/>Special, Consumer, Luxury</text:p><text:p text:style-name="P3"><text:s/>&amp; Industrial Goods</text:p><text:p text:style-name="P3">Produces:</text:p><text:p text:style-name="P3">Research</text:p></draw:rect><draw:rect text:anchor-type="paragraph" draw:z-index="117" draw:style-name="gr3" draw:text-style-name="P5" svg:width="5.001cm" svg:height="3.001cm" svg:x="78.893cm" svg:y="2.914cm"><text:p text:style-name="P3">Militia Command</text:p><text:p text:style-name="P3">Needs:</text:p><text:p text:style-name="P3"><text:s/>Consumer, luxury, industrial</text:p><text:p text:style-name="P3">&amp; special Goods, Soldiers</text:p><text:p text:style-name="P3">Produces:</text:p><text:p text:style-name="P3">Local Militia, small Armys</text:p></draw:rect><draw:circle text:anchor-type="paragraph" draw:z-index="118" draw:style-name="gr10" draw:text-style-name="P12" svg:width="0.5cm" svg:height="0.5cm" svg:x="78.893cm" svg:y="4.916cm"><text:p/></draw:circle><draw:circle text:anchor-type="paragraph" draw:z-index="119" draw:style-name="gr7" draw:text-style-name="P6" svg:width="0.5cm" svg:height="0.5cm" svg:x="79.393cm" svg:y="4.916cm"><text:p text:style-name="P3">3</text:p></draw:circle><draw:rect text:anchor-type="paragraph" draw:z-index="96" draw:style-name="gr3" draw:text-style-name="P5" svg:width="5.001cm" svg:height="3.001cm" svg:x="88.909cm" svg:y="11.934cm"><text:p text:style-name="P3">Imperial Slaveyard</text:p><text:p text:style-name="P3">Needs:</text:p><text:p text:style-name="P3"><text:s/>Special Goods, Soldiers</text:p><text:p text:style-name="P3">Industrial Goods</text:p><text:p text:style-name="P3">Produces:</text:p><text:p text:style-name="P3">Warships</text:p></draw:rect><draw:circle text:anchor-type="paragraph" draw:z-index="97" draw:style-name="gr11" draw:text-style-name="P12" svg:width="0.5cm" svg:height="0.5cm" svg:x="88.909cm" svg:y="14.436cm"><text:p text:style-name="P3">S</text:p></draw:circle><draw:circle text:anchor-type="paragraph" draw:z-index="108" draw:style-name="gr12" draw:text-style-name="P13" svg:width="0.5cm" svg:height="0.5cm" svg:x="88.909cm" svg:y="13.936cm"><text:p text:style-name="P3">w</text:p></draw:circle><draw:circle text:anchor-type="paragraph" draw:z-index="109" draw:style-name="gr12" draw:text-style-name="P13" svg:width="0.5cm" svg:height="0.5cm" svg:x="89.412cm" svg:y="14.436cm"><text:p text:style-name="P3">u</text:p></draw:circle><draw:circle text:anchor-type="paragraph" draw:z-index="110" draw:style-name="gr12" draw:text-style-name="P13" svg:width="0.5cm" svg:height="0.5cm" svg:x="88.909cm" svg:y="13.437cm"><text:p text:style-name="P3">h</text:p></draw:circle><draw:circle text:anchor-type="paragraph" draw:z-index="120" draw:style-name="gr9" draw:text-style-name="P11" svg:width="0.5cm" svg:height="0.5cm" svg:x="88.904cm" svg:y="8.424cm"><text:p/></draw:circle><draw:circle text:anchor-type="paragraph" draw:z-index="121" draw:style-name="gr10" draw:text-style-name="P12" svg:width="0.5cm" svg:height="0.5cm" svg:x="89.403cm" svg:y="8.424cm"><text:p/></draw:circle><draw:rect text:anchor-type="paragraph" draw:z-index="89" draw:style-name="gr3" draw:text-style-name="P5" svg:width="5.001cm" svg:height="3.001cm" svg:x="68.892cm" svg:y="5.906cm"><text:p text:style-name="P3">Imperial Administration</text:p><text:p text:style-name="P3">Needs:</text:p><text:p text:style-name="P3"><text:s/>Consumer, luxury &amp; Special <text:line-break/>Goods, Soldiers</text:p><text:p text:style-name="P3">Produces:</text:p><text:p text:style-name="P3">Political Influence</text:p></draw:rect><draw:circle text:anchor-type="paragraph" draw:z-index="90" draw:style-name="gr9" draw:text-style-name="P11" svg:width="0.5cm" svg:height="0.5cm" svg:x="68.898cm" svg:y="8.416cm"><text:p/></draw:circle><draw:circle text:anchor-type="paragraph" draw:z-index="91" draw:style-name="gr10" draw:text-style-name="P12" svg:width="0.5cm" svg:height="0.5cm" svg:x="68.898cm" svg:y="7.916cm"><text:p/></draw:circle><draw:circle text:anchor-type="paragraph" draw:z-index="111" draw:style-name="gr12" draw:text-style-name="P13" svg:width="0.5cm" svg:height="0.5cm" svg:x="69.397cm" svg:y="8.416cm"><text:p text:style-name="P3">w</text:p></draw:circle><draw:circle text:anchor-type="paragraph" draw:z-index="112" draw:style-name="gr12" draw:text-style-name="P13" svg:width="0.5cm" svg:height="0.5cm" svg:x="69.397cm" svg:y="7.916cm"><text:p text:style-name="P3">u</text:p></draw:circle><draw:circle text:anchor-type="paragraph" draw:z-index="113" draw:style-name="gr7" draw:text-style-name="P6" svg:width="0.5cm" svg:height="0.5cm" svg:x="69.397cm" svg:y="7.417cm"><text:p text:style-name="P3">4</text:p></draw:circle><draw:rect text:anchor-type="paragraph" draw:z-index="122" draw:style-name="gr3" draw:text-style-name="P5" svg:width="5.001cm" svg:height="3.001cm" svg:x="98.903cm" svg:y="5.923cm"><text:p text:style-name="P3">Intelligence Compound</text:p><text:p text:style-name="P3">Needs:</text:p><text:p text:style-name="P3"><text:s/>Consumer, luxury &amp; Special <text:line-break/>Goods, Soldiers</text:p><text:p text:style-name="P3">Produces:</text:p><text:p text:style-name="P3">Intelligence</text:p></draw:rect><draw:circle text:anchor-type="paragraph" draw:z-index="123" draw:style-name="gr9" draw:text-style-name="P11" svg:width="0.5cm" svg:height="0.5cm" svg:x="98.905cm" svg:y="8.424cm"><text:p/></draw:circle><draw:circle text:anchor-type="paragraph" draw:z-index="124" draw:style-name="gr10" draw:text-style-name="P12" svg:width="0.5cm" svg:height="0.5cm" svg:x="99.404cm" svg:y="8.424cm"><text:p/></draw:circle><draw:rect text:anchor-type="paragraph" draw:z-index="125" draw:style-name="gr3" draw:text-style-name="P5" svg:width="5.001cm" svg:height="6.002cm" svg:x="68.903cm" svg:y="8.915cm"><text:p text:style-name="P3">Intelligence Centre</text:p><text:p text:style-name="P3">Needs:</text:p><text:p text:style-name="P3"><text:s/>Consumer, luxury &amp; Special <text:line-break/>Goods, Soldiers, Weapons</text:p><text:p text:style-name="P3">Produces:</text:p><text:p text:style-name="P3">Intelligence</text:p><text:p text:style-name="P3">&amp;Intelligence boost</text:p></draw:rect><draw:circle text:anchor-type="paragraph" draw:z-index="126" draw:style-name="gr9" draw:text-style-name="P11" svg:width="0.5cm" svg:height="0.5cm" svg:x="68.903cm" svg:y="14.416cm"><text:p/></draw:circle><draw:circle text:anchor-type="paragraph" draw:z-index="127" draw:style-name="gr10" draw:text-style-name="P12" svg:width="0.5cm" svg:height="0.5cm" svg:x="68.903cm" svg:y="13.917cm"><text:p/></draw:circle><draw:circle text:anchor-type="paragraph" draw:z-index="128" draw:style-name="gr12" draw:text-style-name="P13" svg:width="0.5cm" svg:height="0.5cm" svg:x="69.402cm" svg:y="14.416cm"><text:p text:style-name="P3">w</text:p></draw:circle><draw:circle text:anchor-type="paragraph" draw:z-index="129" draw:style-name="gr12" draw:text-style-name="P13" svg:width="0.5cm" svg:height="0.5cm" svg:x="69.402cm" svg:y="13.917cm"><text:p text:style-name="P3">u</text:p></draw:circle><draw:circle text:anchor-type="paragraph" draw:z-index="130" draw:style-name="gr7" draw:text-style-name="P6" svg:width="0.5cm" svg:height="0.5cm" svg:x="69.901cm" svg:y="13.917cm"><text:p text:style-name="P3">4</text:p></draw:circle><draw:circle text:anchor-type="paragraph" draw:z-index="131" draw:style-name="gr7" draw:text-style-name="P6" svg:width="0.5cm" svg:height="0.5cm" svg:x="68.952cm" svg:y="7.417cm"><text:p text:style-name="P3">3</text:p></draw:circle><draw:rect text:anchor-type="paragraph" draw:z-index="132" draw:style-name="gr3" draw:text-style-name="P5" svg:width="5.001cm" svg:height="3.001cm" svg:x="83.903cm" svg:y="5.923cm"><text:p text:style-name="P3">Cultural Infrastructure</text:p><text:p text:style-name="P3">Needs:</text:p><text:p text:style-name="P3"><text:s/>Food, Consumer, luxury</text:p><text:p text:style-name="P3"><text:s/>&amp; SpecialGoods</text:p><text:p text:style-name="P3">Produces:</text:p><text:p text:style-name="P3">Cultural Influence</text:p></draw:rect><draw:circle text:anchor-type="paragraph" draw:z-index="93" draw:style-name="gr9" draw:text-style-name="P11" svg:width="0.5cm" svg:height="0.5cm" svg:x="73.907cm" svg:y="14.416cm"><text:p/></draw:circle><draw:circle text:anchor-type="paragraph" draw:z-index="94" draw:style-name="gr10" draw:text-style-name="P12" svg:width="0.5cm" svg:height="0.5cm" svg:x="74.406cm" svg:y="14.416cm"><text:p/></draw:circle><draw:circle text:anchor-type="paragraph" draw:z-index="95" draw:style-name="gr7" draw:text-style-name="P6" svg:width="0.5cm" svg:height="0.5cm" svg:x="74.905cm" svg:y="14.416cm"><text:p text:style-name="P3">4</text:p></draw:circle><draw:circle text:anchor-type="paragraph" draw:z-index="115" draw:style-name="gr12" draw:text-style-name="P13" svg:width="0.5cm" svg:height="0.5cm" svg:x="73.903cm" svg:y="13.917cm"><text:p text:style-name="P3">w</text:p></draw:circle><draw:circle text:anchor-type="paragraph" draw:z-index="116" draw:style-name="gr12" draw:text-style-name="P13" svg:width="0.5cm" svg:height="0.5cm" svg:x="74.406cm" svg:y="13.917cm"><text:p text:style-name="P3">u</text:p></draw:circle><draw:circle text:anchor-type="paragraph" draw:z-index="133" draw:style-name="gr9" draw:text-style-name="P11" svg:width="0.5cm" svg:height="0.5cm" svg:x="83.903cm" svg:y="8.424cm"><text:p/></draw:circle><draw:circle text:anchor-type="paragraph" draw:z-index="134" draw:style-name="gr10" draw:text-style-name="P12" svg:width="0.5cm" svg:height="0.5cm" svg:x="84.402cm" svg:y="8.424cm"><text:p/></draw:circle><draw:rect text:anchor-type="paragraph" draw:z-index="135" draw:style-name="gr3" draw:text-style-name="P5" svg:width="5.001cm" svg:height="6.002cm" svg:x="78.893cm" svg:y="8.924cm"><text:p text:style-name="P3">Centre for foreign Affairs</text:p><text:p text:style-name="P3">Needs:</text:p><text:p text:style-name="P3"><text:s/>Food, Consumer, luxury</text:p><text:p text:style-name="P3"><text:s/>&amp; SpecialGoods</text:p><text:p text:style-name="P3">Produces:</text:p><text:p text:style-name="P3">Cultural Influence</text:p><text:p text:style-name="P3">&amp; Cultural Influence Boost</text:p></draw:rect><draw:circle text:anchor-type="paragraph" draw:z-index="136" draw:style-name="gr9" draw:text-style-name="P11" svg:width="0.5cm" svg:height="0.5cm" svg:x="78.893cm" svg:y="14.416cm"><text:p/></draw:circle><draw:circle text:anchor-type="paragraph" draw:z-index="137" draw:style-name="gr10" draw:text-style-name="P12" svg:width="0.5cm" svg:height="0.5cm" svg:x="78.893cm" svg:y="13.917cm"><text:p/></draw:circle><draw:circle text:anchor-type="paragraph" draw:z-index="138" draw:style-name="gr12" draw:text-style-name="P13" svg:width="0.5cm" svg:height="0.5cm" svg:x="79.393cm" svg:y="14.416cm"><text:p text:style-name="P3">w</text:p></draw:circle><draw:circle text:anchor-type="paragraph" draw:z-index="139" draw:style-name="gr12" draw:text-style-name="P13" svg:width="0.5cm" svg:height="0.5cm" svg:x="79.393cm" svg:y="13.917cm"><text:p text:style-name="P3">u</text:p></draw:circle><draw:circle text:anchor-type="paragraph" draw:z-index="140" draw:style-name="gr7" draw:text-style-name="P6" svg:width="0.5cm" svg:height="0.5cm" svg:x="79.892cm" svg:y="14.416cm"><text:p text:style-name="P3">4</text:p></draw:circle><draw:rect text:anchor-type="paragraph" draw:z-index="141" draw:style-name="gr3" draw:text-style-name="P5" svg:width="5.001cm" svg:height="3.001cm" svg:x="98.903cm" svg:y="2.919cm"><text:p text:style-name="P3">Dungeon</text:p><text:p text:style-name="P3">Needs:</text:p><text:p text:style-name="P3"><text:s/>Soldiers, Special</text:p><text:p text:style-name="P3"><text:s/>&amp; Industrial Goods</text:p><text:p text:style-name="P3">Produces:</text:p><text:p text:style-name="P3">Intlligence</text:p></draw:rect><draw:rect text:anchor-type="paragraph" draw:z-index="142" draw:style-name="gr3" draw:text-style-name="P5" svg:width="5.001cm" svg:height="3.001cm" svg:x="88.9cm" svg:y="2.919cm"><text:p text:style-name="P3">Bio-Research-Centre</text:p><text:p text:style-name="P3">Needs:</text:p><text:p text:style-name="P3">Soldiers, Special</text:p><text:p text:style-name="P3"><text:s/>&amp; Industrial Goods</text:p><text:p text:style-name="P3">Produces:</text:p><text:p text:style-name="P3">Research</text:p></draw:rect><draw:ellipse text:anchor-type="paragraph" draw:z-index="143" draw:style-name="gr11" draw:text-style-name="P12" svg:width="0.5cm" svg:height="0.505cm" svg:x="88.9cm" svg:y="5.415cm"><text:p text:style-name="P3">S</text:p></draw:ellipse><draw:ellipse text:anchor-type="paragraph" draw:z-index="144" draw:style-name="gr11" draw:text-style-name="P12" svg:width="0.5cm" svg:height="0.505cm" svg:x="98.903cm" svg:y="5.408cm"><text:p text:style-name="P3">S</text:p></draw:ellipse><draw:rect text:anchor-type="paragraph" draw:z-index="145" draw:style-name="gr3" draw:text-style-name="P5" svg:width="5.001cm" svg:height="3.001cm" svg:x="93.906cm" svg:y="5.92cm"><text:p text:style-name="P3">Local bureaucracy</text:p><text:p text:style-name="P3">Needs:</text:p><text:p text:style-name="P3"><text:s/>Consumer, luxury &amp; Special <text:line-break/>Goods, Soldiers</text:p><text:p text:style-name="P3">Produces:</text:p><text:p text:style-name="P3">Political Influence</text:p></draw:rect><draw:circle text:anchor-type="paragraph" draw:z-index="146" draw:style-name="gr9" draw:text-style-name="P11" svg:width="0.5cm" svg:height="0.5cm" svg:x="93.906cm" svg:y="8.421cm"><text:p/></draw:circle><draw:rect text:anchor-type="paragraph" draw:z-index="147" draw:style-name="gr3" draw:text-style-name="P5" svg:width="5.001cm" svg:height="3.001cm" svg:x="93.902cm" svg:y="8.924cm"><text:p text:style-name="P3">Local Ai administration</text:p><text:p text:style-name="P3">Needs:</text:p><text:p text:style-name="P3"><text:s/>Industrial &amp; Special <text:line-break/>Goods, Soldiers,Synths</text:p><text:p text:style-name="P3">Produces:</text:p><text:p text:style-name="P3">Political Influence</text:p></draw:rect><draw:circle text:anchor-type="paragraph" draw:z-index="148" draw:style-name="gr10" draw:text-style-name="P12" svg:width="0.5cm" svg:height="0.5cm" svg:x="93.906cm" svg:y="7.929cm"><text:p/></draw:circle><draw:rect text:anchor-type="paragraph" draw:z-index="149" draw:style-name="gr3" draw:text-style-name="P5" svg:width="5.001cm" svg:height="3.001cm" svg:x="78.893cm" svg:y="5.913cm"><text:p text:style-name="P3">Ai High Command</text:p><text:p text:style-name="P3">Needs:</text:p><text:p text:style-name="P3"><text:s/>Industrial &amp; Special <text:line-break/>Goods, Soldiers, Synth</text:p><text:p text:style-name="P3">Produces:</text:p><text:p text:style-name="P3">Armys</text:p></draw:rect><draw:circle text:anchor-type="paragraph" draw:z-index="150" draw:style-name="gr12" draw:text-style-name="P13" svg:width="0.5cm" svg:height="0.5cm" svg:x="78.893cm" svg:y="8.414cm"><text:p text:style-name="P3">w</text:p></draw:circle><draw:circle text:anchor-type="paragraph" draw:z-index="151" draw:style-name="gr12" draw:text-style-name="P13" svg:width="0.5cm" svg:height="0.5cm" svg:x="79.396cm" svg:y="8.414cm"><text:p text:style-name="P3">u</text:p></draw:circle><draw:circle text:anchor-type="paragraph" draw:z-index="152" draw:style-name="gr12" draw:text-style-name="P13" svg:width="0.5cm" svg:height="0.5cm" svg:x="78.893cm" svg:y="7.915cm"><text:p text:style-name="P3">h</text:p></draw:circle><draw:circle text:anchor-type="paragraph" draw:z-index="153" draw:style-name="gr12" draw:text-style-name="P13" svg:width="0.5cm" svg:height="0.5cm" svg:x="89.902cm" svg:y="8.423cm"><text:p text:style-name="P3">w</text:p></draw:circle><draw:circle text:anchor-type="paragraph" draw:z-index="154" draw:style-name="gr12" draw:text-style-name="P13" svg:width="0.5cm" svg:height="0.5cm" svg:x="89.399cm" svg:y="5.415cm"><text:p text:style-name="P3">w</text:p></draw:circle><draw:circle text:anchor-type="paragraph" draw:z-index="155" draw:style-name="gr12" draw:text-style-name="P13" svg:width="0.5cm" svg:height="0.5cm" svg:x="93.906cm" svg:y="7.43cm"><text:p text:style-name="P3">w</text:p></draw:circle><draw:circle text:anchor-type="paragraph" draw:z-index="156" draw:style-name="gr12" draw:text-style-name="P13" svg:width="0.5cm" svg:height="0.5cm" svg:x="93.901cm" svg:y="10.926cm"><text:p text:style-name="P3">w</text:p></draw:circle><draw:rect text:anchor-type="paragraph" draw:z-index="157" draw:style-name="gr3" draw:text-style-name="P5" svg:width="5.001cm" svg:height="3.001cm" svg:x="93.901cm" svg:y="2.919cm"><text:p text:style-name="P3">Death Squads</text:p><text:p text:style-name="P3">Needs:</text:p><text:p text:style-name="P3"><text:s/>Industrial &amp; Special <text:line-break/>Goods, Soldiers</text:p><text:p text:style-name="P3">Produces:</text:p><text:p text:style-name="P3">Political Influence</text:p></draw:rect><draw:ellipse text:anchor-type="paragraph" draw:z-index="158" draw:style-name="gr11" draw:text-style-name="P12" svg:width="0.5cm" svg:height="0.505cm" svg:x="93.901cm" svg:y="5.415cm"><text:p text:style-name="P3">S</text:p></draw:ellipse><draw:circle text:anchor-type="paragraph" draw:z-index="159" draw:style-name="gr12" draw:text-style-name="P13" svg:width="0.5cm" svg:height="0.5cm" svg:x="93.901cm" svg:y="4.916cm"><text:p text:style-name="P3">w</text:p></draw:circle><draw:rect text:anchor-type="paragraph" draw:z-index="160" draw:style-name="gr3" draw:text-style-name="P5" svg:width="5.001cm" svg:height="3.001cm" svg:x="83.899cm" svg:y="2.921cm"><text:p text:style-name="P3">Monuments</text:p><text:p text:style-name="P3">Needs:</text:p><text:p text:style-name="P3"><text:s/>Soldiers, Special</text:p><text:p text:style-name="P3"><text:s/>&amp; Industrial Goods</text:p><text:p text:style-name="P3">Produces:</text:p><text:p text:style-name="P3">Cultural Influence</text:p></draw:rect><draw:ellipse text:anchor-type="paragraph" draw:z-index="161" draw:style-name="gr11" draw:text-style-name="P12" svg:width="0.5cm" svg:height="0.505cm" svg:x="83.899cm" svg:y="5.417cm"><text:p text:style-name="P3">S</text:p></draw:ellipse><draw:circle text:anchor-type="paragraph" draw:z-index="162" draw:style-name="gr4" draw:text-style-name="P6" svg:width="0.5cm" svg:height="0.5cm" svg:x="84.399cm" svg:y="5.422cm"><text:p/></draw:circle><draw:rect text:anchor-type="paragraph" draw:z-index="163" draw:style-name="gr3" draw:text-style-name="P5" svg:width="5.001cm" svg:height="3.001cm" svg:x="88.905cm" svg:y="8.924cm"><text:p text:style-name="P3">Ai Research Centre</text:p><text:p text:style-name="P3">Needs:</text:p><text:p text:style-name="P3"><text:s/>Industrial &amp; Special <text:line-break/>Goods, Synths</text:p><text:p text:style-name="P3">Produces:</text:p><text:p text:style-name="P3">Research</text:p></draw:rect><draw:rect text:anchor-type="paragraph" draw:z-index="79" draw:style-name="gr3" draw:text-style-name="P5" svg:width="5.001cm" svg:height="3.001cm" svg:x="73.893cm" svg:y="2.914cm"><text:p text:style-name="P3">Military Shipyard</text:p><text:p text:style-name="P3">Needs:</text:p><text:p text:style-name="P3"><text:s/>Basic &amp; Organic Shipparts</text:p><text:p text:style-name="P3">Industrial Goods</text:p><text:p text:style-name="P3">Produces:</text:p><text:p text:style-name="P3">Police Ships, Small warships</text:p></draw:rect><draw:circle text:anchor-type="paragraph" draw:z-index="81" draw:style-name="gr10" draw:text-style-name="P12" svg:width="0.5cm" svg:height="0.5cm" svg:x="73.893cm" svg:y="4.916cm"><text:p/></draw:circle><draw:circle text:anchor-type="paragraph" draw:z-index="83" draw:style-name="gr7" draw:text-style-name="P6" svg:width="0.5cm" svg:height="0.5cm" svg:x="74.392cm" svg:y="4.916cm"><text:p text:style-name="P3">3</text:p></draw:circle><draw:rect text:anchor-type="paragraph" draw:z-index="84" draw:style-name="gr3" draw:text-style-name="P5" svg:width="5.001cm" svg:height="3.001cm" svg:x="83.894cm" svg:y="11.934cm"><text:p text:style-name="P3">Imperial Shipyard</text:p><text:p text:style-name="P3">Needs:</text:p><text:p text:style-name="P3"><text:s/>Special Goods, Soldiers</text:p><text:p text:style-name="P3">Industrial Goods</text:p><text:p text:style-name="P3">Produces:</text:p><text:p text:style-name="P3">Warships</text:p></draw:rect><draw:circle text:anchor-type="paragraph" draw:z-index="86" draw:style-name="gr9" draw:text-style-name="P11" svg:width="0.5cm" svg:height="0.5cm" svg:x="83.894cm" svg:y="14.436cm"><text:p/></draw:circle><draw:circle text:anchor-type="paragraph" draw:z-index="98" draw:style-name="gr10" draw:text-style-name="P12" svg:width="0.5cm" svg:height="0.5cm" svg:x="84.393cm" svg:y="14.436cm"><text:p/></draw:circle><draw:circle text:anchor-type="paragraph" draw:z-index="106" draw:style-name="gr12" draw:text-style-name="P13" svg:width="0.5cm" svg:height="0.5cm" svg:x="84.393cm" svg:y="13.936cm"><text:p text:style-name="P3">u</text:p></draw:circle><draw:circle text:anchor-type="paragraph" draw:z-index="105" draw:style-name="gr12" draw:text-style-name="P13" svg:width="0.5cm" svg:height="0.5cm" svg:x="83.894cm" svg:y="13.936cm"><text:p text:style-name="P3">w</text:p></draw:circle><draw:circle text:anchor-type="paragraph" draw:z-index="107" draw:style-name="gr12" draw:text-style-name="P13" svg:width="0.5cm" svg:height="0.5cm" svg:x="83.894cm" svg:y="13.437cm"><text:p text:style-name="P3">h</text:p></draw:circle><draw:rect text:anchor-type="paragraph" draw:z-index="164" draw:style-name="gr3" draw:text-style-name="P5" svg:width="5.001cm" svg:height="3.001cm" svg:x="83.903cm" svg:y="8.913cm"><text:p text:style-name="P3">Synthetic Culture</text:p><text:p text:style-name="P3">Needs:</text:p><text:p text:style-name="P3"><text:s/>Industrial &amp; Special, Synth <text:line-break/>Goods</text:p><text:p text:style-name="P3">Produces:</text:p><text:p text:style-name="P3">Cultural Influence</text:p></draw:rect><draw:circle text:anchor-type="paragraph" draw:z-index="165" draw:style-name="gr7" draw:text-style-name="P6" svg:width="0.5cm" svg:height="0.5cm" svg:x="93.902cm" svg:y="11.425cm"><text:p text:style-name="P3">5</text:p></draw:circle><draw:circle text:anchor-type="paragraph" draw:z-index="166" draw:style-name="gr7" draw:text-style-name="P6" svg:width="0.5cm" svg:height="0.5cm" svg:x="83.903cm" svg:y="11.414cm"><text:p text:style-name="P3">5</text:p></draw:circle><draw:circle text:anchor-type="paragraph" draw:z-index="167" draw:style-name="gr12" draw:text-style-name="P13" svg:width="0.5cm" svg:height="0.5cm" svg:x="83.903cm" svg:y="10.915cm"><text:p text:style-name="P3">u</text:p></draw:circle><draw:circle text:anchor-type="paragraph" draw:z-index="168" draw:style-name="gr12" draw:text-style-name="P13" svg:width="0.5cm" svg:height="0.5cm" svg:x="93.902cm" svg:y="10.426cm"><text:p text:style-name="P3">u</text:p></draw:circle><draw:circle text:anchor-type="paragraph" draw:z-index="169" draw:style-name="gr7" draw:text-style-name="P6" svg:width="0.5cm" svg:height="0.5cm" svg:x="79.396cm" svg:y="7.915cm"><text:p text:style-name="P3">5</text:p></draw:circle><draw:rect text:anchor-type="paragraph" draw:z-index="170" draw:style-name="gr3" draw:text-style-name="P5" svg:width="5.001cm" svg:height="3.001cm" svg:x="98.899cm" svg:y="8.924cm"><text:p text:style-name="P3">Ai Intelligence Service</text:p><text:p text:style-name="P3">Needs:</text:p><text:p text:style-name="P3"><text:s/>Industrial &amp; Special <text:line-break/>Goods, Soldiers,Synths</text:p><text:p text:style-name="P3">Produces:</text:p><text:p text:style-name="P3">Political Influence</text:p></draw:rect><draw:circle text:anchor-type="paragraph" draw:z-index="171" draw:style-name="gr7" draw:text-style-name="P6" svg:width="0.5cm" svg:height="0.5cm" svg:x="88.909cm" svg:y="11.435cm"><text:p text:style-name="P3">5</text:p></draw:circle><draw:circle text:anchor-type="paragraph" draw:z-index="172" draw:style-name="gr12" draw:text-style-name="P13" svg:width="0.5cm" svg:height="0.5cm" svg:x="88.909cm" svg:y="10.448cm"><text:p text:style-name="P3">u</text:p></draw:circle><draw:circle text:anchor-type="paragraph" draw:z-index="173" draw:style-name="gr7" draw:text-style-name="P6" svg:width="0.5cm" svg:height="0.5cm" svg:x="98.899cm" svg:y="11.425cm"><text:p text:style-name="P3">5</text:p></draw:circle><draw:circle text:anchor-type="paragraph" draw:z-index="174" draw:style-name="gr12" draw:text-style-name="P13" svg:width="0.5cm" svg:height="0.5cm" svg:x="98.899cm" svg:y="10.936cm"><text:p text:style-name="P3">u</text:p></draw:circle><draw:circle text:anchor-type="paragraph" draw:z-index="175" draw:style-name="gr12" draw:text-style-name="P13" svg:width="0.5cm" svg:height="0.5cm" svg:x="88.909cm" svg:y="10.936cm"><text:p text:style-name="P3">w</text:p></draw:circle><draw:rect text:anchor-type="paragraph" draw:z-index="176" draw:style-name="gr3" draw:text-style-name="P5" svg:width="5.001cm" svg:height="3.001cm" svg:x="93.902cm" svg:y="11.92cm"><text:p text:style-name="P3">Ai Shipyard</text:p><text:p text:style-name="P3">Needs:</text:p><text:p text:style-name="P3"><text:s/>Industrial &amp; Special <text:line-break/>Goods, Soldiers,Synths</text:p><text:p text:style-name="P3">Produces:</text:p><text:p text:style-name="P3">warships</text:p></draw:rect><draw:rect text:anchor-type="paragraph" draw:z-index="177" draw:style-name="gr3" draw:text-style-name="P5" svg:width="5.001cm" svg:height="3.001cm" svg:x="98.903cm" svg:y="11.924cm"><text:p text:style-name="P3">Ai Core</text:p><text:p text:style-name="P3">Needs:</text:p><text:p text:style-name="P3"><text:s/>Industrial &amp; Special <text:line-break/>Goods, Soldiers,Synths</text:p></draw:rect><draw:circle text:anchor-type="paragraph" draw:z-index="178" draw:style-name="gr12" draw:text-style-name="P13" svg:width="0.5cm" svg:height="0.5cm" svg:x="93.902cm" svg:y="13.936cm"><text:p text:style-name="P3">w</text:p></draw:circle><draw:circle text:anchor-type="paragraph" draw:z-index="179" draw:style-name="gr7" draw:text-style-name="P6" svg:width="0.5cm" svg:height="0.5cm" svg:x="93.904cm" svg:y="14.425cm"><text:p text:style-name="P3">5</text:p></draw:circle><draw:circle text:anchor-type="paragraph" draw:z-index="180" draw:style-name="gr12" draw:text-style-name="P13" svg:width="0.5cm" svg:height="0.5cm" svg:x="93.904cm" svg:y="13.437cm"><text:p text:style-name="P3">u</text:p></draw:circle><draw:circle text:anchor-type="paragraph" draw:z-index="181" draw:style-name="gr12" draw:text-style-name="P13" svg:width="0.5cm" svg:height="0.5cm" svg:x="94.403cm" svg:y="13.926cm"><text:p text:style-name="P3">h</text:p></draw:circle><draw:circle text:anchor-type="paragraph" draw:z-index="182" draw:style-name="gr7" draw:text-style-name="P6" svg:width="0.5cm" svg:height="0.5cm" svg:x="98.903cm" svg:y="14.425cm"><text:p text:style-name="P3">5</text:p></draw:circle><draw:rect text:anchor-type="paragraph" draw:z-index="50" draw:style-name="gr2" draw:text-style-name="P3" svg:width="5.001cm" svg:height="3.001cm" svg:x="18.897cm" svg:y="5.914cm"><text:p text:style-name="P3">Advanced industrie</text:p><text:p text:style-name="P3">Needs:</text:p><text:p text:style-name="P3"><text:s/>Rare Minerals</text:p><text:p text:style-name="P3">Produces:</text:p><text:p text:style-name="P3">Special Goods</text:p></draw:rect><draw:circle text:anchor-type="paragraph" draw:z-index="183" draw:style-name="gr4" draw:text-style-name="P6" svg:width="0.5cm" svg:height="0.5cm" svg:x="18.897cm" svg:y="8.416cm"><text:p/></draw:circle><draw:rect text:anchor-type="paragraph" draw:z-index="184" draw:style-name="gr3" draw:text-style-name="P5" svg:width="35.002cm" svg:height="3.001cm" svg:x="68.903cm" svg:y="14.924cm"><text:p text:style-name="P3">Population is big and very loyal</text:p><text:p text:style-name="P3"/></draw:rect><draw:rect text:anchor-type="paragraph" draw:z-index="78" draw:style-name="gr3" draw:text-style-name="P5" svg:width="5.001cm" svg:height="3.001cm" svg:x="68.896cm" svg:y="2.914cm"><text:p text:style-name="P3">Civilian Shipyard</text:p><text:p text:style-name="P3">Needs:</text:p><text:p text:style-name="P3"><text:s/>Basic &amp; Organic Shipparts</text:p><text:p text:style-name="P3">Industrial Goods</text:p><text:p text:style-name="P3">Produces:</text:p><text:p text:style-name="P3">Civilian Freighters</text:p></draw:rect><draw:circle text:anchor-type="paragraph" draw:z-index="80" draw:style-name="gr10" draw:text-style-name="P12" svg:width="0.5cm" svg:height="0.5cm" svg:x="68.896cm" svg:y="5.415cm"><text:p/></draw:circle><draw:circle text:anchor-type="paragraph" draw:z-index="82" draw:style-name="gr7" draw:text-style-name="P6" svg:width="0.5cm" svg:height="0.5cm" svg:x="69.395cm" svg:y="5.415cm"><text:p text:style-name="P3">3</text:p></draw:circle><draw:rect text:anchor-type="paragraph" draw:z-index="85" draw:style-name="gr3" draw:text-style-name="P5" svg:width="5.001cm" svg:height="3.001cm" svg:x="73.902cm" svg:y="5.914cm"><text:p text:style-name="P3">Army Base</text:p><text:p text:style-name="P3">Needs:</text:p><text:p text:style-name="P3"><text:s/>Special Goods, Soldiers</text:p><text:p text:style-name="P3">Industrial Goods</text:p><text:p text:style-name="P3">Produces:</text:p><text:p text:style-name="P3">Armys</text:p></draw:rect><draw:circle text:anchor-type="paragraph" draw:z-index="87" draw:style-name="gr9" draw:text-style-name="P11" svg:width="0.5cm" svg:height="0.5cm" svg:x="73.902cm" svg:y="8.416cm"><text:p/></draw:circle><draw:circle text:anchor-type="paragraph" draw:z-index="88" draw:style-name="gr4" draw:text-style-name="P6" svg:width="0.5cm" svg:height="0.5cm" svg:x="74.401cm" svg:y="8.416cm"><text:p/></draw:circle><draw:rect text:anchor-type="paragraph" draw:z-index="92" draw:style-name="gr3" draw:text-style-name="P5" svg:width="5.001cm" svg:height="6.002cm" svg:x="73.893cm" svg:y="8.915cm"><text:p text:style-name="P3">Imperial Academy</text:p><text:p text:style-name="P3">Needs:</text:p><text:p text:style-name="P3"><text:s/>Special, Consumer, Luxury</text:p><text:p text:style-name="P3"><text:s/>&amp; Industrial Goods</text:p><text:p text:style-name="P3">Produces:</text:p><text:p text:style-name="P3">Research </text:p><text:p text:style-name="P3">&amp; Resarchboost</text:p></draw:rect><draw:rect text:anchor-type="paragraph" draw:z-index="186" draw:style-name="gr5" draw:text-style-name="P7" svg:width="5.001cm" svg:height="3.001cm" svg:x="103.904cm" svg:y="5.923cm"><text:p text:style-name="P3">Towns</text:p><text:p text:style-name="P3">Size:Small</text:p><text:p text:style-name="P3">Tier:1</text:p></draw:rect><draw:rect text:anchor-type="paragraph" draw:z-index="187" draw:style-name="gr5" draw:text-style-name="P7" svg:width="6.751cm" svg:height="8cm" svg:x="38.77cm" svg:y="14.921cm"><text:p text:style-name="P3">Describes the population tier </text:p><text:p text:style-name="P3">necessary to operate the facility</text:p><text:p text:style-name="P3">0:Slaves</text:p><text:p text:style-name="P3">(indicates that there is no performance </text:p><text:p text:style-name="P3">difference between slaves and citizens)</text:p><text:p text:style-name="P3">1: Means Low</text:p><text:p text:style-name="P3">2:Medium </text:p><text:p text:style-name="P3">3:Elite</text:p></draw:rect><draw:rect text:anchor-type="paragraph" draw:z-index="188" draw:style-name="gr13" draw:text-style-name="P14" svg:width="0.401cm" svg:height="0.401cm" svg:x="38.853cm" svg:y="15.002cm"><text:p text:style-name="P3">1</text:p></draw:rect><draw:rect text:anchor-type="paragraph" draw:z-index="189" draw:style-name="gr13" draw:text-style-name="P15" svg:width="0.403cm" svg:height="0.403cm" svg:x="-1.101cm" svg:y="2.914cm"><text:p text:style-name="P3"><text:span text:style-name="T1">0</text:span></text:p></draw:rect><draw:rect text:anchor-type="paragraph" draw:z-index="190" draw:style-name="gr13" draw:text-style-name="P15" svg:width="0.403cm" svg:height="0.403cm" svg:x="8.899cm" svg:y="2.914cm"><text:p text:style-name="P3"><text:span text:style-name="T1">0</text:span></text:p></draw:rect><draw:rect text:anchor-type="paragraph" draw:z-index="34" draw:style-name="gr5" draw:text-style-name="P7" svg:width="6.751cm" svg:height="2.001cm" svg:x="11.779cm" svg:y="16.916cm"><text:p text:style-name="P3">Means that the building </text:p><text:p text:style-name="P3">decreases happiness</text:p></draw:rect><draw:circle text:anchor-type="paragraph" draw:z-index="35" draw:style-name="gr8" draw:text-style-name="P10" svg:width="0.5cm" svg:height="0.5cm" svg:x="11.779cm" svg:y="17.032cm"><text:p text:style-name="P3">-</text:p></draw:circle><draw:rect text:anchor-type="paragraph" draw:z-index="101" draw:style-name="gr5" draw:text-style-name="P7" svg:width="6.751cm" svg:height="2.001cm" svg:x="32.02cm" svg:y="16.916cm"><text:p text:style-name="P3">Means that the Structure is </text:p><text:p text:style-name="P3">planet unique</text:p></draw:rect><draw:rect text:anchor-type="paragraph" draw:z-index="103" draw:style-name="gr5" draw:text-style-name="P7" svg:width="6.751cm" svg:height="2.001cm" svg:x="32.02cm" svg:y="18.916cm"><text:p text:style-name="P3">Means that the Structure has a </text:p><text:p text:style-name="P3">warmup time if shutdown</text:p></draw:rect><draw:rect text:anchor-type="paragraph" draw:z-index="16" draw:style-name="gr5" draw:text-style-name="P7" svg:width="6.748cm" svg:height="2.001cm" svg:x="-1.709cm" svg:y="14.915cm"><text:p text:style-name="P3">Means that the yield increases</text:p><text:p text:style-name="P3"><text:s/>with the number of factories of the </text:p><text:p text:style-name="P3">same type an number indicates this type</text:p></draw:rect><draw:circle text:anchor-type="paragraph" draw:z-index="17" draw:style-name="gr4" draw:text-style-name="P6" svg:width="0.5cm" svg:height="0.5cm" svg:x="-1.709cm" svg:y="14.915cm"><text:p/></draw:circle><draw:rect text:anchor-type="paragraph" draw:z-index="22" draw:style-name="gr5" draw:text-style-name="P7" svg:width="6.748cm" svg:height="2.001cm" svg:x="5.038cm" svg:y="14.915cm"><text:p text:style-name="P3">Means that the yield depends </text:p><text:p text:style-name="P3">on the planet</text:p></draw:rect><draw:circle text:anchor-type="paragraph" draw:z-index="23" draw:style-name="gr6" draw:text-style-name="P8" svg:width="0.5cm" svg:height="0.5cm" svg:x="5.038cm" svg:y="14.915cm"><text:p/></draw:circle><draw:rect text:anchor-type="paragraph" draw:z-index="28" draw:style-name="gr5" draw:text-style-name="P7" svg:width="6.748cm" svg:height="2.001cm" svg:x="11.785cm" svg:y="14.915cm"><text:p text:style-name="P3">Means that the building </text:p><text:p text:style-name="P3">increases happiness</text:p></draw:rect><draw:circle text:anchor-type="paragraph" draw:z-index="29" draw:style-name="gr8" draw:text-style-name="P10" svg:width="0.5cm" svg:height="0.5cm" svg:x="11.785cm" svg:y="14.915cm"><text:p text:style-name="P3">+</text:p></draw:circle><draw:rect text:anchor-type="paragraph" draw:z-index="31" draw:style-name="gr5" draw:text-style-name="P7" svg:width="6.746cm" svg:height="2.001cm" svg:x="18.531cm" svg:y="14.915cm"><text:p text:style-name="P3">Means that the building </text:p><text:p text:style-name="P3">Can't be operated by slaves</text:p></draw:rect><draw:circle text:anchor-type="paragraph" draw:z-index="32" draw:style-name="gr9" draw:text-style-name="P11" svg:width="0.5cm" svg:height="0.5cm" svg:x="18.531cm" svg:y="14.915cm"><text:p/></draw:circle><draw:rect text:anchor-type="paragraph" draw:z-index="68" draw:style-name="gr5" draw:text-style-name="P7" svg:width="6.748cm" svg:height="2.001cm" svg:x="25.277cm" svg:y="14.915cm"><text:p text:style-name="P3">Means that the yiedl depends </text:p><text:p text:style-name="P3">on Population</text:p><text:p text:style-name="P3"/></draw:rect><draw:circle text:anchor-type="paragraph" draw:z-index="69" draw:style-name="gr10" draw:text-style-name="P12" svg:width="0.5cm" svg:height="0.5cm" svg:x="25.278cm" svg:y="14.915cm"><text:p/></draw:circle><draw:rect text:anchor-type="paragraph" draw:z-index="99" draw:style-name="gr5" draw:text-style-name="P7" svg:width="6.748cm" svg:height="2.001cm" svg:x="32.023cm" svg:y="14.915cm"><text:p text:style-name="P3">Means that the Structure is really huge</text:p></draw:rect><draw:circle text:anchor-type="paragraph" draw:z-index="100" draw:style-name="gr12" draw:text-style-name="P13" svg:width="0.5cm" svg:height="0.5cm" svg:x="32.025cm" svg:y="14.915cm"><text:p text:style-name="P3">h</text:p></draw:circle><draw:circle text:anchor-type="paragraph" draw:z-index="102" draw:style-name="gr12" draw:text-style-name="P13" svg:width="0.5cm" svg:height="0.5cm" svg:x="32.02cm" svg:y="16.916cm"><text:p text:style-name="P3">u</text:p></draw:circle><draw:circle text:anchor-type="paragraph" draw:z-index="104" draw:style-name="gr12" draw:text-style-name="P13" svg:width="0.5cm" svg:height="0.5cm" svg:x="32.02cm" svg:y="18.916cm"><text:p text:style-name="P3">w</text:p></draw:circle><draw:rect text:anchor-type="paragraph" draw:z-index="191" draw:style-name="gr13" draw:text-style-name="P15" svg:width="0.403cm" svg:height="0.403cm" svg:x="3.898cm" svg:y="2.914cm"><text:p text:style-name="P3"><text:span text:style-name="T1">1</text:span></text:p></draw:rect><draw:rect text:anchor-type="paragraph" draw:z-index="192" draw:style-name="gr13" draw:text-style-name="P15" svg:width="0.403cm" svg:height="0.403cm" svg:x="13.898cm" svg:y="2.914cm"><text:p text:style-name="P3"><text:span text:style-name="T1">1</text:span></text:p></draw:rect><draw:rect text:anchor-type="paragraph" draw:z-index="193" draw:style-name="gr13" draw:text-style-name="P15" svg:width="0.405cm" svg:height="0.405cm" svg:x="18.898cm" svg:y="2.914cm"><text:p text:style-name="P3"><text:span text:style-name="T1">2</text:span></text:p></draw:rect><draw:rect text:anchor-type="paragraph" draw:z-index="194" draw:style-name="gr13" draw:text-style-name="P15" svg:width="0.403cm" svg:height="0.403cm" svg:x="23.899cm" svg:y="2.914cm"><text:p text:style-name="P3"><text:span text:style-name="T1">2</text:span></text:p></draw:rect><draw:rect text:anchor-type="paragraph" draw:z-index="195" draw:style-name="gr13" draw:text-style-name="P15" svg:width="0.403cm" svg:height="0.403cm" svg:x="18.897cm" svg:y="5.794cm"><text:p text:style-name="P3"><text:span text:style-name="T1">2</text:span></text:p></draw:rect><draw:rect text:anchor-type="paragraph" draw:z-index="196" draw:style-name="gr13" draw:text-style-name="P15" svg:width="0.403cm" svg:height="0.403cm" svg:x="28.898cm" svg:y="2.914cm"><text:p text:style-name="P3"><text:span text:style-name="T1">2</text:span></text:p></draw:rect><draw:rect text:anchor-type="paragraph" draw:z-index="197" draw:style-name="gr13" draw:text-style-name="P15" svg:width="0.403cm" svg:height="0.403cm" svg:x="28.898cm" svg:y="5.914cm"><text:p text:style-name="P3"><text:span text:style-name="T1">2</text:span></text:p></draw:rect><draw:rect text:anchor-type="paragraph" draw:z-index="198" draw:style-name="gr13" draw:text-style-name="P15" svg:width="0.403cm" svg:height="0.403cm" svg:x="33.897cm" svg:y="2.914cm"><text:p text:style-name="P3"><text:span text:style-name="T1">2</text:span></text:p></draw:rect><draw:rect text:anchor-type="paragraph" draw:z-index="199" draw:style-name="gr13" draw:text-style-name="P15" svg:width="0.403cm" svg:height="0.403cm" svg:x="38.897cm" svg:y="2.914cm"><text:p text:style-name="P3"><text:span text:style-name="T1">2</text:span></text:p></draw:rect><draw:rect text:anchor-type="paragraph" draw:z-index="200" draw:style-name="gr13" draw:text-style-name="P15" svg:width="0.403cm" svg:height="0.403cm" svg:x="48.899cm" svg:y="2.914cm"><text:p text:style-name="P3"><text:span text:style-name="T1">1</text:span></text:p></draw:rect><draw:rect text:anchor-type="paragraph" draw:z-index="201" draw:style-name="gr13" draw:text-style-name="P15" svg:width="0.403cm" svg:height="0.403cm" svg:x="43.898cm" svg:y="2.914cm"><text:p text:style-name="P3"><text:span text:style-name="T1">2</text:span></text:p></draw:rect><draw:rect text:anchor-type="paragraph" draw:z-index="202" draw:style-name="gr13" draw:text-style-name="P15" svg:width="0.403cm" svg:height="0.403cm" svg:x="38.897cm" svg:y="5.914cm"><text:p text:style-name="P3"><text:span text:style-name="T1">2</text:span></text:p></draw:rect><draw:rect text:anchor-type="paragraph" draw:z-index="203" draw:style-name="gr13" draw:text-style-name="P15" svg:width="0.403cm" svg:height="0.403cm" svg:x="43.896cm" svg:y="5.914cm"><text:p text:style-name="P3"><text:span text:style-name="T1">2</text:span></text:p></draw:rect><draw:rect text:anchor-type="paragraph" draw:z-index="204" draw:style-name="gr13" draw:text-style-name="P15" svg:width="0.403cm" svg:height="0.403cm" svg:x="38.897cm" svg:y="8.915cm"><text:p text:style-name="P3"><text:span text:style-name="T1">2</text:span></text:p></draw:rect><draw:rect text:anchor-type="paragraph" draw:z-index="205" draw:style-name="gr13" draw:text-style-name="P15" svg:width="0.403cm" svg:height="0.403cm" svg:x="43.898cm" svg:y="8.915cm"><text:p text:style-name="P3"><text:span text:style-name="T1">2</text:span></text:p></draw:rect><draw:rect text:anchor-type="paragraph" draw:z-index="206" draw:style-name="gr13" draw:text-style-name="P15" svg:width="0.403cm" svg:height="0.403cm" svg:x="48.899cm" svg:y="5.914cm"><text:p text:style-name="P3"><text:span text:style-name="T1">1</text:span></text:p></draw:rect><draw:rect text:anchor-type="paragraph" draw:z-index="207" draw:style-name="gr13" draw:text-style-name="P15" svg:width="0.403cm" svg:height="0.403cm" svg:x="58.9cm" svg:y="2.914cm"><text:p text:style-name="P3"><text:span text:style-name="T1">2</text:span></text:p></draw:rect><draw:rect text:anchor-type="paragraph" draw:z-index="208" draw:style-name="gr13" draw:text-style-name="P15" svg:width="0.403cm" svg:height="0.403cm" svg:x="63.9cm" svg:y="2.914cm"><text:p text:style-name="P3"><text:span text:style-name="T1">2</text:span></text:p></draw:rect><draw:rect text:anchor-type="paragraph" draw:z-index="209" draw:style-name="gr13" draw:text-style-name="P15" svg:width="0.403cm" svg:height="0.403cm" svg:x="58.9cm" svg:y="8.915cm"><text:p text:style-name="P3"><text:span text:style-name="T1">2</text:span></text:p></draw:rect><draw:rect text:anchor-type="paragraph" draw:z-index="210" draw:style-name="gr13" draw:text-style-name="P15" svg:width="0.403cm" svg:height="0.403cm" svg:x="63.9cm" svg:y="8.915cm"><text:p text:style-name="P3"><text:span text:style-name="T1">2</text:span></text:p></draw:rect><draw:rect text:anchor-type="paragraph" draw:z-index="211" draw:style-name="gr13" draw:text-style-name="P15" svg:width="0.403cm" svg:height="0.403cm" svg:x="73.902cm" svg:y="5.906cm"><text:p text:style-name="P3"><text:span text:style-name="T1">3</text:span></text:p></draw:rect><draw:rect text:anchor-type="paragraph" draw:z-index="212" draw:style-name="gr13" draw:text-style-name="P15" svg:width="0.403cm" svg:height="0.403cm" svg:x="68.896cm" svg:y="5.914cm"><text:p text:style-name="P3"><text:span text:style-name="T1">3</text:span></text:p></draw:rect><draw:rect text:anchor-type="paragraph" draw:z-index="213" draw:style-name="gr13" draw:text-style-name="P15" svg:width="0.403cm" svg:height="0.403cm" svg:x="68.896cm" svg:y="2.914cm"><text:p text:style-name="P3"><text:span text:style-name="T1">2</text:span></text:p></draw:rect><draw:rect text:anchor-type="paragraph" draw:z-index="214" draw:style-name="gr13" draw:text-style-name="P15" svg:width="0.403cm" svg:height="0.403cm" svg:x="73.893cm" svg:y="2.914cm"><text:p text:style-name="P3"><text:span text:style-name="T1">2</text:span></text:p></draw:rect><draw:rect text:anchor-type="paragraph" draw:z-index="215" draw:style-name="gr13" draw:text-style-name="P15" svg:width="0.403cm" svg:height="0.403cm" svg:x="78.893cm" svg:y="2.914cm"><text:p text:style-name="P3"><text:span text:style-name="T1">2</text:span></text:p></draw:rect><draw:rect text:anchor-type="paragraph" draw:z-index="216" draw:style-name="gr13" draw:text-style-name="P15" svg:width="0.403cm" svg:height="0.403cm" svg:x="83.894cm" svg:y="11.934cm"><text:p text:style-name="P3"><text:span text:style-name="T1">2</text:span></text:p></draw:rect><draw:rect text:anchor-type="paragraph" draw:z-index="217" draw:style-name="gr13" draw:text-style-name="P15" svg:width="0.403cm" svg:height="0.403cm" svg:x="88.895cm" svg:y="11.934cm"><text:p text:style-name="P3"><text:span text:style-name="T1">1</text:span></text:p></draw:rect><draw:rect text:anchor-type="paragraph" draw:z-index="218" draw:style-name="gr13" draw:text-style-name="P15" svg:width="0.403cm" svg:height="0.403cm" svg:x="68.903cm" svg:y="8.906cm"><text:p text:style-name="P3"><text:span text:style-name="T1">3</text:span></text:p></draw:rect><draw:rect text:anchor-type="paragraph" draw:z-index="219" draw:style-name="gr13" draw:text-style-name="P15" svg:width="0.403cm" svg:height="0.403cm" svg:x="73.893cm" svg:y="8.915cm"><text:p text:style-name="P3"><text:span text:style-name="T1">3</text:span></text:p></draw:rect><draw:rect text:anchor-type="paragraph" draw:z-index="220" draw:style-name="gr13" draw:text-style-name="P15" svg:width="0.403cm" svg:height="0.403cm" svg:x="78.893cm" svg:y="8.913cm"><text:p text:style-name="P3"><text:span text:style-name="T1">3</text:span></text:p></draw:rect><draw:rect text:anchor-type="paragraph" draw:z-index="221" draw:style-name="gr13" draw:text-style-name="P15" svg:width="0.403cm" svg:height="0.403cm" svg:x="83.903cm" svg:y="5.923cm"><text:p text:style-name="P3"><text:span text:style-name="T1">3</text:span></text:p></draw:rect><draw:rect text:anchor-type="paragraph" draw:z-index="222" draw:style-name="gr13" draw:text-style-name="P15" svg:width="0.403cm" svg:height="0.403cm" svg:x="88.9cm" svg:y="5.923cm"><text:p text:style-name="P3"><text:span text:style-name="T1">3</text:span></text:p></draw:rect><draw:rect text:anchor-type="paragraph" draw:z-index="223" draw:style-name="gr13" draw:text-style-name="P15" svg:width="0.403cm" svg:height="0.403cm" svg:x="83.894cm" svg:y="2.921cm"><text:p text:style-name="P3"><text:span text:style-name="T1">3</text:span></text:p></draw:rect><draw:rect text:anchor-type="paragraph" draw:z-index="224" draw:style-name="gr13" draw:text-style-name="P15" svg:width="0.403cm" svg:height="0.403cm" svg:x="88.9cm" svg:y="2.921cm"><text:p text:style-name="P3"><text:span text:style-name="T1">3</text:span></text:p></draw:rect><draw:rect text:anchor-type="paragraph" draw:z-index="225" draw:style-name="gr13" draw:text-style-name="P15" svg:width="0.403cm" svg:height="0.403cm" svg:x="93.901cm" svg:y="2.914cm"><text:p text:style-name="P3"><text:span text:style-name="T1">3</text:span></text:p></draw:rect><draw:rect text:anchor-type="paragraph" draw:z-index="226" draw:style-name="gr13" draw:text-style-name="P15" svg:width="0.403cm" svg:height="0.403cm" svg:x="98.903cm" svg:y="2.919cm"><text:p text:style-name="P3"><text:span text:style-name="T1">3</text:span></text:p></draw:rect><draw:rect text:anchor-type="paragraph" draw:z-index="227" draw:style-name="gr13" draw:text-style-name="P15" svg:width="0.403cm" svg:height="0.403cm" svg:x="93.901cm" svg:y="5.921cm"><text:p text:style-name="P3"><text:span text:style-name="T1">3</text:span></text:p></draw:rect><draw:rect text:anchor-type="paragraph" draw:z-index="228" draw:style-name="gr13" draw:text-style-name="P15" svg:width="0.403cm" svg:height="0.403cm" svg:x="98.901cm" svg:y="5.913cm"><text:p text:style-name="P3"><text:span text:style-name="T1">3</text:span></text:p></draw:rect><draw:circle text:anchor-type="paragraph" draw:z-index="229" draw:style-name="gr8" draw:text-style-name="P10" svg:width="0.5cm" svg:height="0.5cm" svg:x="44.395cm" svg:y="11.416cm"><text:p text:style-name="P3">-</text:p></draw:circle><draw:circle text:anchor-type="paragraph" draw:z-index="230" draw:style-name="gr8" draw:text-style-name="P10" svg:width="0.5cm" svg:height="0.5cm" svg:x="59.399cm" svg:y="11.416cm"><text:p text:style-name="P3">-</text:p></draw:circle><draw:circle text:anchor-type="paragraph" draw:z-index="231" draw:style-name="gr8" draw:text-style-name="P10" svg:width="0.5cm" svg:height="0.5cm" svg:x="64.396cm" svg:y="11.416cm"><text:p text:style-name="P3">-</text:p></draw:circle><draw:circle text:anchor-type="paragraph" draw:z-index="232" draw:style-name="gr8" draw:text-style-name="P10" svg:width="0.5cm" svg:height="0.5cm" svg:x="63.9cm" svg:y="8.416cm"><text:p text:style-name="P3">+</text:p></draw:circle><draw:circle text:anchor-type="paragraph" draw:z-index="233" draw:style-name="gr8" draw:text-style-name="P10" svg:width="0.5cm" svg:height="0.5cm" svg:x="89.898cm" svg:y="5.415cm"><text:p text:style-name="P3">-</text:p></draw:circle><draw:circle text:anchor-type="paragraph" draw:z-index="234" draw:style-name="gr8" draw:text-style-name="P10" svg:width="0.5cm" svg:height="0.5cm" svg:x="99.402cm" svg:y="5.413cm"><text:p text:style-name="P3">-</text:p></draw:circle><draw:circle text:anchor-type="paragraph" draw:z-index="235" draw:style-name="gr8" draw:text-style-name="P10" svg:width="0.5cm" svg:height="0.5cm" svg:x="94.402cm" svg:y="10.926cm"><text:p text:style-name="P3">-</text:p></draw:circle><draw:circle text:anchor-type="paragraph" draw:z-index="236" draw:style-name="gr8" draw:text-style-name="P10" svg:width="0.5cm" svg:height="0.5cm" svg:x="99.402cm" svg:y="14.425cm"><text:p text:style-name="P3">-</text:p></draw:circle><draw:rect text:anchor-type="paragraph" draw:z-index="237" draw:style-name="gr5" draw:text-style-name="P7" svg:width="5.001cm" svg:height="3.001cm" svg:x="108.904cm" svg:y="5.923cm"><text:p text:style-name="P3">Citys</text:p><text:p text:style-name="P3">Size:Small</text:p><text:p text:style-name="P3">Tier:2</text:p></draw:rect><draw:rect text:anchor-type="paragraph" draw:z-index="238" draw:style-name="gr5" draw:text-style-name="P7" svg:width="5.001cm" svg:height="3.001cm" svg:x="113.905cm" svg:y="5.923cm"><text:p text:style-name="P3">Metropoles</text:p><text:p text:style-name="P3">Size:Small</text:p><text:p text:style-name="P3">Tier:3</text:p></draw:rect><draw:rect text:anchor-type="paragraph" draw:z-index="239" draw:style-name="gr5" draw:text-style-name="P7" svg:width="5.001cm" svg:height="3.001cm" svg:x="103.9cm" svg:y="8.924cm"><text:p text:style-name="P3">Village</text:p><text:p text:style-name="P3">Size:Small</text:p><text:p text:style-name="P3">Tier:2</text:p></draw:rect><draw:rect text:anchor-type="paragraph" draw:z-index="240" draw:style-name="gr5" draw:text-style-name="P7" svg:width="5.001cm" svg:height="3.001cm" svg:x="108.904cm" svg:y="8.924cm"><text:p text:style-name="P3">City</text:p><text:p text:style-name="P3">Size:Medium</text:p><text:p text:style-name="P3">Tier:2</text:p></draw:rect><draw:rect text:anchor-type="paragraph" draw:z-index="241" draw:style-name="gr5" draw:text-style-name="P7" svg:width="5.001cm" svg:height="3.001cm" svg:x="113.905cm" svg:y="8.924cm"><text:p text:style-name="P3">Metropole</text:p><text:p text:style-name="P3">Size:Big</text:p><text:p text:style-name="P3">Tier:2</text:p></draw:rect><draw:rect text:anchor-type="paragraph" draw:z-index="242" draw:style-name="gr5" draw:text-style-name="P7" svg:width="5.001cm" svg:height="3.001cm" svg:x="103.904cm" svg:y="5.923cm"><text:p text:style-name="P3">Outpost</text:p><text:p text:style-name="P3">Size:Small</text:p><text:p text:style-name="P3">Tier:1</text:p></draw:rect><draw:rect text:anchor-type="paragraph" draw:z-index="243" draw:style-name="gr5" draw:text-style-name="P7" svg:width="5.001cm" svg:height="3.001cm" svg:x="108.904cm" svg:y="5.923cm"><text:p text:style-name="P3">Colony</text:p><text:p text:style-name="P3">Size:Medium</text:p><text:p text:style-name="P3">Tier:1</text:p></draw:rect><draw:rect text:anchor-type="paragraph" draw:z-index="244" draw:style-name="gr5" draw:text-style-name="P7" svg:width="5.001cm" svg:height="3.001cm" svg:x="113.905cm" svg:y="5.923cm"><text:p text:style-name="P3">Town</text:p><text:p text:style-name="P3">Size:Big</text:p><text:p text:style-name="P3">Tier:1</text:p></draw:rect><draw:rect text:anchor-type="paragraph" draw:z-index="245" draw:style-name="gr5" draw:text-style-name="P7" svg:width="5.001cm" svg:height="3.001cm" svg:x="103.904cm" svg:y="11.924cm"><text:p text:style-name="P3">Mansions</text:p><text:p text:style-name="P3">Size:Small</text:p><text:p text:style-name="P3">Tier:3</text:p></draw:rect><draw:rect text:anchor-type="paragraph" draw:z-index="246" draw:style-name="gr5" draw:text-style-name="P7" svg:width="5.001cm" svg:height="3.001cm" svg:x="108.904cm" svg:y="11.924cm"><text:p text:style-name="P3">Palaces</text:p><text:p text:style-name="P3">Size:Medium</text:p><text:p text:style-name="P3">Tier:3</text:p></draw:rect><draw:rect text:anchor-type="paragraph" draw:z-index="247" draw:style-name="gr5" draw:text-style-name="P7" svg:width="5.001cm" svg:height="3.001cm" svg:x="113.905cm" svg:y="11.924cm"><text:p text:style-name="P3">Towers</text:p><text:p text:style-name="P3">Size:Big</text:p><text:p text:style-name="P3">Tier:3</text:p></draw:rect><draw:rect text:anchor-type="paragraph" draw:z-index="248" draw:style-name="gr5" draw:text-style-name="P7" svg:width="5.001cm" svg:height="3.001cm" svg:x="103.898cm" svg:y="2.919cm"><text:p text:style-name="P3">Slave pits</text:p><text:p text:style-name="P3">Size:Small</text:p><text:p text:style-name="P3">Tier:0</text:p></draw:rect><draw:rect text:anchor-type="paragraph" draw:z-index="249" draw:style-name="gr5" draw:text-style-name="P7" svg:width="5.001cm" svg:height="3.001cm" svg:x="108.899cm" svg:y="2.919cm"><text:p text:style-name="P3">Slave stable</text:p><text:p text:style-name="P3">Size:Medium</text:p><text:p text:style-name="P3">Tier:0</text:p></draw:rect><draw:rect text:anchor-type="paragraph" draw:z-index="250" draw:style-name="gr5" draw:text-style-name="P7" svg:width="5.001cm" svg:height="3.001cm" svg:x="113.9cm" svg:y="2.919cm"><text:p text:style-name="P3">Slave storage facility </text:p><text:p text:style-name="P3">Size:Big</text:p><text:p text:style-name="P3">Tier:0</text:p></draw:rect><draw:circle text:anchor-type="paragraph" draw:z-index="252" draw:style-name="gr8" draw:text-style-name="P10" svg:width="0.5cm" svg:height="0.5cm" svg:x="113.905cm" svg:y="5.424cm"><text:p text:style-name="P3">-</text:p></draw:circle><draw:circle text:anchor-type="paragraph" draw:z-index="253" draw:style-name="gr8" draw:text-style-name="P10" svg:width="0.5cm" svg:height="0.5cm" svg:x="103.904cm" svg:y="8.424cm"><text:p text:style-name="P3">+</text:p></draw:circle><draw:circle text:anchor-type="paragraph" draw:z-index="254" draw:style-name="gr8" draw:text-style-name="P10" svg:width="0.5cm" svg:height="0.5cm" svg:x="103.9cm" svg:y="11.425cm"><text:p text:style-name="P3">+</text:p></draw:circle><draw:circle text:anchor-type="paragraph" draw:z-index="255" draw:style-name="gr8" draw:text-style-name="P10" svg:width="0.5cm" svg:height="0.5cm" svg:x="103.904cm" svg:y="14.425cm"><text:p text:style-name="P3">+</text:p></draw:circle><draw:circle text:anchor-type="paragraph" draw:z-index="256" draw:style-name="gr8" draw:text-style-name="P10" svg:width="0.5cm" svg:height="0.5cm" svg:x="113.905cm" svg:y="8.424cm"><text:p text:style-name="P3">-</text:p></draw:circle><draw:circle text:anchor-type="paragraph" draw:z-index="257" draw:style-name="gr8" draw:text-style-name="P10" svg:width="0.5cm" svg:height="0.5cm" svg:x="113.905cm" svg:y="11.425cm"><text:p text:style-name="P3">-</text:p></draw:circle><draw:circle text:anchor-type="paragraph" draw:z-index="258" draw:style-name="gr8" draw:text-style-name="P10" svg:width="0.5cm" svg:height="0.5cm" svg:x="113.905cm" svg:y="14.425cm"><text:p text:style-name="P3">-</text:p></draw:circle><draw:rect text:anchor-type="paragraph" draw:z-index="259" draw:style-name="gr3" draw:text-style-name="P5" svg:width="5.001cm" svg:height="3.001cm" svg:x="118.9cm" svg:y="2.914cm"><text:p text:style-name="P3">Tier:0</text:p><text:p text:style-name="P3">Slaves</text:p></draw:rect><draw:rect text:anchor-type="paragraph" draw:z-index="260" draw:style-name="gr11" draw:text-style-name="P16" svg:width="5.001cm" svg:height="2.001cm" svg:x="118.9cm" svg:y="0.921cm"><text:p text:style-name="P3"><text:span text:style-name="T2">Tier</text:span></text:p><text:p text:style-name="P3"><text:span text:style-name="T2">Name</text:span></text:p></draw:rect><draw:rect text:anchor-type="paragraph" draw:z-index="261" draw:style-name="gr11" draw:text-style-name="P16" svg:width="5.001cm" svg:height="2.001cm" svg:x="123.901cm" svg:y="0.921cm"><text:p text:style-name="P3"><text:span text:style-name="T2">Needs</text:span></text:p><text:p text:style-name="P3"><text:span text:style-name="T3">(without this the </text:span></text:p><text:p text:style-name="P3"><text:span text:style-name="T3">population will start dying)</text:span></text:p></draw:rect><draw:rect text:anchor-type="paragraph" draw:z-index="262" draw:style-name="gr11" draw:text-style-name="P16" svg:width="5.001cm" svg:height="2.001cm" svg:x="128.9cm" svg:y="0.924cm"><text:p text:style-name="P3"><text:span text:style-name="T2">Wants</text:span></text:p><text:p text:style-name="P3"><text:span text:style-name="T3">(the availability of these makes </text:span></text:p><text:p text:style-name="P3"><text:span text:style-name="T3">the population <text:s/>happy, which makes</text:span></text:p><text:p text:style-name="P3"><text:span text:style-name="T3"><text:s/></text:span><text:span text:style-name="T3">it more loyal and productive)</text:span></text:p></draw:rect><draw:rect text:anchor-type="paragraph" draw:z-index="263" draw:style-name="gr3" draw:text-style-name="P5" svg:width="5.001cm" svg:height="3.001cm" svg:x="118.906cm" svg:y="8.924cm"><text:p text:style-name="P3">Tier:2</text:p><text:p text:style-name="P3">Middle</text:p></draw:rect><draw:rect text:anchor-type="paragraph" draw:z-index="264" draw:style-name="gr3" draw:text-style-name="P5" svg:width="5.001cm" svg:height="3.001cm" svg:x="118.9cm" svg:y="2.914cm"><text:p text:style-name="P3">Tier:0</text:p><text:p text:style-name="P3">Slaves</text:p></draw:rect><draw:rect text:anchor-type="paragraph" draw:z-index="265" draw:style-name="gr3" draw:text-style-name="P5" svg:width="5.001cm" svg:height="3.001cm" svg:x="118.906cm" svg:y="5.914cm"><text:p text:style-name="P3">Tier:1</text:p><text:p text:style-name="P3">Low</text:p></draw:rect><draw:rect text:anchor-type="paragraph" draw:z-index="266" draw:style-name="gr3" draw:text-style-name="P5" svg:width="5.001cm" svg:height="3.001cm" svg:x="118.906cm" svg:y="11.924cm"><text:p text:style-name="P3">Tier:3</text:p><text:p text:style-name="P3">Elite</text:p></draw:rect><draw:rect text:anchor-type="paragraph" draw:z-index="267" draw:style-name="gr3" draw:text-style-name="P5" svg:width="5.001cm" svg:height="3.001cm" svg:x="123.901cm" svg:y="2.914cm"><text:p text:style-name="P3">Food</text:p></draw:rect><draw:rect text:anchor-type="paragraph" draw:z-index="268" draw:style-name="gr3" draw:text-style-name="P5" svg:width="5.001cm" svg:height="3.001cm" svg:x="123.906cm" svg:y="8.915cm"><text:p text:style-name="P3">Food, Consumer Goods</text:p></draw:rect><draw:rect text:anchor-type="paragraph" draw:z-index="269" draw:style-name="gr3" draw:text-style-name="P5" svg:width="5.001cm" svg:height="3.001cm" svg:x="123.906cm" svg:y="5.923cm"><text:p text:style-name="P3">Food</text:p></draw:rect><draw:rect text:anchor-type="paragraph" draw:z-index="270" draw:style-name="gr3" draw:text-style-name="P5" svg:width="5.001cm" svg:height="3.001cm" svg:x="123.906cm" svg:y="11.924cm"><text:p text:style-name="P3">Food, Consumer Goods</text:p><text:p text:style-name="P3">Luxury Goods</text:p></draw:rect><draw:rect text:anchor-type="paragraph" draw:z-index="271" draw:style-name="gr3" draw:text-style-name="P5" svg:width="5.001cm" svg:height="3.001cm" svg:x="128.907cm" svg:y="5.914cm"><text:p text:style-name="P3">Consumer Goods</text:p></draw:rect><draw:rect text:anchor-type="paragraph" draw:z-index="272" draw:style-name="gr3" draw:text-style-name="P5" svg:width="5.001cm" svg:height="3.001cm" svg:x="128.907cm" svg:y="8.924cm"><text:p text:style-name="P3">Luxury Goods</text:p></draw:rect><draw:rect text:anchor-type="paragraph" draw:z-index="273" draw:style-name="gr3" draw:text-style-name="P5" svg:width="5.001cm" svg:height="3.001cm" svg:x="128.907cm" svg:y="11.901cm"><text:p text:style-name="P3">Special Goods</text:p></draw:rect><draw:rect text:anchor-type="paragraph" draw:z-index="274" draw:style-name="gr14" draw:text-style-name="P17" svg:width="5.001cm" svg:height="3.001cm" svg:x="128.907cm" svg:y="2.914cm"><text:p text:style-name="P3">None</text:p><text:p text:style-name="P3">(laws)</text:p></draw:rect><draw:rect text:anchor-type="paragraph" draw:z-index="276" draw:style-name="gr5" draw:text-style-name="P7" svg:width="5.001cm" svg:height="3.001cm" svg:x="133.9cm" svg:y="2.914cm"><text:p text:style-name="P3">First Colony</text:p><text:p text:style-name="P3">Produces: Food</text:p><text:p text:style-name="P3">Industrial Goods</text:p><text:p text:style-name="P3"><text:span text:style-name="T2">Automatically created</text:span></text:p><text:p text:style-name="P3"><text:span text:style-name="T2"><text:s/></text:span><text:span text:style-name="T2">on landig</text:span></text:p></draw:rect><draw:rect text:anchor-type="paragraph" draw:z-index="277" draw:style-name="gr5" draw:text-style-name="P7" svg:width="5.001cm" svg:height="3.001cm" svg:x="133.907cm" svg:y="5.914cm"><text:p text:style-name="P3">Landing site</text:p><text:p text:style-name="P3">Needs: Industrial Goods</text:p><text:p text:style-name="P3"><text:span text:style-name="T2">Ships of Goods</text:span></text:p><text:p text:style-name="P3"><text:span text:style-name="T2">small</text:span></text:p></draw:rect><draw:rect text:anchor-type="paragraph" draw:z-index="278" draw:style-name="gr5" draw:text-style-name="P7" svg:width="5.001cm" svg:height="3.001cm" svg:x="138.908cm" svg:y="5.914cm"><text:p text:style-name="P3">Trading Station</text:p><text:p text:style-name="P3">Needs: Industrial &amp;</text:p><text:p text:style-name="P3">Consumer Goods</text:p><text:p text:style-name="P3"><text:span text:style-name="T2">Ships of Goods</text:span></text:p><text:p text:style-name="P3"><text:span text:style-name="T2">Medium</text:span></text:p><text:p text:style-name="P3"><text:span text:style-name="T2"/></text:p></draw:rect><draw:rect text:anchor-type="paragraph" draw:z-index="279" draw:style-name="gr5" draw:text-style-name="P7" svg:width="5.001cm" svg:height="3.001cm" svg:x="143.909cm" svg:y="5.914cm"><text:p text:style-name="P3">Spaceport</text:p><text:p text:style-name="P3">Needs: Industrial,Luxury</text:p><text:p text:style-name="P3">&amp; Consumer Goods</text:p><text:p text:style-name="P3"><text:span text:style-name="T2">Ships of Goods</text:span></text:p><text:p text:style-name="P3"><text:span text:style-name="T2">big</text:span></text:p></draw:rect><draw:rect text:anchor-type="paragraph" draw:z-index="280" draw:style-name="gr5" draw:text-style-name="P7" svg:width="5.001cm" svg:height="3.001cm" svg:x="143.909cm" svg:y="8.915cm"><text:p text:style-name="P3">Trading hub</text:p><text:p text:style-name="P3">Needs: Industrial, Luxurs, </text:p><text:p text:style-name="P3">Special &amp;Consumer Goods</text:p><text:p text:style-name="P3"><text:span text:style-name="T2">Ships of Goods</text:span></text:p><text:p text:style-name="P3"><text:span text:style-name="T2">huge</text:span></text:p></draw:rect><draw:rect text:anchor-type="paragraph" draw:z-index="281" draw:style-name="gr5" draw:text-style-name="P7" svg:width="5.001cm" svg:height="3.001cm" svg:x="138.901cm" svg:y="2.914cm"><text:p text:style-name="P3">Planetary Fortress</text:p><text:p text:style-name="P3">Needs: Industrial Goods</text:p><text:p text:style-name="P3">Weapons &amp; Soldiers</text:p><text:p text:style-name="P3"><text:span text:style-name="T2">Strengthens Planetary</text:span></text:p><text:p text:style-name="P3"><text:span text:style-name="T2">Ground Defence</text:span></text:p></draw:rect><draw:rect text:anchor-type="paragraph" draw:z-index="282" draw:style-name="gr5" draw:text-style-name="P7" svg:width="5.001cm" svg:height="3.001cm" svg:x="143.9cm" svg:y="2.914cm"><text:p text:style-name="P3">Planetary Defense Centre</text:p><text:p text:style-name="P3">Needs: Industrial Goods</text:p><text:p text:style-name="P3">Weapons &amp; Soldiers</text:p><text:p text:style-name="P3"><text:span text:style-name="T2">Strengthens Planetary</text:span></text:p><text:p text:style-name="P3"><text:span text:style-name="T2">Space Defence</text:span></text:p></draw:rect><draw:circle text:anchor-type="paragraph" draw:z-index="283" draw:style-name="gr4" draw:text-style-name="P6" svg:width="0.5cm" svg:height="0.5cm" svg:x="138.901cm" svg:y="5.415cm"><text:p/></draw:circle><draw:circle text:anchor-type="paragraph" draw:z-index="284" draw:style-name="gr4" draw:text-style-name="P6" svg:width="0.5cm" svg:height="0.5cm" svg:x="143.902cm" svg:y="5.415cm"><text:p/></draw:circle><draw:rect text:anchor-type="paragraph" draw:z-index="285" draw:style-name="gr5" draw:text-style-name="P7" svg:width="5.001cm" svg:height="3.001cm" svg:x="133.907cm" svg:y="8.924cm"><text:p text:style-name="P3">Slavefarm</text:p><text:p text:style-name="P3">Needs:Food, Soldiers,</text:p><text:p text:style-name="P3">Industrial Goods</text:p><text:p text:style-name="P3"><text:span text:style-name="T2">Increase slave population</text:span></text:p><text:p text:style-name="P3"><text:span text:style-name="T2">growth</text:span></text:p></draw:rect><draw:circle text:anchor-type="paragraph" draw:z-index="286" draw:style-name="gr4" draw:text-style-name="P6" svg:width="0.5cm" svg:height="0.5cm" svg:x="133.907cm" svg:y="11.402cm"><text:p/></draw:circle><draw:rect text:anchor-type="paragraph" draw:z-index="287" draw:style-name="gr5" draw:text-style-name="P7" svg:width="5.001cm" svg:height="3.001cm" svg:x="138.908cm" svg:y="8.915cm"><text:p text:style-name="P3">Reproduktion infrastructure</text:p><text:p text:style-name="P3">Needs:Food, Customer &amp;</text:p><text:p text:style-name="P3">luxury Goods</text:p><text:p text:style-name="P3"><text:span text:style-name="T2">Increase population</text:span></text:p><text:p text:style-name="P3"><text:span text:style-name="T2">growth</text:span></text:p></draw:rect><draw:rect text:anchor-type="paragraph" draw:z-index="288" draw:style-name="gr5" draw:text-style-name="P7" svg:width="5.001cm" svg:height="3.001cm" svg:x="138.908cm" svg:y="11.924cm"><text:p text:style-name="P3">Clonig facility</text:p><text:p text:style-name="P3">Needs:Food, Customer &amp;</text:p><text:p text:style-name="P3">Industrial Goods</text:p><text:p text:style-name="P3"><text:span text:style-name="T2">Increase population</text:span></text:p><text:p text:style-name="P3"><text:span text:style-name="T2">by a fixed amout</text:span></text:p></draw:rect><draw:rect text:anchor-type="paragraph" draw:z-index="289" draw:style-name="gr5" draw:text-style-name="P7" svg:width="5.001cm" svg:height="3.001cm" svg:x="133.907cm" svg:y="11.924cm"><text:p text:style-name="P3">Slave production facility</text:p><text:p text:style-name="P3">Needs:Food, Soldiers,</text:p><text:p text:style-name="P3">Industrial Goods</text:p><text:p text:style-name="P3"><text:span text:style-name="T2">Increase slave population</text:span></text:p><text:p text:style-name="P3"><text:span text:style-name="T2">by a fixed amout</text:span></text:p><text:p text:style-name="P3"><text:span text:style-name="T2">Needs cloning and slavery</text:span></text:p></draw:rect><draw:circle text:anchor-type="paragraph" draw:z-index="290" draw:style-name="gr8" draw:text-style-name="P10" svg:width="0.5cm" svg:height="0.5cm" svg:x="138.908cm" svg:y="14.425cm"><text:p text:style-name="P3">-</text:p></draw:circle><draw:rect text:anchor-type="paragraph" draw:z-index="291" draw:style-name="gr5" draw:text-style-name="P7" svg:width="5.001cm" svg:height="3.001cm" svg:x="143.909cm" svg:y="11.924cm"><text:p text:style-name="P3">Social programming centre</text:p><text:p text:style-name="P3">Needs:Synths, Customer &amp;</text:p><text:p text:style-name="P3">Industrial Goods</text:p><text:p text:style-name="P3"><text:span text:style-name="T2">Increase synthetic population</text:span></text:p><text:p text:style-name="P3"><text:span text:style-name="T2">by a fixed amout</text:span></text:p></draw:rect><draw:circle text:anchor-type="paragraph" draw:z-index="292" draw:style-name="gr8" draw:text-style-name="P10" svg:width="0.5cm" svg:height="0.5cm" svg:x="144.408cm" svg:y="14.425cm"><text:p text:style-name="P3">-</text:p></draw:circle><draw:rect text:anchor-type="paragraph" draw:z-index="293" draw:style-name="gr5" draw:text-style-name="P7" svg:width="5.001cm" svg:height="3.001cm" svg:x="143.909cm" svg:y="14.924cm"><text:p text:style-name="P3">Synth Distribution Centre</text:p><text:p text:style-name="P3">Needs:Synths,Soldiers &amp;</text:p><text:p text:style-name="P3">Industrial Goods</text:p><text:p text:style-name="P3"><text:span text:style-name="T2">Increase ensalved synthetic </text:span></text:p><text:p text:style-name="P3"><text:span text:style-name="T2">Population by a fixed amout</text:span></text:p></draw:rect><draw:rect text:anchor-type="paragraph" draw:z-index="294" draw:style-name="gr3" draw:text-style-name="P5" svg:width="10cm" svg:height="3.001cm" svg:x="48.897cm" svg:y="11.915cm"><text:p text:style-name="P3">Population is smalland medium loyal</text:p></draw:rect><draw:rect text:anchor-type="paragraph" draw:z-index="295" draw:style-name="gr13" draw:text-style-name="P15" svg:width="0.403cm" svg:height="0.403cm" svg:x="53.896cm" svg:y="2.914cm"><text:p text:style-name="P3"><text:span text:style-name="T1">2</text:span></text:p></draw:rect><draw:rect text:anchor-type="paragraph" draw:z-index="296" draw:style-name="gr5" draw:text-style-name="P7" svg:width="5.001cm" svg:height="3.001cm" svg:x="133.907cm" svg:y="14.924cm"><text:p text:style-name="P3">Labour Camps</text:p><text:p text:style-name="P3">Needs:Food, Soldiers,</text:p><text:p text:style-name="P3">Industrial Goods</text:p><text:p text:style-name="P3"><text:span text:style-name="T2">Decreases slave population</text:span></text:p><text:p text:style-name="P3"><text:span text:style-name="T2">By fixed amout</text:span></text:p></draw:rect><draw:circle text:anchor-type="paragraph" draw:z-index="297" draw:style-name="gr4" draw:text-style-name="P6" svg:width="0.5cm" svg:height="0.5cm" svg:x="133.907cm" svg:y="17.425cm"><text:p/></draw:circle><draw:rect text:anchor-type="paragraph" draw:z-index="298" draw:style-name="gr5" draw:text-style-name="P7" svg:width="5.001cm" svg:height="3.001cm" svg:x="138.908cm" svg:y="14.924cm"><text:p text:style-name="P3">Deconstruction Side</text:p><text:p text:style-name="P3">Needs:Food, Soldiers,</text:p><text:p text:style-name="P3">Industrial Goods</text:p><text:p text:style-name="P3"><text:span text:style-name="T2">Decreases enslaved synthetic</text:span></text:p><text:p text:style-name="P3"><text:span text:style-name="T2"><text:s/></text:span><text:span text:style-name="T2">Population by a fixed amout</text:span></text:p></draw:rect><draw:rect text:anchor-type="paragraph" draw:z-index="299" draw:style-name="gr5" draw:text-style-name="P7" svg:width="5.001cm" svg:height="6.002cm" svg:x="148.909cm" svg:y="2.914cm"><text:p text:style-name="P3">Fleet Training Facility</text:p><text:p text:style-name="P3">Needs:</text:p><text:p text:style-name="P3">Food, Basic, Organic &amp; <text:s/></text:p><text:p text:style-name="P3">Special Shipparts also </text:p><text:p text:style-name="P3">Consumer &amp; IndustrialGoods</text:p><text:p text:style-name="P3"><text:span text:style-name="T2">Increaes Ship experience</text:span></text:p></draw:rect><draw:rect text:anchor-type="paragraph" draw:z-index="300" draw:style-name="gr5" draw:text-style-name="P7" svg:width="5.001cm" svg:height="3.001cm" svg:x="148.909cm" svg:y="8.924cm"><text:p text:style-name="P3">Training Site</text:p><text:p text:style-name="P3">Needs:</text:p><text:p text:style-name="P3"><text:s/>Food, Weapons, Soliers</text:p><text:p text:style-name="P3">Consumer &amp; Industrial Goods</text:p><text:p text:style-name="P3"><text:span text:style-name="T2">Increase armie experience</text:span></text:p></draw:rect><draw:circle text:anchor-type="paragraph" draw:z-index="301" draw:style-name="gr12" draw:text-style-name="P13" svg:width="0.5cm" svg:height="0.5cm" svg:x="133.907cm" svg:y="5.415cm"><text:p text:style-name="P3">u</text:p></draw:circle><draw:circle text:anchor-type="paragraph" draw:z-index="302" draw:style-name="gr12" draw:text-style-name="P13" svg:width="0.5cm" svg:height="0.5cm" svg:x="148.909cm" svg:y="8.424cm"><text:p text:style-name="P3">w</text:p></draw:circle><draw:circle text:anchor-type="paragraph" draw:z-index="303" draw:style-name="gr12" draw:text-style-name="P13" svg:width="0.5cm" svg:height="0.5cm" svg:x="148.909cm" svg:y="11.416cm"><text:p text:style-name="P3">w</text:p></draw:circle><draw:circle text:anchor-type="paragraph" draw:z-index="304" draw:style-name="gr12" draw:text-style-name="P13" svg:width="0.5cm" svg:height="0.5cm" svg:x="138.908cm" svg:y="13.926cm"><text:p text:style-name="P3">w</text:p></draw:circle><draw:circle text:anchor-type="paragraph" draw:z-index="305" draw:style-name="gr12" draw:text-style-name="P13" svg:width="0.5cm" svg:height="0.5cm" svg:x="133.907cm" svg:y="14.425cm"><text:p text:style-name="P3">w</text:p></draw:circle><draw:circle text:anchor-type="paragraph" draw:z-index="306" draw:style-name="gr12" draw:text-style-name="P13" svg:width="0.5cm" svg:height="0.5cm" svg:x="143.909cm" svg:y="14.425cm"><text:p text:style-name="P3">w</text:p></draw:circle><draw:rect text:anchor-type="paragraph" draw:z-index="307" draw:style-name="gr5" draw:text-style-name="P7" svg:width="5.001cm" svg:height="3.001cm" svg:x="148.909cm" svg:y="11.924cm"><text:p text:style-name="P3">Planetary Shield Generator</text:p><text:p text:style-name="P3">Needs:</text:p><text:p text:style-name="P3">Soliers, Special </text:p><text:p text:style-name="P3">&amp; Industrial Goods</text:p><text:p text:style-name="P3"><text:span text:style-name="T2">Increase armie experience</text:span></text:p></draw:rect><draw:circle text:anchor-type="paragraph" draw:z-index="308" draw:style-name="gr12" draw:text-style-name="P13" svg:width="0.5cm" svg:height="0.5cm" svg:x="148.909cm" svg:y="14.425cm"><text:p text:style-name="P3">w</text:p></draw:circle><draw:rect text:anchor-type="paragraph" draw:z-index="309" draw:style-name="gr5" draw:text-style-name="P7" svg:width="5.001cm" svg:height="3.001cm" svg:x="153.91cm" svg:y="2.914cm"><text:p text:style-name="P3"><text:span text:style-name="T4">Planetary Defense Battery</text:span></text:p><text:p text:style-name="P3"><text:span text:style-name="T4">Needs: Soldiers, </text:span></text:p><text:p text:style-name="P3"><text:span text:style-name="T4">industrial Goods</text:span></text:p><text:p text:style-name="P3"><text:span text:style-name="T2">Increase storage </text:span></text:p><text:p text:style-name="P3"><text:span text:style-name="T2">for Defence units</text:span></text:p></draw:rect><draw:rect text:anchor-type="paragraph" draw:z-index="310" draw:style-name="gr5" draw:text-style-name="P7" svg:width="5.001cm" svg:height="3.001cm" svg:x="148.909cm" svg:y="14.921cm"><text:p text:style-name="P3"><text:span text:style-name="T4">Spacehangar</text:span></text:p><text:p text:style-name="P3"><text:span text:style-name="T4">Needs: Soldiers, Special</text:span></text:p><text:p text:style-name="P3"><text:span text:style-name="T4">&amp; industrial Goods</text:span></text:p><text:p text:style-name="P3"><text:span text:style-name="T2">Increase ship storage </text:span></text:p><text:p text:style-name="P3"><text:span text:style-name="T2">for safekeeping of ships</text:span></text:p></draw:rect><draw:rect text:anchor-type="paragraph" draw:z-index="311" draw:style-name="gr5" draw:text-style-name="P7" svg:width="5.001cm" svg:height="6.002cm" svg:x="153.91cm" svg:y="5.923cm"><text:p text:style-name="P3"><text:span text:style-name="T4">Repairdock</text:span></text:p><text:p text:style-name="P3"><text:span text:style-name="T4">Needs: Soldiers,</text:span></text:p><text:p text:style-name="P3"><text:span text:style-name="T4"><text:s/></text:span><text:span text:style-name="T4">Special &amp; industrial Goods,</text:span></text:p><text:p text:style-name="P3"><text:span text:style-name="T4"><text:s/></text:span><text:span text:style-name="T4">also basic ,organic and </text:span></text:p><text:p text:style-name="P3"><text:span text:style-name="T4">advanced shipparts</text:span></text:p><text:p text:style-name="P3"><text:span text:style-name="T2">Repair ships near the planet</text:span></text:p></draw:rect><draw:circle text:anchor-type="paragraph" draw:z-index="312" draw:style-name="gr12" draw:text-style-name="P13" svg:width="0.5cm" svg:height="0.5cm" svg:x="148.909cm" svg:y="17.422cm"><text:p text:style-name="P3">w</text:p></draw:circle><draw:circle text:anchor-type="paragraph" draw:z-index="313" draw:style-name="gr12" draw:text-style-name="P13" svg:width="0.5cm" svg:height="0.5cm" svg:x="153.91cm" svg:y="11.425cm"><text:p text:style-name="P3">w</text:p></draw:circle><draw:rect text:anchor-type="paragraph" draw:z-index="314" draw:style-name="gr5" draw:text-style-name="P7" svg:width="5.001cm" svg:height="6.002cm" svg:x="153.91cm" svg:y="11.924cm"><text:p text:style-name="P3"><text:span text:style-name="T4">Slavedock</text:span></text:p><text:p text:style-name="P3"><text:span text:style-name="T4">Needs: Soldiers,</text:span></text:p><text:p text:style-name="P3"><text:span text:style-name="T4"><text:s/></text:span><text:span text:style-name="T4">Special &amp; industrial Goods,</text:span></text:p><text:p text:style-name="P3"><text:span text:style-name="T4"><text:s/></text:span><text:span text:style-name="T4">also basic ,organic and </text:span></text:p><text:p text:style-name="P3"><text:span text:style-name="T4">advanced shipparts</text:span></text:p><text:p text:style-name="P3"><text:span text:style-name="T2">Repair ships near the planet</text:span></text:p></draw:rect><draw:circle text:anchor-type="paragraph" draw:z-index="315" draw:style-name="gr12" draw:text-style-name="P13" svg:width="0.5cm" svg:height="0.5cm" svg:x="153.91cm" svg:y="17.422cm"><text:p text:style-name="P3">w</text:p></draw:circle><draw:circle text:anchor-type="paragraph" draw:z-index="316" draw:style-name="gr9" draw:text-style-name="P11" svg:width="0.5cm" svg:height="0.5cm" svg:x="154.409cm" svg:y="11.425cm"><text:p/></draw:circle><draw:rect text:anchor-type="paragraph" draw:z-index="318" draw:style-name="gr13" draw:text-style-name="P15" svg:width="0.403cm" svg:height="0.403cm" svg:x="143.909cm" svg:y="8.915cm"><text:p text:style-name="P3"><text:span text:style-name="T1">3</text:span></text:p></draw:rect><draw:rect text:anchor-type="paragraph" draw:z-index="319" draw:style-name="gr13" draw:text-style-name="P15" svg:width="0.403cm" svg:height="0.403cm" svg:x="143.9cm" svg:y="5.914cm"><text:p text:style-name="P3"><text:span text:style-name="T1">2</text:span></text:p></draw:rect><draw:rect text:anchor-type="paragraph" draw:z-index="320" draw:style-name="gr13" draw:text-style-name="P15" svg:width="0.403cm" svg:height="0.403cm" svg:x="138.908cm" svg:y="5.914cm"><text:p text:style-name="P3"><text:span text:style-name="T1">1</text:span></text:p></draw:rect><draw:rect text:anchor-type="paragraph" draw:z-index="321" draw:style-name="gr13" draw:text-style-name="P15" svg:width="0.403cm" svg:height="0.403cm" svg:x="133.907cm" svg:y="8.924cm"><text:p text:style-name="P3"><text:span text:style-name="T1">1</text:span></text:p></draw:rect><draw:rect text:anchor-type="paragraph" draw:z-index="322" draw:style-name="gr13" draw:text-style-name="P15" svg:width="0.403cm" svg:height="0.403cm" svg:x="138.908cm" svg:y="8.924cm"><text:p text:style-name="P3"><text:span text:style-name="T1">2</text:span></text:p></draw:rect><draw:rect text:anchor-type="paragraph" draw:z-index="323" draw:style-name="gr13" draw:text-style-name="P15" svg:width="0.403cm" svg:height="0.403cm" svg:x="143.909cm" svg:y="14.924cm"><text:p text:style-name="P3"><text:span text:style-name="T1">2</text:span></text:p></draw:rect><draw:rect text:anchor-type="paragraph" draw:z-index="324" draw:style-name="gr13" draw:text-style-name="P15" svg:width="0.403cm" svg:height="0.403cm" svg:x="138.908cm" svg:y="14.924cm"><text:p text:style-name="P3"><text:span text:style-name="T1">1</text:span></text:p></draw:rect><draw:circle text:anchor-type="paragraph" draw:z-index="325" draw:style-name="gr9" draw:text-style-name="P11" svg:width="0.5cm" svg:height="0.5cm" svg:x="134.407cm" svg:y="11.425cm"><text:p/></draw:circle><draw:circle text:anchor-type="paragraph" draw:z-index="326" draw:style-name="gr9" draw:text-style-name="P11" svg:width="0.5cm" svg:height="0.5cm" svg:x="139.407cm" svg:y="14.425cm"><text:p/></draw:circle><draw:circle text:anchor-type="paragraph" draw:z-index="327" draw:style-name="gr9" draw:text-style-name="P11" svg:width="0.5cm" svg:height="0.5cm" svg:x="144.907cm" svg:y="14.425cm"><text:p/></draw:circle><draw:circle text:anchor-type="paragraph" draw:z-index="328" draw:style-name="gr9" draw:text-style-name="P11" svg:width="0.5cm" svg:height="0.5cm" svg:x="143.909cm" svg:y="17.425cm"><text:p/></draw:circle><draw:circle text:anchor-type="paragraph" draw:z-index="329" draw:style-name="gr9" draw:text-style-name="P11" svg:width="0.5cm" svg:height="0.5cm" svg:x="138.908cm" svg:y="11.416cm"><text:p/></draw:circle><draw:circle text:anchor-type="paragraph" draw:z-index="330" draw:style-name="gr9" draw:text-style-name="P11" svg:width="0.5cm" svg:height="0.5cm" svg:x="143.909cm" svg:y="11.416cm"><text:p/></draw:circle><draw:circle text:anchor-type="paragraph" draw:z-index="331" draw:style-name="gr9" draw:text-style-name="P11" svg:width="0.5cm" svg:height="0.5cm" svg:x="143.909cm" svg:y="8.416cm"><text:p/></draw:circle><draw:rect text:anchor-type="paragraph" draw:z-index="332" draw:style-name="gr5" draw:text-style-name="P7" svg:width="6.746cm" svg:height="2.001cm" svg:x="18.531cm" svg:y="16.916cm"><text:p text:style-name="P3">Means that the building </text:p><text:p text:style-name="P3">Don't need a workforce</text:p><text:p text:style-name="P3">(has a lowerd effeciency compared </text:p><text:p text:style-name="P3">to other buildings)</text:p></draw:rect><draw:circle text:anchor-type="paragraph" draw:z-index="333" draw:style-name="gr15" draw:text-style-name="P18" svg:width="0.5cm" svg:height="0.5cm" svg:x="18.531cm" svg:y="16.916cm"><text:p/></draw:circle><draw:circle text:anchor-type="paragraph" draw:z-index="335" draw:style-name="gr15" draw:text-style-name="P18" svg:width="0.5cm" svg:height="0.5cm" svg:x="88.9cm" svg:y="8.924cm"><text:p/></draw:circle><draw:circle text:anchor-type="paragraph" draw:z-index="336" draw:style-name="gr15" draw:text-style-name="P18" svg:width="0.5cm" svg:height="0.5cm" svg:x="78.893cm" svg:y="5.913cm"><text:p/></draw:circle><draw:circle text:anchor-type="paragraph" draw:z-index="337" draw:style-name="gr15" draw:text-style-name="P18" svg:width="0.5cm" svg:height="0.5cm" svg:x="93.906cm" svg:y="8.924cm"><text:p/></draw:circle><draw:circle text:anchor-type="paragraph" draw:z-index="338" draw:style-name="gr15" draw:text-style-name="P18" svg:width="0.5cm" svg:height="0.5cm" svg:x="98.907cm" svg:y="8.924cm"><text:p/></draw:circle><draw:circle text:anchor-type="paragraph" draw:z-index="339" draw:style-name="gr15" draw:text-style-name="P18" svg:width="0.5cm" svg:height="0.5cm" svg:x="93.901cm" svg:y="11.934cm"><text:p/></draw:circle><draw:circle text:anchor-type="paragraph" draw:z-index="340" draw:style-name="gr15" draw:text-style-name="P18" svg:width="0.5cm" svg:height="0.5cm" svg:x="63.895cm" svg:y="5.914cm"><text:p/></draw:circle><draw:rect text:anchor-type="paragraph" draw:z-index="341" draw:style-name="gr3" draw:text-style-name="P5" svg:width="5.001cm" svg:height="3.001cm" svg:x="48.899cm" svg:y="8.915cm"><text:p text:style-name="P3">Rationalized Organics Farm</text:p><text:p text:style-name="P3">Needs:</text:p><text:p text:style-name="P3">Industrial Goods</text:p><text:p text:style-name="P3">Produces:</text:p><text:p text:style-name="P3">Rare Minerals</text:p></draw:rect><draw:circle text:anchor-type="paragraph" draw:z-index="342" draw:style-name="gr6" draw:text-style-name="P8" svg:width="0.5cm" svg:height="0.5cm" svg:x="48.899cm" svg:y="11.416cm"><text:p/></draw:circle><draw:rect text:anchor-type="paragraph" draw:z-index="343" draw:style-name="gr3" draw:text-style-name="P5" svg:width="5.001cm" svg:height="3.001cm" svg:x="53.899cm" svg:y="8.915cm"><text:p text:style-name="P3">Rationalized Refinerys</text:p><text:p text:style-name="P3">Needs:</text:p><text:p text:style-name="P3">Industrial Goods</text:p><text:p text:style-name="P3">Produces:</text:p><text:p text:style-name="P3">Rare Minerals</text:p></draw:rect><draw:circle text:anchor-type="paragraph" draw:z-index="344" draw:style-name="gr15" draw:text-style-name="P18" svg:width="0.5cm" svg:height="0.5cm" svg:x="48.899cm" svg:y="8.915cm"><text:p/></draw:circle><draw:circle text:anchor-type="paragraph" draw:z-index="345" draw:style-name="gr15" draw:text-style-name="P18" svg:width="0.5cm" svg:height="0.5cm" svg:x="53.899cm" svg:y="8.915cm"><text:p/></draw:circle><draw:rect text:anchor-type="paragraph" draw:z-index="3" draw:style-name="gr2" draw:text-style-name="P3" svg:width="10cm" svg:height="3.001cm" svg:x="-1.101cm" svg:y="8.915cm"><text:p text:style-name="P3">Population is sized and illoyal</text:p></draw:rect><draw:circle text:anchor-type="paragraph" draw:z-index="346" draw:style-name="gr6" draw:text-style-name="P8" svg:width="0.5cm" svg:height="0.5cm" svg:x="53.899cm" svg:y="11.416cm"><text:p/></draw:circle><draw:rect text:anchor-type="paragraph" draw:z-index="347" draw:style-name="gr2" draw:text-style-name="P3" svg:width="5.001cm" svg:height="3.001cm" svg:x="3.898cm" svg:y="5.914cm"><text:p text:style-name="P3">Ai industrial farms</text:p><text:p text:style-name="P3">Needs:</text:p><text:p text:style-name="P3"><text:s/>Special Goods</text:p><text:p text:style-name="P3">Produces:</text:p><text:p text:style-name="P3">Industrial Goods</text:p></draw:rect><draw:rect text:anchor-type="paragraph" draw:z-index="348" draw:style-name="gr2" draw:text-style-name="P3" svg:width="5.001cm" svg:height="3.001cm" svg:x="-1.101cm" svg:y="5.914cm"><text:p text:style-name="P3">Ai specialized farms</text:p><text:p text:style-name="P3">Needs:</text:p><text:p text:style-name="P3"><text:s/>Industrial Goods</text:p><text:p text:style-name="P3">Produces:</text:p><text:p text:style-name="P3">Special Goods</text:p></draw:rect><draw:rect text:anchor-type="paragraph" draw:z-index="349" draw:style-name="gr3" draw:text-style-name="P5" svg:width="5.001cm" svg:height="3.001cm" svg:x="8.899cm" svg:y="5.914cm"><text:p text:style-name="P3">Ai Specialized mines</text:p><text:p text:style-name="P3">Needs:</text:p><text:p text:style-name="P3">Industrial Goods</text:p><text:p text:style-name="P3">Produces:</text:p><text:p text:style-name="P3">Special Goods</text:p></draw:rect><draw:rect text:anchor-type="paragraph" draw:z-index="350" draw:style-name="gr3" draw:text-style-name="P5" svg:width="5.001cm" svg:height="3.001cm" svg:x="13.896cm" svg:y="5.914cm"><text:p text:style-name="P3">Ai industrial mines</text:p><text:p text:style-name="P3">Needs:</text:p><text:p text:style-name="P3"><text:s/>Special Goods</text:p><text:p text:style-name="P3">Produces:</text:p><text:p text:style-name="P3">Industrial Goods</text:p></draw:rect><draw:circle text:anchor-type="paragraph" draw:z-index="351" draw:style-name="gr6" draw:text-style-name="P8" svg:width="0.5cm" svg:height="0.5cm" svg:x="-1.101cm" svg:y="8.416cm"><text:p/></draw:circle><draw:circle text:anchor-type="paragraph" draw:z-index="352" draw:style-name="gr6" draw:text-style-name="P8" svg:width="0.5cm" svg:height="0.5cm" svg:x="3.9cm" svg:y="8.416cm"><text:p/></draw:circle><draw:circle text:anchor-type="paragraph" draw:z-index="353" draw:style-name="gr6" draw:text-style-name="P8" svg:width="0.5cm" svg:height="0.5cm" svg:x="8.899cm" svg:y="8.416cm"><text:p/></draw:circle><draw:circle text:anchor-type="paragraph" draw:z-index="25" draw:style-name="gr6" draw:text-style-name="P8" svg:width="0.5cm" svg:height="0.5cm" svg:x="8.899cm" svg:y="5.415cm"><text:p/></draw:circle><draw:circle text:anchor-type="paragraph" draw:z-index="354" draw:style-name="gr6" draw:text-style-name="P8" svg:width="0.5cm" svg:height="0.5cm" svg:x="13.899cm" svg:y="8.416cm"><text:p/></draw:circle><draw:circle text:anchor-type="paragraph" draw:z-index="355" draw:style-name="gr8" draw:text-style-name="P10" svg:width="0.5cm" svg:height="0.5cm" svg:x="-0.601cm" svg:y="8.416cm"><text:p text:style-name="P3">-</text:p></draw:circle><draw:circle text:anchor-type="paragraph" draw:z-index="356" draw:style-name="gr8" draw:text-style-name="P10" svg:width="0.5cm" svg:height="0.5cm" svg:x="4.399cm" svg:y="8.416cm"><text:p text:style-name="P3">-</text:p></draw:circle><draw:rect text:anchor-type="paragraph" draw:z-index="7" draw:style-name="gr3" draw:text-style-name="P5" svg:width="10cm" svg:height="3.001cm" svg:x="8.899cm" svg:y="8.915cm"><text:p text:style-name="P3">Population is small and illoyall</text:p></draw:rect><draw:circle text:anchor-type="paragraph" draw:z-index="357" draw:style-name="gr8" draw:text-style-name="P10" svg:width="0.5cm" svg:height="0.5cm" svg:x="9.398cm" svg:y="8.416cm"><text:p text:style-name="P3">-</text:p></draw:circle><draw:circle text:anchor-type="paragraph" draw:z-index="358" draw:style-name="gr8" draw:text-style-name="P10" svg:width="0.5cm" svg:height="0.5cm" svg:x="14.399cm" svg:y="8.416cm"><text:p text:style-name="P3">-</text:p></draw:circle><draw:circle text:anchor-type="paragraph" draw:z-index="359" draw:style-name="gr15" draw:text-style-name="P18" svg:width="0.5cm" svg:height="0.5cm" svg:x="-1.101cm" svg:y="5.914cm"><text:p/></draw:circle><draw:circle text:anchor-type="paragraph" draw:z-index="360" draw:style-name="gr15" draw:text-style-name="P18" svg:width="0.5cm" svg:height="0.5cm" svg:x="3.898cm" svg:y="5.914cm"><text:p/></draw:circle><draw:circle text:anchor-type="paragraph" draw:z-index="361" draw:style-name="gr15" draw:text-style-name="P18" svg:width="0.5cm" svg:height="0.5cm" svg:x="8.899cm" svg:y="5.914cm"><text:p/></draw:circle><draw:circle text:anchor-type="paragraph" draw:z-index="362" draw:style-name="gr15" draw:text-style-name="P18" svg:width="0.5cm" svg:height="0.5cm" svg:x="13.899cm" svg:y="5.914cm"><text:p/></draw:circle><draw:circle text:anchor-type="paragraph" draw:z-index="363" draw:style-name="gr15" draw:text-style-name="P18" svg:width="0.5cm" svg:height="0.5cm" svg:x="98.899cm" svg:y="11.924cm"><text:p/></draw:circle><draw:circle text:anchor-type="paragraph" draw:z-index="364" draw:style-name="gr15" draw:text-style-name="P18" svg:width="0.5cm" svg:height="0.5cm" svg:x="133.907cm" svg:y="2.914cm"><text:p/></draw:circle><draw:circle text:anchor-type="paragraph" draw:z-index="365" draw:style-name="gr15" draw:text-style-name="P18" svg:width="0.5cm" svg:height="0.5cm" svg:x="133.907cm" svg:y="5.914cm"><text:p/></draw:circle><draw:rect text:anchor-type="paragraph" draw:z-index="366" draw:style-name="gr5" draw:text-style-name="P7" svg:width="5.001cm" svg:height="3.001cm" svg:x="158.911cm" svg:y="2.914cm"><text:p text:style-name="P3"><text:span text:style-name="T4">Ai Defense Grid</text:span></text:p><text:p text:style-name="P3"><text:span text:style-name="T4">Needs: Soldiers, special </text:span></text:p><text:p text:style-name="P3"><text:span text:style-name="T4">industrial Goods</text:span></text:p><text:p text:style-name="P3"><text:span text:style-name="T2">Increase Ground and </text:span></text:p><text:p text:style-name="P3"><text:span text:style-name="T2">space Defence</text:span></text:p></draw:rect><draw:circle text:anchor-type="paragraph" draw:z-index="367" draw:style-name="gr15" draw:text-style-name="P18" svg:width="0.5cm" svg:height="0.5cm" svg:x="158.9cm" svg:y="2.914cm"><text:p/></draw:circle><draw:rect text:anchor-type="paragraph" draw:z-index="368" draw:style-name="gr13" draw:text-style-name="P15" svg:width="0.403cm" svg:height="0.403cm" svg:x="138.901cm" svg:y="2.914cm"><text:p text:style-name="P3"><text:span text:style-name="T1">2</text:span></text:p></draw:rect><draw:rect text:anchor-type="paragraph" draw:z-index="369" draw:style-name="gr13" draw:text-style-name="P15" svg:width="0.403cm" svg:height="0.403cm" svg:x="143.9cm" svg:y="2.914cm"><text:p text:style-name="P3"><text:span text:style-name="T1">2</text:span></text:p></draw:rect><draw:rect text:anchor-type="paragraph" draw:z-index="370" draw:style-name="gr13" draw:text-style-name="P15" svg:width="0.403cm" svg:height="0.403cm" svg:x="148.9cm" svg:y="2.914cm"><text:p text:style-name="P3"><text:span text:style-name="T1">3</text:span></text:p></draw:rect><draw:rect text:anchor-type="paragraph" draw:z-index="371" draw:style-name="gr13" draw:text-style-name="P15" svg:width="0.403cm" svg:height="0.403cm" svg:x="148.909cm" svg:y="8.915cm"><text:p text:style-name="P3"><text:span text:style-name="T1">3</text:span></text:p></draw:rect><draw:rect text:anchor-type="paragraph" draw:z-index="372" draw:style-name="gr13" draw:text-style-name="P15" svg:width="0.403cm" svg:height="0.403cm" svg:x="153.91cm" svg:y="5.923cm"><text:p text:style-name="P3"><text:span text:style-name="T1">2</text:span></text:p></draw:rect><draw:rect text:anchor-type="paragraph" draw:z-index="373" draw:style-name="gr13" draw:text-style-name="P15" svg:width="0.403cm" svg:height="0.403cm" svg:x="153.91cm" svg:y="11.924cm"><text:p text:style-name="P3"><text:span text:style-name="T1">0</text:span></text:p></draw:rect><draw:rect text:anchor-type="paragraph" draw:z-index="374" draw:style-name="gr13" draw:text-style-name="P15" svg:width="0.403cm" svg:height="0.403cm" svg:x="133.907cm" svg:y="11.924cm"><text:p text:style-name="P3"><text:span text:style-name="T1">2</text:span></text:p></draw:rect><draw:rect text:anchor-type="paragraph" draw:z-index="375" draw:style-name="gr13" draw:text-style-name="P15" svg:width="0.403cm" svg:height="0.403cm" svg:x="138.908cm" svg:y="11.915cm"><text:p text:style-name="P3"><text:span text:style-name="T1">3</text:span></text:p></draw:rect><draw:rect text:anchor-type="paragraph" draw:z-index="376" draw:style-name="gr13" draw:text-style-name="P15" svg:width="0.403cm" svg:height="0.403cm" svg:x="143.909cm" svg:y="11.924cm"><text:p text:style-name="P3"><text:span text:style-name="T1">3</text:span></text:p></draw:rect><draw:circle text:anchor-type="paragraph" draw:z-index="377" draw:style-name="gr15" draw:text-style-name="P18" svg:width="0.5cm" svg:height="0.5cm" svg:x="133.907cm" svg:y="14.924cm"><text:p/></draw:circle><draw:rect text:anchor-type="paragraph" draw:z-index="378" draw:style-name="gr5" draw:text-style-name="P7" svg:width="5.001cm" svg:height="3.001cm" svg:x="158.911cm" svg:y="5.923cm"><text:p text:style-name="P3">Organics Camps</text:p><text:p text:style-name="P3">Needs:Soldiers,Special &amp;</text:p><text:p text:style-name="P3">Industrial Goods</text:p><text:p text:style-name="P3"><text:span text:style-name="T2">Decreases none-synthetic </text:span></text:p><text:p text:style-name="P3"><text:span text:style-name="T2">Population by fixed amout</text:span></text:p></draw:rect><draw:circle text:anchor-type="paragraph" draw:z-index="379" draw:style-name="gr15" draw:text-style-name="P18" svg:width="0.5cm" svg:height="0.5cm" svg:x="158.911cm" svg:y="5.923cm"><text:p/></draw:circle><draw:circle text:anchor-type="paragraph" draw:z-index="380" draw:style-name="gr15" draw:text-style-name="P18" svg:width="0.5cm" svg:height="0.5cm" svg:x="148.909cm" svg:y="14.921cm"><text:p/></draw:circle><draw:circle text:anchor-type="paragraph" draw:z-index="381" draw:style-name="gr15" draw:text-style-name="P18" svg:width="0.5cm" svg:height="0.5cm" svg:x="148.909cm" svg:y="11.924cm"><text:p/></draw:circle><draw:circle text:anchor-type="paragraph" draw:z-index="382" draw:style-name="gr15" draw:text-style-name="P18" svg:width="0.5cm" svg:height="0.5cm" svg:x="153.91cm" svg:y="2.914cm"><text:p/></draw:circle><draw:rect text:anchor-type="paragraph" draw:z-index="383" draw:style-name="gr5" draw:text-style-name="P7" svg:width="5.001cm" svg:height="3.001cm" svg:x="158.911cm" svg:y="8.924cm"><text:p text:style-name="P3"><text:span text:style-name="T4">Ai Logistic centre</text:span></text:p><text:p text:style-name="P3"><text:span text:style-name="T4">Needs: Synths, special &amp; </text:span></text:p><text:p text:style-name="P3"><text:span text:style-name="T4">industrial Goods</text:span></text:p><text:p text:style-name="P3"><text:span text:style-name="T2">Ship of Goods </text:span></text:p><text:p text:style-name="P3"><text:span text:style-name="T2">huge</text:span></text:p></draw:rect><draw:rect text:anchor-type="paragraph" draw:z-index="384" draw:style-name="gr5" draw:text-style-name="P7" svg:width="5.001cm" svg:height="3.001cm" svg:x="158.911cm" svg:y="11.924cm"><text:p text:style-name="P3">Seed of the machine gods</text:p><text:p text:style-name="P3">Produces: Special &amp;</text:p><text:p text:style-name="P3">Industrial Goods</text:p><text:p text:style-name="P3"><text:span text:style-name="T2">Automatically created</text:span></text:p><text:p text:style-name="P3"><text:span text:style-name="T2"><text:s/></text:span><text:span text:style-name="T2">on landig by ai clonizer</text:span></text:p></draw:rect><draw:circle text:anchor-type="paragraph" draw:z-index="385" draw:style-name="gr15" draw:text-style-name="P18" svg:width="0.5cm" svg:height="0.5cm" svg:x="158.911cm" svg:y="8.924cm"><text:p/></draw:circle><draw:circle text:anchor-type="paragraph" draw:z-index="386" draw:style-name="gr15" draw:text-style-name="P18" svg:width="0.5cm" svg:height="0.5cm" svg:x="158.911cm" svg:y="11.924cm"><text:p/></draw:circle><draw:rect text:anchor-type="paragraph" draw:z-index="387" draw:style-name="gr3" draw:text-style-name="P5" svg:width="5.001cm" svg:height="3.001cm" svg:x="163.902cm" svg:y="2.923cm"><text:p text:style-name="P3">Ai basic parts Production</text:p><text:p text:style-name="P3">Needs:</text:p><text:p text:style-name="P3"><text:s/>Specailzed &amp; </text:p><text:p text:style-name="P3">industrial Goods</text:p><text:p text:style-name="P3">Produces:</text:p><text:p text:style-name="P3">Basic Shipparts</text:p></draw:rect><draw:rect text:anchor-type="paragraph" draw:z-index="388" draw:style-name="gr3" draw:text-style-name="P5" svg:width="5.001cm" svg:height="3.001cm" svg:x="168.903cm" svg:y="2.923cm"><text:p text:style-name="P3">Ai organic parts Production</text:p><text:p text:style-name="P3">Needs:</text:p><text:p text:style-name="P3"><text:s/>Specailzed &amp; </text:p><text:p text:style-name="P3">industrial Goods</text:p><text:p text:style-name="P3">Produces:</text:p><text:p text:style-name="P3">Organic Shipparts</text:p></draw:rect><draw:rect text:anchor-type="paragraph" draw:z-index="389" draw:style-name="gr3" draw:text-style-name="P5" svg:width="5.001cm" svg:height="3.001cm" svg:x="163.902cm" svg:y="5.923cm"><text:p text:style-name="P3">Ai Special parts Production</text:p><text:p text:style-name="P3">Needs:</text:p><text:p text:style-name="P3"><text:s/>Rare Minerals,</text:p><text:p text:style-name="P3">industrial Goods</text:p><text:p text:style-name="P3">Produces:</text:p><text:p text:style-name="P3">Special Shipparts</text:p></draw:rect><draw:rect text:anchor-type="paragraph" draw:z-index="390" draw:style-name="gr3" draw:text-style-name="P5" svg:width="5.001cm" svg:height="3.001cm" svg:x="168.901cm" svg:y="5.923cm"><text:p text:style-name="P3">Ai advances parts Production</text:p><text:p text:style-name="P3">Needs:</text:p><text:p text:style-name="P3">Specialzed &amp; industrial Goods</text:p><text:p text:style-name="P3">Basic &amp; Organic Shipparts</text:p><text:p text:style-name="P3">Produces:</text:p><text:p text:style-name="P3">Advanced Shipparts</text:p></draw:rect><draw:rect text:anchor-type="paragraph" draw:z-index="391" draw:style-name="gr3" draw:text-style-name="P5" svg:width="5.001cm" svg:height="3.001cm" svg:x="163.901cm" svg:y="8.924cm"><text:p text:style-name="P3">AutomatedWeapon factory</text:p><text:p text:style-name="P3">Needs:</text:p><text:p text:style-name="P3">Industrial &amp;<text:line-break/>Specialized Goods</text:p><text:p text:style-name="P3">Produces:</text:p><text:p text:style-name="P3">Weapons</text:p></draw:rect><draw:rect text:anchor-type="paragraph" draw:z-index="392" draw:style-name="gr3" draw:text-style-name="P5" svg:width="5.001cm" svg:height="3.001cm" svg:x="168.901cm" svg:y="8.924cm"><text:p text:style-name="P3">Automated Synth factory</text:p><text:p text:style-name="P3">Needs: </text:p><text:p text:style-name="P3">Specialized &amp; Industrial </text:p><text:p text:style-name="P3">Goods, Rare Minerals</text:p><text:p text:style-name="P3"><text:s/>Produces:</text:p><text:p text:style-name="P3">Synths</text:p></draw:rect><draw:circle text:anchor-type="paragraph" draw:z-index="393" draw:style-name="gr8" draw:text-style-name="P10" svg:width="0.5cm" svg:height="0.5cm" svg:x="163.911cm" svg:y="11.425cm"><text:p text:style-name="P3">-</text:p></draw:circle><draw:circle text:anchor-type="paragraph" draw:z-index="394" draw:style-name="gr15" draw:text-style-name="P18" svg:width="0.5cm" svg:height="0.5cm" svg:x="163.901cm" svg:y="9.423cm"><text:p/></draw:circle><draw:circle text:anchor-type="paragraph" draw:z-index="395" draw:style-name="gr8" draw:text-style-name="P10" svg:width="0.5cm" svg:height="0.5cm" svg:x="168.903cm" svg:y="11.425cm"><text:p text:style-name="P3">-</text:p></draw:circle><draw:circle text:anchor-type="paragraph" draw:z-index="396" draw:style-name="gr15" draw:text-style-name="P18" svg:width="0.5cm" svg:height="0.5cm" svg:x="168.901cm" svg:y="9.423cm"><text:p/></draw:circle><draw:circle text:anchor-type="paragraph" draw:z-index="397" draw:style-name="gr8" draw:text-style-name="P10" svg:width="0.5cm" svg:height="0.5cm" svg:x="163.911cm" svg:y="8.416cm"><text:p text:style-name="P3">-</text:p></draw:circle><draw:circle text:anchor-type="paragraph" draw:z-index="398" draw:style-name="gr15" draw:text-style-name="P18" svg:width="0.5cm" svg:height="0.5cm" svg:x="163.911cm" svg:y="6.414cm"><text:p/></draw:circle><draw:circle text:anchor-type="paragraph" draw:z-index="399" draw:style-name="gr8" draw:text-style-name="P10" svg:width="0.5cm" svg:height="0.5cm" svg:x="168.901cm" svg:y="8.424cm"><text:p text:style-name="P3">-</text:p></draw:circle><draw:circle text:anchor-type="paragraph" draw:z-index="400" draw:style-name="gr15" draw:text-style-name="P18" svg:width="0.5cm" svg:height="0.5cm" svg:x="168.901cm" svg:y="6.422cm"><text:p/></draw:circle><draw:circle text:anchor-type="paragraph" draw:z-index="401" draw:style-name="gr8" draw:text-style-name="P10" svg:width="0.5cm" svg:height="0.5cm" svg:x="163.901cm" svg:y="5.415cm"><text:p text:style-name="P3">-</text:p></draw:circle><draw:circle text:anchor-type="paragraph" draw:z-index="402" draw:style-name="gr15" draw:text-style-name="P18" svg:width="0.5cm" svg:height="0.5cm" svg:x="163.901cm" svg:y="3.413cm"><text:p/></draw:circle><draw:circle text:anchor-type="paragraph" draw:z-index="403" draw:style-name="gr8" draw:text-style-name="P10" svg:width="0.5cm" svg:height="0.5cm" svg:x="168.903cm" svg:y="5.415cm"><text:p text:style-name="P3">-</text:p></draw:circle><draw:circle text:anchor-type="paragraph" draw:z-index="404" draw:style-name="gr15" draw:text-style-name="P18" svg:width="0.5cm" svg:height="0.5cm" svg:x="168.903cm" svg:y="3.413cm"><text:p/></draw:circle><draw:rect text:anchor-type="paragraph" draw:z-index="406" draw:style-name="gr5" draw:text-style-name="P7" svg:width="6.748cm" svg:height="2.001cm" svg:x="25.273cm" svg:y="16.916cm"><text:p text:style-name="P3">Means that the yiedl depends </text:p><text:p text:style-name="P3">on slave Population</text:p></draw:rect><draw:circle text:anchor-type="paragraph" draw:z-index="407" draw:style-name="gr11" draw:text-style-name="P12" svg:width="0.5cm" svg:height="0.5cm" svg:x="25.275cm" svg:y="16.916cm"><text:p text:style-name="P3">s</text:p></draw:circle><draw:rect text:anchor-type="paragraph" draw:z-index="408" draw:style-name="gr5" draw:text-style-name="P7" svg:width="6.751cm" svg:height="2.001cm" svg:x="32.02cm" svg:y="20.916cm"><text:p text:style-name="P3">Means that the Structure has a </text:p><text:p text:style-name="P3">Manufactory (happiness bonus,</text:p><text:p text:style-name="P3">Lower Production) variant</text:p></draw:rect><draw:circle text:anchor-type="paragraph" draw:z-index="409" draw:style-name="gr12" draw:text-style-name="P13" svg:width="0.5cm" svg:height="0.5cm" svg:x="32.02cm" svg:y="20.916cm"><text:p text:style-name="P3">M</text:p></draw:circle><draw:circle text:anchor-type="paragraph" draw:z-index="410" draw:style-name="gr12" draw:text-style-name="P13" svg:width="0.5cm" svg:height="0.5cm" svg:x="18.898cm" svg:y="4.916cm"><text:p text:style-name="P3">M</text:p></draw:circle><draw:circle text:anchor-type="paragraph" draw:z-index="411" draw:style-name="gr12" draw:text-style-name="P13" svg:width="0.5cm" svg:height="0.5cm" svg:x="23.897cm" svg:y="4.916cm"><text:p text:style-name="P3">M</text:p></draw:circle><draw:circle text:anchor-type="paragraph" draw:z-index="412" draw:style-name="gr12" draw:text-style-name="P13" svg:width="0.5cm" svg:height="0.5cm" svg:x="18.897cm" svg:y="7.916cm"><text:p text:style-name="P3">M</text:p></draw:circle><draw:circle text:anchor-type="paragraph" draw:z-index="413" draw:style-name="gr8" draw:text-style-name="P10" svg:width="0.5cm" svg:height="0.5cm" svg:x="19.397cm" svg:y="5.415cm"><text:p text:style-name="P3">-</text:p></draw:circle><draw:circle text:anchor-type="paragraph" draw:z-index="414" draw:style-name="gr8" draw:text-style-name="P10" svg:width="0.5cm" svg:height="0.5cm" svg:x="19.396cm" svg:y="8.416cm"><text:p text:style-name="P3">-</text:p></draw:circle><draw:circle text:anchor-type="paragraph" draw:z-index="415" draw:style-name="gr8" draw:text-style-name="P10" svg:width="0.5cm" svg:height="0.5cm" svg:x="24.398cm" svg:y="5.415cm"><text:p text:style-name="P3">-</text:p></draw:circle><draw:circle text:anchor-type="paragraph" draw:z-index="416" draw:style-name="gr8" draw:text-style-name="P10" svg:width="0.5cm" svg:height="0.5cm" svg:x="29.397cm" svg:y="8.416cm"><text:p text:style-name="P3">-</text:p></draw:circle><draw:circle text:anchor-type="paragraph" draw:z-index="417" draw:style-name="gr8" draw:text-style-name="P10" svg:width="0.5cm" svg:height="0.5cm" svg:x="39.396cm" svg:y="5.415cm"><text:p text:style-name="P3">-</text:p></draw:circle><draw:circle text:anchor-type="paragraph" draw:z-index="418" draw:style-name="gr12" draw:text-style-name="P13" svg:width="0.5cm" svg:height="0.5cm" svg:x="38.897cm" svg:y="4.916cm"><text:p text:style-name="P3">M</text:p></draw:circle><draw:circle text:anchor-type="paragraph" draw:z-index="419" draw:style-name="gr12" draw:text-style-name="P13" svg:width="0.5cm" svg:height="0.5cm" svg:x="28.898cm" svg:y="7.916cm"><text:p text:style-name="P3">M</text:p></draw:circle><draw:circle text:anchor-type="paragraph" draw:z-index="420" draw:style-name="gr8" draw:text-style-name="P10" svg:width="0.5cm" svg:height="0.5cm" svg:x="44.397cm" svg:y="5.415cm"><text:p text:style-name="P3">-</text:p></draw:circle><draw:circle text:anchor-type="paragraph" draw:z-index="421" draw:style-name="gr12" draw:text-style-name="P13" svg:width="0.5cm" svg:height="0.5cm" svg:x="43.898cm" svg:y="4.916cm"><text:p text:style-name="P3">M</text:p></draw:circle><draw:circle text:anchor-type="paragraph" draw:z-index="422" draw:style-name="gr8" draw:text-style-name="P10" svg:width="0.5cm" svg:height="0.5cm" svg:x="39.395cm" svg:y="8.416cm"><text:p text:style-name="P3">-</text:p></draw:circle><draw:circle text:anchor-type="paragraph" draw:z-index="423" draw:style-name="gr12" draw:text-style-name="P13" svg:width="0.5cm" svg:height="0.5cm" svg:x="38.896cm" svg:y="7.916cm"><text:p text:style-name="P3">M</text:p></draw:circle><draw:circle text:anchor-type="paragraph" draw:z-index="424" draw:style-name="gr8" draw:text-style-name="P10" svg:width="0.5cm" svg:height="0.5cm" svg:x="44.395cm" svg:y="7.916cm"><text:p text:style-name="P3">-</text:p></draw:circle><draw:circle text:anchor-type="paragraph" draw:z-index="425" draw:style-name="gr12" draw:text-style-name="P13" svg:width="0.5cm" svg:height="0.5cm" svg:x="43.898cm" svg:y="7.916cm"><text:p text:style-name="P3">M</text:p></draw:circle><draw:circle text:anchor-type="paragraph" draw:z-index="426" draw:style-name="gr8" draw:text-style-name="P10" svg:width="0.5cm" svg:height="0.5cm" svg:x="39.396cm" svg:y="11.416cm"><text:p text:style-name="P3">-</text:p></draw:circle><draw:circle text:anchor-type="paragraph" draw:z-index="427" draw:style-name="gr12" draw:text-style-name="P13" svg:width="0.5cm" svg:height="0.5cm" svg:x="38.897cm" svg:y="10.917cm"><text:p text:style-name="P3">M</text:p></draw:circle><draw:rect text:anchor-type="paragraph" draw:z-index="67" draw:style-name="gr2" draw:text-style-name="P3" svg:width="10cm" svg:height="3.001cm" svg:x="58.896cm" svg:y="14.924cm"><text:p text:style-name="P3">Population is medium and very loyal</text:p><text:p text:style-name="P3"/></draw:rect><draw:rect text:anchor-type="paragraph" draw:z-index="428" draw:style-name="gr2" draw:text-style-name="P3" svg:width="5.001cm" svg:height="3.001cm" svg:x="63.895cm" svg:y="11.924cm"><text:p text:style-name="P3">Training Facility</text:p><text:p text:style-name="P3">Needs:</text:p><text:p text:style-name="P3"><text:s/>Food, Weapons, </text:p><text:p text:style-name="P3">Consumer &amp;</text:p><text:p text:style-name="P3">Industrial Goods</text:p></draw:rect><draw:rect text:anchor-type="paragraph" draw:z-index="429" draw:style-name="gr2" draw:text-style-name="P3" svg:width="5.001cm" svg:height="3.001cm" svg:x="58.9cm" svg:y="11.924cm"><text:p text:style-name="P3">Pilot scools</text:p><text:p text:style-name="P3">Needs:</text:p><text:p text:style-name="P3"><text:s/>Food, Basic shipparts,</text:p><text:p text:style-name="P3">Consumer &amp;</text:p><text:p text:style-name="P3">Industrial Goods</text:p></draw:rect><draw:circle text:anchor-type="paragraph" draw:z-index="430" draw:style-name="gr7" draw:text-style-name="P6" svg:width="0.5cm" svg:height="0.5cm" svg:x="58.896cm" svg:y="14.416cm"><text:p text:style-name="P3">6</text:p></draw:circle><draw:circle text:anchor-type="paragraph" draw:z-index="431" draw:style-name="gr7" draw:text-style-name="P6" svg:width="0.5cm" svg:height="0.5cm" svg:x="63.9cm" svg:y="14.425cm"><text:p text:style-name="P3">7</text:p></draw:circle><draw:circle text:anchor-type="paragraph" draw:z-index="432" draw:style-name="gr7" draw:text-style-name="P6" svg:width="0.5cm" svg:height="0.5cm" svg:x="58.9cm" svg:y="7.916cm"><text:p text:style-name="P3">6</text:p></draw:circle><draw:circle text:anchor-type="paragraph" draw:z-index="433" draw:style-name="gr7" draw:text-style-name="P6" svg:width="0.5cm" svg:height="0.5cm" svg:x="63.895cm" svg:y="4.916cm"><text:p text:style-name="P3">7</text:p></draw:circle><draw:rect text:anchor-type="paragraph" draw:z-index="434" draw:style-name="gr16" draw:text-style-name="P19" svg:width="5.001cm" svg:height="3.001cm" svg:x="173.911cm" svg:y="2.914cm"><text:p text:style-name="P3">Orbital Spire</text:p><text:p text:style-name="P3">Needs:</text:p><text:p text:style-name="P3"><text:s/>Nutrition-Slime</text:p><text:p text:style-name="P3">Produces:</text:p><text:p text:style-name="P3">Ships</text:p></draw:rect><draw:rect text:anchor-type="paragraph" draw:z-index="435" draw:style-name="gr16" draw:text-style-name="P19" svg:width="5.001cm" svg:height="3.001cm" svg:x="178.911cm" svg:y="2.914cm"><text:p text:style-name="P3">Spire Roots</text:p><text:p text:style-name="P3">Needs:</text:p><text:p text:style-name="P3"><text:s/>Nutrition-Slime</text:p></draw:rect><draw:rect text:anchor-type="paragraph" draw:z-index="436" draw:style-name="gr16" draw:text-style-name="P19" svg:width="5.001cm" svg:height="3.001cm" svg:x="173.911cm" svg:y="5.914cm"><text:p text:style-name="P3">Orbital Nest</text:p><text:p text:style-name="P3">Needs:</text:p><text:p text:style-name="P3"><text:s/>Nutrition-Slime</text:p><text:p text:style-name="P3">Produces:</text:p><text:p text:style-name="P3">Police Ships</text:p></draw:rect><draw:rect text:anchor-type="paragraph" draw:z-index="437" draw:style-name="gr16" draw:text-style-name="P19" svg:width="5.001cm" svg:height="3.001cm" svg:x="178.909cm" svg:y="5.914cm"><text:p text:style-name="P3">Warrior lair</text:p><text:p text:style-name="P3">Needs:</text:p><text:p text:style-name="P3"><text:s/>Nutrition-Slime</text:p><text:p text:style-name="P3">Produces:</text:p><text:p text:style-name="P3">Warriors</text:p></draw:rect><draw:rect text:anchor-type="paragraph" draw:z-index="438" draw:style-name="gr3" draw:text-style-name="P5" svg:width="10cm" svg:height="3.001cm" svg:x="163.901cm" svg:y="11.924cm"><text:p text:style-name="P3">No population</text:p></draw:rect><draw:circle text:anchor-type="paragraph" draw:z-index="439" draw:style-name="gr7" draw:text-style-name="P6" svg:width="0.5cm" svg:height="0.5cm" svg:x="174.401cm" svg:y="5.415cm"><text:p text:style-name="P3">7</text:p></draw:circle><draw:circle text:anchor-type="paragraph" draw:z-index="440" draw:style-name="gr7" draw:text-style-name="P6" svg:width="0.5cm" svg:height="0.5cm" svg:x="179.409cm" svg:y="5.415cm"><text:p text:style-name="P3">7</text:p></draw:circle><draw:circle text:anchor-type="paragraph" draw:z-index="441" draw:style-name="gr7" draw:text-style-name="P6" svg:width="0.5cm" svg:height="0.5cm" svg:x="174.41cm" svg:y="8.416cm"><text:p text:style-name="P3">7</text:p></draw:circle><draw:rect text:anchor-type="paragraph" draw:z-index="442" draw:style-name="gr17" draw:text-style-name="P20" svg:width="0.403cm" svg:height="0.403cm" svg:x="173.902cm" svg:y="5.923cm"><text:p text:style-name="P3"><text:span text:style-name="T1">2</text:span></text:p></draw:rect><draw:circle text:anchor-type="paragraph" draw:z-index="443" draw:style-name="gr9" draw:text-style-name="P11" svg:width="0.5cm" svg:height="0.5cm" svg:x="173.911cm" svg:y="5.424cm"><text:p/></draw:circle><draw:rect text:anchor-type="paragraph" draw:z-index="444" draw:style-name="gr5" draw:text-style-name="P7" svg:width="6.751cm" svg:height="8cm" svg:x="45.521cm" svg:y="14.915cm"><text:p text:style-name="P3">Describes the swarm population tier </text:p><text:p text:style-name="P3">necessary to operate the facility</text:p><text:p text:style-name="P3">1: Drones</text:p><text:p text:style-name="P3">2:Princes</text:p><text:p text:style-name="P3">3:Overlord</text:p></draw:rect><draw:rect text:anchor-type="paragraph" draw:z-index="445" draw:style-name="gr17" draw:text-style-name="P21" svg:width="0.401cm" svg:height="0.401cm" svg:x="45.604cm" svg:y="14.997cm"><text:p text:style-name="P3">1</text:p></draw:rect><draw:rect text:anchor-type="paragraph" draw:z-index="446" draw:style-name="gr17" draw:text-style-name="P20" svg:width="0.403cm" svg:height="0.403cm" svg:x="178.911cm" svg:y="2.914cm"><text:p text:style-name="P3"><text:span text:style-name="T1">1</text:span></text:p></draw:rect><draw:rect text:anchor-type="paragraph" draw:z-index="447" draw:style-name="gr17" draw:text-style-name="P20" svg:width="0.403cm" svg:height="0.403cm" svg:x="178.911cm" svg:y="5.914cm"><text:p text:style-name="P3"><text:span text:style-name="T1">2</text:span></text:p></draw:rect><draw:circle text:anchor-type="paragraph" draw:z-index="448" draw:style-name="gr9" draw:text-style-name="P11" svg:width="0.5cm" svg:height="0.5cm" svg:x="178.909cm" svg:y="5.415cm"><text:p/></draw:circle><draw:circle text:anchor-type="paragraph" draw:z-index="449" draw:style-name="gr9" draw:text-style-name="P11" svg:width="0.5cm" svg:height="0.5cm" svg:x="173.912cm" svg:y="8.424cm"><text:p/></draw:circle><draw:circle text:anchor-type="paragraph" draw:z-index="450" draw:style-name="gr9" draw:text-style-name="P11" svg:width="0.5cm" svg:height="0.5cm" svg:x="178.909cm" svg:y="8.416cm"><text:p/></draw:circle><draw:rect text:anchor-type="paragraph" draw:z-index="452" draw:style-name="gr11" draw:text-style-name="P12" svg:width="5.001cm" svg:height="3.001cm" svg:x="188.913cm" svg:y="2.914cm"><text:p text:style-name="P3">Fermentation Pool</text:p><text:p text:style-name="P3">Needs:</text:p><text:p text:style-name="P3"><text:s/>Fruits</text:p><text:p text:style-name="P3">Produces:</text:p><text:p text:style-name="P3">Fermented Fruits</text:p></draw:rect><draw:rect text:anchor-type="paragraph" draw:z-index="453" draw:style-name="gr11" draw:text-style-name="P12" svg:width="5.001cm" svg:height="3.001cm" svg:x="183.912cm" svg:y="5.914cm"><text:p text:style-name="P3">Slime Pool</text:p><text:p text:style-name="P3">Needs:</text:p><text:p text:style-name="P3"><text:s/>Fermented Fruits</text:p><text:p text:style-name="P3">Produces:</text:p><text:p text:style-name="P3">Nutrition-Slime</text:p></draw:rect><draw:rect text:anchor-type="paragraph" draw:z-index="454" draw:style-name="gr11" draw:text-style-name="P12" svg:width="5.001cm" svg:height="3.001cm" svg:x="183.912cm" svg:y="2.914cm"><text:p text:style-name="P3">Orchard</text:p><text:p text:style-name="P3">Produces:</text:p><text:p text:style-name="P3">Fruits</text:p></draw:rect><draw:circle text:anchor-type="paragraph" draw:z-index="455" draw:style-name="gr6" draw:text-style-name="P8" svg:width="0.5cm" svg:height="0.5cm" svg:x="183.912cm" svg:y="5.415cm"><text:p/></draw:circle><draw:circle text:anchor-type="paragraph" draw:z-index="456" draw:style-name="gr9" draw:text-style-name="P11" svg:width="0.5cm" svg:height="0.5cm" svg:x="184.411cm" svg:y="5.415cm"><text:p/></draw:circle><draw:circle text:anchor-type="paragraph" draw:z-index="457" draw:style-name="gr9" draw:text-style-name="P11" svg:width="0.5cm" svg:height="0.5cm" svg:x="188.913cm" svg:y="5.415cm"><text:p/></draw:circle><draw:circle text:anchor-type="paragraph" draw:z-index="458" draw:style-name="gr9" draw:text-style-name="P11" svg:width="0.5cm" svg:height="0.5cm" svg:x="183.912cm" svg:y="8.416cm"><text:p/></draw:circle><draw:rect text:anchor-type="paragraph" draw:z-index="459" draw:style-name="gr17" draw:text-style-name="P20" svg:width="0.403cm" svg:height="0.403cm" svg:x="183.912cm" svg:y="2.914cm"><text:p text:style-name="P3"><text:span text:style-name="T1">1</text:span></text:p></draw:rect><draw:rect text:anchor-type="paragraph" draw:z-index="460" draw:style-name="gr17" draw:text-style-name="P20" svg:width="0.403cm" svg:height="0.403cm" svg:x="188.913cm" svg:y="2.914cm"><text:p text:style-name="P3"><text:span text:style-name="T1">1</text:span></text:p></draw:rect><draw:rect text:anchor-type="paragraph" draw:z-index="461" draw:style-name="gr17" draw:text-style-name="P20" svg:width="0.403cm" svg:height="0.403cm" svg:x="173.911cm" svg:y="2.923cm"><text:p text:style-name="P3"><text:span text:style-name="T1">3</text:span></text:p></draw:rect><draw:rect text:anchor-type="paragraph" draw:z-index="462" draw:style-name="gr17" draw:text-style-name="P20" svg:width="0.403cm" svg:height="0.403cm" svg:x="183.912cm" svg:y="5.914cm"><text:p text:style-name="P3"><text:span text:style-name="T1">1</text:span></text:p></draw:rect><draw:circle text:anchor-type="paragraph" draw:z-index="464" draw:style-name="gr12" draw:text-style-name="P13" svg:width="0.5cm" svg:height="0.5cm" svg:x="173.902cm" svg:y="4.925cm"><text:p text:style-name="P3">h</text:p></draw:circle><draw:rect text:anchor-type="paragraph" draw:z-index="465" draw:style-name="gr16" draw:text-style-name="P19" svg:width="5.001cm" svg:height="3.001cm" svg:x="173.911cm" svg:y="8.915cm"><text:p text:style-name="P3">Warrior Chamber</text:p><text:p text:style-name="P3">Needs:</text:p><text:p text:style-name="P3"><text:s/>Nutrition-Slime, Warriors</text:p><text:p text:style-name="P3">Produces:</text:p><text:p text:style-name="P3">Armys</text:p></draw:rect><draw:rect text:anchor-type="paragraph" draw:z-index="466" draw:style-name="gr17" draw:text-style-name="P20" svg:width="0.403cm" svg:height="0.403cm" svg:x="173.912cm" svg:y="8.915cm"><text:p text:style-name="P3"><text:span text:style-name="T1">2</text:span></text:p></draw:rect><draw:circle text:anchor-type="paragraph" draw:z-index="467" draw:style-name="gr9" draw:text-style-name="P11" svg:width="0.5cm" svg:height="0.5cm" svg:x="173.911cm" svg:y="11.416cm"><text:p/></draw:circle><draw:rect text:anchor-type="paragraph" draw:z-index="468" draw:style-name="gr16" draw:text-style-name="P19" svg:width="5.001cm" svg:height="3.001cm" svg:x="193.913cm" svg:y="2.914cm"><text:p text:style-name="P3"><text:span text:style-name="T4">Hive</text:span></text:p><text:p text:style-name="P3"><text:span text:style-name="T4">Houses: Drones</text:span></text:p><text:p text:style-name="P3"><text:span text:style-name="T4">Needs:Nutrition-Slime</text:span></text:p></draw:rect><draw:rect text:anchor-type="paragraph" draw:z-index="469" draw:style-name="gr16" draw:text-style-name="P19" svg:width="5.001cm" svg:height="3.001cm" svg:x="198.912cm" svg:y="2.914cm"><text:p text:style-name="P3"><text:span text:style-name="T4">Royal Cahmbers</text:span></text:p><text:p text:style-name="P3"><text:span text:style-name="T4">Houses:Princes</text:span></text:p><text:p text:style-name="P3"><text:span text:style-name="T4">Needs:Nutrition-Slime,</text:span></text:p><text:p text:style-name="P3"><text:span text:style-name="T4">Royal Jelly</text:span></text:p></draw:rect><draw:rect text:anchor-type="paragraph" draw:z-index="470" draw:style-name="gr16" draw:text-style-name="P22" svg:width="5.001cm" svg:height="3.001cm" svg:x="198.914cm" svg:y="5.914cm"><text:p text:style-name="P3"><text:span text:style-name="T4">Cerebral Structure</text:span></text:p><text:p text:style-name="P3"><text:span text:style-name="T4">Needs: Nutrition-Slime,</text:span></text:p><text:p text:style-name="P3"><text:span text:style-name="T4">Royal Jelly</text:span></text:p><text:p text:style-name="P3"><text:span text:style-name="T4">Produces: Research</text:span></text:p></draw:rect><draw:rect text:anchor-type="paragraph" draw:z-index="471" draw:style-name="gr16" draw:text-style-name="P22" svg:width="5.001cm" svg:height="3.001cm" svg:x="193.911cm" svg:y="5.914cm"><text:p text:style-name="P3"><text:span text:style-name="T4">Nerve link</text:span></text:p><text:p text:style-name="P3"><text:span text:style-name="T4">Houses: Overlord</text:span></text:p><text:p text:style-name="P3"><text:span text:style-name="T4">Needs:Nutrition-Slime,</text:span></text:p><text:p text:style-name="P3"><text:span text:style-name="T4">Royal Jelly</text:span></text:p></draw:rect><draw:circle text:anchor-type="paragraph" draw:z-index="472" draw:style-name="gr8" draw:text-style-name="P10" svg:width="0.5cm" svg:height="0.5cm" svg:x="94.4cm" svg:y="4.916cm"><text:p text:style-name="P3">-</text:p></draw:circle><draw:rect text:anchor-type="paragraph" draw:z-index="473" draw:style-name="gr2" draw:text-style-name="P3" svg:width="10cm" svg:height="1.001cm" svg:x="-1.709cm" svg:y="19.417cm"><text:p text:style-name="P3">Political Influence: Control over System(s)</text:p></draw:rect><draw:rect text:anchor-type="paragraph" draw:z-index="0" draw:style-name="gr1" draw:text-style-name="P2" svg:width="10cm" svg:height="2.5cm" svg:x="-1.709cm" svg:y="16.916cm"><text:p text:style-name="P1">Unclear concepts</text:p></draw:rect><draw:rect text:anchor-type="paragraph" draw:z-index="474" draw:style-name="gr2" draw:text-style-name="P3" svg:width="10cm" svg:height="1.001cm" svg:x="-1.709cm" svg:y="20.417cm"><text:p text:style-name="P3">Cultural Influence: Diplomacy Points</text:p></draw:rect><draw:rect text:anchor-type="paragraph" draw:z-index="475" draw:style-name="gr2" draw:text-style-name="P3" svg:width="10cm" svg:height="1.001cm" svg:x="-1.709cm" svg:y="21.417cm"><text:p text:style-name="P3">Police ships: Counter Pirates, can be drafted</text:p></draw:rect><draw:rect text:anchor-type="paragraph" draw:z-index="476" draw:style-name="gr2" draw:text-style-name="P3" svg:width="10cm" svg:height="1.001cm" svg:x="-1.709cm" svg:y="22.428cm"><text:p text:style-name="P3">Militia: Counter Uprisings, can be drafted</text:p></draw:rect><draw:rect text:anchor-type="paragraph" draw:z-index="478" draw:style-name="gr16" draw:text-style-name="P19" svg:width="10cm" svg:height="3.001cm" svg:x="173.902cm" svg:y="11.924cm"><text:p text:style-name="P3">Population has no happiness and is totally loyal.</text:p></draw:rect><draw:rect text:anchor-type="paragraph" draw:z-index="479" draw:style-name="gr11" draw:text-style-name="P12" svg:width="10cm" svg:height="3.001cm" svg:x="183.914cm" svg:y="8.924cm"><text:p text:style-name="P3">Population has no happiness and is totally loyal.</text:p></draw:rect><draw:rect text:anchor-type="paragraph" draw:z-index="480" draw:style-name="gr11" draw:text-style-name="P12" svg:width="5.001cm" svg:height="3.001cm" svg:x="188.913cm" svg:y="5.923cm"><text:p text:style-name="P3">Comb Chambers</text:p><text:p text:style-name="P3">Needs:</text:p><text:p text:style-name="P3"><text:s/>Fruits</text:p><text:p text:style-name="P3">Produces:</text:p><text:p text:style-name="P3">Royal Jelly</text:p></draw:rect><draw:circle text:anchor-type="paragraph" draw:z-index="481" draw:style-name="gr9" draw:text-style-name="P11" svg:width="0.5cm" svg:height="0.5cm" svg:x="188.913cm" svg:y="8.424cm"><text:p/></draw:circle><draw:rect text:anchor-type="paragraph" draw:z-index="482" draw:style-name="gr17" draw:text-style-name="P20" svg:width="0.403cm" svg:height="0.403cm" svg:x="198.914cm" svg:y="2.914cm"><text:p text:style-name="P3"><text:span text:style-name="T1">1</text:span></text:p></draw:rect><draw:rect text:anchor-type="paragraph" draw:z-index="483" draw:style-name="gr17" draw:text-style-name="P20" svg:width="0.403cm" svg:height="0.403cm" svg:x="193.913cm" svg:y="5.923cm"><text:p text:style-name="P3"><text:span text:style-name="T1">2</text:span></text:p></draw:rect><draw:circle text:anchor-type="paragraph" draw:z-index="484" draw:style-name="gr9" draw:text-style-name="P11" svg:width="0.5cm" svg:height="0.5cm" svg:x="198.912cm" svg:y="5.424cm"><text:p/></draw:circle><draw:circle text:anchor-type="paragraph" draw:z-index="485" draw:style-name="gr9" draw:text-style-name="P11" svg:width="0.5cm" svg:height="0.5cm" svg:x="193.911cm" svg:y="8.424cm"><text:p/></draw:circle><draw:rect text:anchor-type="paragraph" draw:z-index="486" draw:style-name="gr16" draw:text-style-name="P19" svg:width="5.001cm" svg:height="3.001cm" svg:x="198.914cm" svg:y="8.915cm"><text:p text:style-name="P3">Nourishment Spire</text:p><text:p text:style-name="P3"><text:span text:style-name="T4">Needs: Nutrition Slime</text:span></text:p><text:p text:style-name="P3"><text:span text:style-name="T2">Ship of Nutrition Slime</text:span></text:p><text:p text:style-name="P3"><text:span text:style-name="T2">and Royal Jelly</text:span></text:p><text:p text:style-name="P3"><text:span text:style-name="T2">huge</text:span></text:p></draw:rect><draw:circle text:anchor-type="paragraph" draw:z-index="487" draw:style-name="gr9" draw:text-style-name="P11" svg:width="0.5cm" svg:height="0.5cm" svg:x="198.914cm" svg:y="11.416cm"><text:p/></draw:circle><draw:rect text:anchor-type="paragraph" draw:z-index="488" draw:style-name="gr17" draw:text-style-name="P20" svg:width="0.403cm" svg:height="0.403cm" svg:x="198.914cm" svg:y="8.915cm"><text:p text:style-name="P3"><text:span text:style-name="T1">2</text:span></text:p></draw:rect><draw:rect text:anchor-type="paragraph" draw:z-index="489" draw:style-name="gr17" draw:text-style-name="P20" svg:width="0.403cm" svg:height="0.403cm" svg:x="188.913cm" svg:y="5.923cm"><text:p text:style-name="P3"><text:span text:style-name="T1">1</text:span></text:p></draw:rect><draw:rect text:anchor-type="paragraph" draw:z-index="490" draw:style-name="gr1" draw:text-style-name="P23" svg:width="10cm" svg:height="1.001cm" svg:x="8.29cm" svg:y="19.417cm"><text:p text:style-name="P3"><text:span text:style-name="T5">e.g stops uprisings, make people happy, change public </text:span></text:p><text:p text:style-name="P3"><text:span text:style-name="T5">opinion on planet, draft it's fleets...</text:span></text:p></draw:rect><draw:rect text:anchor-type="paragraph" draw:z-index="491" draw:style-name="gr17" draw:text-style-name="P20" svg:width="0.403cm" svg:height="0.403cm" svg:x="198.916cm" svg:y="5.914cm"><text:p text:style-name="P3"><text:span text:style-name="T1">3</text:span></text:p></draw:rect><draw:circle text:anchor-type="paragraph" draw:z-index="492" draw:style-name="gr9" draw:text-style-name="P11" svg:width="0.5cm" svg:height="0.5cm" svg:x="198.914cm" svg:y="8.416cm"><text:p/></draw:circle><draw:rect text:anchor-type="paragraph" draw:z-index="493" draw:style-name="gr16" draw:text-style-name="P22" svg:width="5.001cm" svg:height="3.001cm" svg:x="193.913cm" svg:y="8.924cm"><text:p text:style-name="P3"><text:span text:style-name="T4">Interplanetary Link</text:span></text:p><text:p text:style-name="P3"><text:span text:style-name="T4">Needs: Nutrition-Slime,</text:span></text:p><text:p text:style-name="P3"><text:span text:style-name="T4">Royal Jelly</text:span></text:p><text:p text:style-name="P3"><text:span text:style-name="T4">Produces: Political Influence</text:span></text:p></draw:rect><draw:circle text:anchor-type="paragraph" draw:z-index="494" draw:style-name="gr9" draw:text-style-name="P11" svg:width="0.5cm" svg:height="0.5cm" svg:x="193.913cm" svg:y="11.425cm"><text:p/></draw:circle><draw:rect text:anchor-type="paragraph" draw:z-index="495" draw:style-name="gr17" draw:text-style-name="P20" svg:width="0.403cm" svg:height="0.403cm" svg:x="193.913cm" svg:y="8.924cm"><text:p text:style-name="P3"><text:span text:style-name="T1">2</text:span></text:p></draw:rect><draw:rect text:anchor-type="paragraph" draw:z-index="496" draw:style-name="gr5" draw:text-style-name="P7" svg:width="5.001cm" svg:height="3.001cm" svg:x="203.913cm" svg:y="5.914cm"><text:p text:style-name="P3"><text:span text:style-name="T4">Export Industrie (Food)</text:span></text:p><text:p text:style-name="P3"><text:span text:style-name="T4">Needs:Nutrition-Slime,</text:span></text:p><text:p text:style-name="P3"><text:span text:style-name="T4">Produces:Food</text:span></text:p></draw:rect><draw:rect text:anchor-type="paragraph" draw:z-index="497" draw:style-name="gr17" draw:text-style-name="P20" svg:width="0.403cm" svg:height="0.403cm" svg:x="203.928cm" svg:y="5.914cm"><text:p text:style-name="P3"><text:span text:style-name="T1">1</text:span></text:p></draw:rect><draw:circle text:anchor-type="paragraph" draw:z-index="498" draw:style-name="gr9" draw:text-style-name="P11" svg:width="0.5cm" svg:height="0.5cm" svg:x="204.414cm" svg:y="8.416cm"><text:p/></draw:circle><draw:circle text:anchor-type="paragraph" draw:z-index="499" draw:style-name="gr6" draw:text-style-name="P8" svg:width="0.5cm" svg:height="0.5cm" svg:x="203.914cm" svg:y="8.416cm"><text:p/></draw:circle><draw:rect text:anchor-type="paragraph" draw:z-index="500" draw:style-name="gr5" draw:text-style-name="P7" svg:width="5.001cm" svg:height="3.001cm" svg:x="203.914cm" svg:y="2.914cm"><text:p text:style-name="P3"><text:span text:style-name="T4">Export Industrie (Consumer)</text:span></text:p><text:p text:style-name="P3"><text:span text:style-name="T4">Needs:Nutrition-Slime,</text:span></text:p><text:p text:style-name="P3"><text:span text:style-name="T4">Produces:Consumer Goods</text:span></text:p></draw:rect><draw:circle text:anchor-type="paragraph" draw:z-index="501" draw:style-name="gr9" draw:text-style-name="P11" svg:width="0.5cm" svg:height="0.5cm" svg:x="204.414cm" svg:y="5.415cm"><text:p/></draw:circle><draw:circle text:anchor-type="paragraph" draw:z-index="502" draw:style-name="gr6" draw:text-style-name="P8" svg:width="0.5cm" svg:height="0.5cm" svg:x="203.914cm" svg:y="5.415cm"><text:p/></draw:circle><draw:rect text:anchor-type="paragraph" draw:z-index="503" draw:style-name="gr17" draw:text-style-name="P20" svg:width="0.403cm" svg:height="0.403cm" svg:x="203.927cm" svg:y="2.914cm"><text:p text:style-name="P3"><text:span text:style-name="T1">1</text:span></text:p></draw:rect><draw:rect text:anchor-type="paragraph" draw:z-index="505" draw:style-name="gr5" draw:text-style-name="P7" svg:width="5.001cm" svg:height="3.001cm" svg:x="203.914cm" svg:y="8.915cm"><text:p text:style-name="P3"><text:span text:style-name="T4">Export Industrie (Luxury)</text:span></text:p><text:p text:style-name="P3"><text:span text:style-name="T4">Needs:Nutrition-Slime,</text:span></text:p><text:p text:style-name="P3"><text:span text:style-name="T4">Produces:LuxuryGoods</text:span></text:p></draw:rect><draw:rect text:anchor-type="paragraph" draw:z-index="506" draw:style-name="gr17" draw:text-style-name="P20" svg:width="0.403cm" svg:height="0.403cm" svg:x="203.928cm" svg:y="8.915cm"><text:p text:style-name="P3"><text:span text:style-name="T1">1</text:span></text:p></draw:rect><draw:circle text:anchor-type="paragraph" draw:z-index="507" draw:style-name="gr9" draw:text-style-name="P11" svg:width="0.5cm" svg:height="0.5cm" svg:x="204.414cm" svg:y="11.416cm"><text:p/></draw:circle><draw:circle text:anchor-type="paragraph" draw:z-index="508" draw:style-name="gr6" draw:text-style-name="P8" svg:width="0.5cm" svg:height="0.5cm" svg:x="203.914cm" svg:y="11.416cm"><text:p/></draw:circle><draw:rect text:anchor-type="paragraph" draw:z-index="513" draw:style-name="gr5" draw:text-style-name="P7" svg:width="5.001cm" svg:height="3.001cm" svg:x="208.915cm" svg:y="2.914cm"><text:p text:style-name="P3"><text:span text:style-name="T4">Export Industrie (Special)</text:span></text:p><text:p text:style-name="P3"><text:span text:style-name="T4">Needs:Nutrition-Slime,</text:span></text:p><text:p text:style-name="P3"><text:span text:style-name="T4">Produces:Special Goods</text:span></text:p></draw:rect><draw:rect text:anchor-type="paragraph" draw:z-index="514" draw:style-name="gr17" draw:text-style-name="P20" svg:width="0.403cm" svg:height="0.403cm" svg:x="208.929cm" svg:y="2.914cm"><text:p text:style-name="P3"><text:span text:style-name="T1">1</text:span></text:p></draw:rect><draw:circle text:anchor-type="paragraph" draw:z-index="515" draw:style-name="gr9" draw:text-style-name="P11" svg:width="0.5cm" svg:height="0.5cm" svg:x="209.414cm" svg:y="5.415cm"><text:p/></draw:circle><draw:circle text:anchor-type="paragraph" draw:z-index="516" draw:style-name="gr6" draw:text-style-name="P8" svg:width="0.5cm" svg:height="0.5cm" svg:x="208.915cm" svg:y="5.415cm"><text:p/></draw:circle><draw:rect text:anchor-type="paragraph" draw:z-index="510" draw:style-name="gr17" draw:text-style-name="P20" svg:width="0.403cm" svg:height="0.403cm" svg:x="203.928cm" svg:y="11.915cm"><text:p text:style-name="P3"><text:span text:style-name="T1">1</text:span></text:p></draw:rect><draw:rect text:anchor-type="paragraph" draw:z-index="509" draw:style-name="gr5" draw:text-style-name="P7" svg:width="5.001cm" svg:height="3.001cm" svg:x="203.914cm" svg:y="11.915cm"><text:p text:style-name="P3"><text:span text:style-name="T4">Export Industrie (Industrial)</text:span></text:p><text:p text:style-name="P3"><text:span text:style-name="T4">Needs:Nutrition-Slime,</text:span></text:p><text:p text:style-name="P3"><text:span text:style-name="T4">Produces:Goods</text:span></text:p></draw:rect><draw:circle text:anchor-type="paragraph" draw:z-index="511" draw:style-name="gr9" draw:text-style-name="P11" svg:width="0.5cm" svg:height="0.5cm" svg:x="204.414cm" svg:y="14.416cm"><text:p/></draw:circle><draw:circle text:anchor-type="paragraph" draw:z-index="512" draw:style-name="gr6" draw:text-style-name="P8" svg:width="0.5cm" svg:height="0.5cm" svg:x="203.914cm" svg:y="14.416cm"><text:p/></draw:circle><draw:rect text:anchor-type="paragraph" draw:z-index="517" draw:style-name="gr5" draw:text-style-name="P7" svg:width="10cm" svg:height="3.001cm" svg:x="203.914cm" svg:y="14.915cm"><text:p text:style-name="P3">Very Inefficient</text:p></draw:rect><draw:rect text:anchor-type="paragraph" draw:z-index="518" draw:style-name="gr5" draw:text-style-name="P7" svg:width="5.001cm" svg:height="3.001cm" svg:x="208.915cm" svg:y="8.915cm"><text:p text:style-name="P3"><text:span text:style-name="T4">Export Industrie (Food)</text:span></text:p><text:p text:style-name="P3"><text:span text:style-name="T4">Needs:Nutrition-Slime,</text:span></text:p><text:p text:style-name="P3"><text:span text:style-name="T4">Produces:Food</text:span></text:p></draw:rect><draw:rect text:anchor-type="paragraph" draw:z-index="519" draw:style-name="gr5" draw:text-style-name="P7" svg:width="5.001cm" svg:height="3.001cm" svg:x="208.917cm" svg:y="5.914cm"><text:p text:style-name="P3"><text:span text:style-name="T4">Export Industrie (Consumer)</text:span></text:p><text:p text:style-name="P3"><text:span text:style-name="T4">Needs:Nutrition-Slime,</text:span></text:p><text:p text:style-name="P3"><text:span text:style-name="T4">Produces:Consumer Goods</text:span></text:p></draw:rect><draw:rect text:anchor-type="paragraph" draw:z-index="520" draw:style-name="gr5" draw:text-style-name="P7" svg:width="5.001cm" svg:height="3.001cm" svg:x="208.917cm" svg:y="11.915cm"><text:p text:style-name="P3"><text:span text:style-name="T4">Export Industrie (Luxury)</text:span></text:p><text:p text:style-name="P3"><text:span text:style-name="T4">Needs:Nutrition-Slime,</text:span></text:p><text:p text:style-name="P3"><text:span text:style-name="T4">Produces:LuxuryGoods</text:span></text:p></draw:rect><draw:circle text:anchor-type="paragraph" draw:z-index="521" draw:style-name="gr15" draw:text-style-name="P18" svg:width="0.5cm" svg:height="0.5cm" svg:x="208.915cm" svg:y="5.914cm"><text:p/></draw:circle><draw:circle text:anchor-type="paragraph" draw:z-index="522" draw:style-name="gr15" draw:text-style-name="P18" svg:width="0.5cm" svg:height="0.5cm" svg:x="208.917cm" svg:y="8.915cm"><text:p/></draw:circle><draw:circle text:anchor-type="paragraph" draw:z-index="523" draw:style-name="gr15" draw:text-style-name="P18" svg:width="0.5cm" svg:height="0.5cm" svg:x="208.917cm" svg:y="11.915cm"><text:p/></draw:circle><draw:rect text:anchor-type="paragraph" draw:z-index="524" draw:style-name="gr1" draw:text-style-name="P24" svg:width="10cm" svg:height="2.5cm" svg:x="-1.709cm" svg:y="26.432cm"><text:p text:style-name="P3">Laws</text:p><text:p text:style-name="P3">(are changed immediately, but need times to take effect)</text:p></draw:rect><draw:rect text:anchor-type="paragraph" draw:z-index="525" draw:style-name="gr1" draw:text-style-name="P24" svg:width="10cm" svg:height="1.001cm" svg:x="45.706cm" svg:y="25.095cm"><text:p text:style-name="P3">Army Doctrine</text:p><text:p text:style-name="P3"><text:span text:style-name="T2">Bonus influence armys combat rating, and conquest speed</text:span></text:p></draw:rect><draw:circle text:anchor-type="paragraph" draw:z-index="526" draw:style-name="gr2" draw:text-style-name="P3" svg:width="5.001cm" svg:height="5.001cm" svg:x="48.112cm" svg:y="27.095cm"><text:p text:style-name="P3"><text:span text:style-name="T6">Jede Doktrin erhält einenBonus </text:span></text:p><text:p text:style-name="P3"><text:span text:style-name="T6">gegendie beiden Vorangegangenen </text:span></text:p><text:p text:style-name="P3"><text:span text:style-name="T6">und Einen Malus gegen die Beiden </text:span></text:p><text:p text:style-name="P3"><text:span text:style-name="T6">Nachfolgenden, wobei dieser für </text:span></text:p><text:p text:style-name="P3"><text:span text:style-name="T6">einen Abstand von 1 doppelt</text:span></text:p><text:p text:style-name="P3"><text:span text:style-name="T6">So groß ist wie für 2</text:span></text:p></draw:circle><draw:rect text:anchor-type="paragraph" draw:z-index="527" draw:style-name="gr11" draw:text-style-name="P12" svg:width="5.001cm" svg:height="1.001cm" svg:x="52.476cm" svg:y="31.096cm"><text:p text:style-name="P3">Mass Assault</text:p><text:p text:style-name="P3"><text:span text:style-name="T2">Big Attack Bonus</text:span></text:p></draw:rect><draw:rect text:anchor-type="paragraph" draw:z-index="528" draw:style-name="gr11" draw:text-style-name="P25" svg:width="5.001cm" svg:height="1.001cm" svg:x="43.667cm" svg:y="31.096cm"><text:p text:style-name="P3">Fortification</text:p><text:p text:style-name="P3"><text:span text:style-name="T2">Big Defense Bonus</text:span></text:p></draw:rect><draw:rect text:anchor-type="paragraph" draw:z-index="529" draw:style-name="gr11" draw:text-style-name="P25" svg:width="5.001cm" svg:height="1.001cm" svg:x="43.268cm" svg:y="27.894cm"><text:p text:style-name="P3">Artillery</text:p><text:p text:style-name="P3"><text:span text:style-name="T2">Small Defense Bonus</text:span></text:p></draw:rect><draw:rect text:anchor-type="paragraph" draw:z-index="530" draw:style-name="gr11" draw:text-style-name="P25" svg:width="5.001cm" svg:height="1.001cm" svg:x="48.112cm" svg:y="26.095cm"><text:p text:style-name="P1">Air-Superiority</text:p></draw:rect><draw:rect text:anchor-type="paragraph" draw:z-index="531" draw:style-name="gr11" draw:text-style-name="P12" svg:width="5.001cm" svg:height="1.001cm" svg:x="53.112cm" svg:y="28.095cm"><text:p text:style-name="P3">Infiltration</text:p><text:p text:style-name="P3"><text:span text:style-name="T2">Small Attack Bonus</text:span></text:p></draw:rect><draw:rect text:anchor-type="paragraph" draw:z-index="532" draw:style-name="gr1" draw:text-style-name="P2" svg:width="5.001cm" svg:height="2.5cm" svg:x="8.29cm" svg:y="26.428cm"><text:p text:style-name="P1">Category</text:p></draw:rect><draw:rect text:anchor-type="paragraph" draw:z-index="534" draw:style-name="gr16" draw:text-style-name="P22" svg:width="5.001cm" svg:height="3.001cm" svg:x="193.913cm" svg:y="11.915cm"><text:p text:style-name="P3"><text:span text:style-name="T4">Hatchling Chamber</text:span></text:p><text:p text:style-name="P3"><text:span text:style-name="T4">Needs: Nutrition-Slime,</text:span></text:p><text:p text:style-name="P3"><text:span text:style-name="T2">Increase swarm population</text:span></text:p><text:p text:style-name="P3"><text:span text:style-name="T2">by a fixed amout</text:span></text:p></draw:rect><draw:circle text:anchor-type="paragraph" draw:z-index="535" draw:style-name="gr9" draw:text-style-name="P11" svg:width="0.5cm" svg:height="0.5cm" svg:x="193.913cm" svg:y="14.416cm"><text:p/></draw:circle><draw:rect text:anchor-type="paragraph" draw:z-index="536" draw:style-name="gr17" draw:text-style-name="P20" svg:width="0.403cm" svg:height="0.403cm" svg:x="193.913cm" svg:y="11.924cm"><text:p text:style-name="P3"><text:span text:style-name="T1">1</text:span></text:p></draw:rect><draw:rect text:anchor-type="paragraph" draw:z-index="477" draw:style-name="gr1" draw:text-style-name="P23" svg:width="10cm" svg:height="2.001cm" svg:x="8.29cm" svg:y="21.415cm"><text:p text:style-name="P3"><text:span text:style-name="T5">Beides passiert nicht aktiv, sondern ist eine zahl. Eine gewisse Menge im System</text:span></text:p><text:p text:style-name="P3"><text:span text:style-name="T5">bewegter <text:s/>waren erzeugt eine gewisse Menge Piraterie, welcher durch Polizeischiffe</text:span></text:p><text:p text:style-name="P3"><text:span text:style-name="T5">entgegengewirkt werden muss. Ebenso beginnen Aufstände erst die lokalen Militkräfte</text:span></text:p><text:p text:style-name="P3"><text:span text:style-name="T5">Aufzureiben bevor sie erfolgreich sind. Beide Kräfte können bei Bedarf rekrutiert werden</text:span></text:p><text:p text:style-name="P3"><text:span text:style-name="T5">Müssen sich dann jedoch erst langsam erholen.</text:span></text:p></draw:rect><draw:rect text:anchor-type="paragraph" draw:z-index="537" draw:style-name="gr2" draw:text-style-name="P3" svg:width="10cm" svg:height="1.001cm" svg:x="-1.709cm" svg:y="23.428cm"><text:p text:style-name="P3">Swarm</text:p></draw:rect><draw:rect text:anchor-type="paragraph" draw:z-index="538" draw:style-name="gr1" draw:text-style-name="P23" svg:width="10cm" svg:height="1.001cm" svg:x="8.29cm" svg:y="23.428cm"><text:p text:style-name="P3"><text:span text:style-name="T5">Population does not grow by <text:s/>it's own. Ships don't use shipparts.</text:span></text:p></draw:rect><draw:rect text:anchor-type="paragraph" draw:z-index="539" draw:style-name="gr5" draw:text-style-name="P7" svg:width="5.001cm" svg:height="3.001cm" svg:x="158.9cm" svg:y="14.924cm"><text:p text:style-name="P3">Spore</text:p><text:p text:style-name="P3">Produces: Nutrition Slime</text:p><text:p text:style-name="P3"><text:span text:style-name="T2">Automatically created</text:span></text:p><text:p text:style-name="P3"><text:span text:style-name="T2"><text:s/></text:span><text:span text:style-name="T2">on landig by swarm clonizer</text:span></text:p></draw:rect><draw:circle text:anchor-type="paragraph" draw:z-index="540" draw:style-name="gr15" draw:text-style-name="P18" svg:width="0.5cm" svg:height="0.5cm" svg:x="158.9cm" svg:y="14.924cm"><text:p/></draw:circle><draw:rect text:anchor-type="paragraph" draw:z-index="543" draw:style-name="gr2" draw:text-style-name="P3" svg:width="10cm" svg:height="1.001cm" svg:x="-1.709cm" svg:y="24.428cm"><text:p text:style-name="P3">Produciton Lines</text:p></draw:rect><draw:rect text:anchor-type="paragraph" draw:z-index="544" draw:style-name="gr1" draw:text-style-name="P23" svg:width="10cm" svg:height="1.001cm" svg:x="8.29cm" svg:y="24.432cm"><text:p text:style-name="P3"><text:span text:style-name="T5">Schiffsentwürfe welche als Produktionslinie amrkeirt sind werden deutlich</text:span></text:p><text:p text:style-name="P3"><text:span text:style-name="T5">Schneller produziert als andere Schiffe</text:span></text:p></draw:rect><draw:rect text:anchor-type="paragraph" draw:z-index="547" draw:style-name="gr1" draw:text-style-name="P24" svg:width="10cm" svg:height="2.5cm" svg:x="13.291cm" svg:y="26.434cm"><text:p text:style-name="P3">Laws</text:p><text:p text:style-name="P3">(are changed immediately, but need times to take effect)</text:p></draw:rect><draw:rect text:anchor-type="paragraph" draw:z-index="548" draw:style-name="gr1" draw:text-style-name="P24" svg:width="10cm" svg:height="1.001cm" svg:x="13.291cm" svg:y="43.931cm"><text:p text:style-name="P3">Ai laws (allows production of synths, synth </text:p><text:p text:style-name="P3">populations and influences Chance of ai rebellion)</text:p></draw:rect><draw:rect text:anchor-type="paragraph" draw:z-index="549" draw:style-name="gr1" draw:text-style-name="P2" svg:width="5.001cm" svg:height="2.5cm" svg:x="23.29cm" svg:y="26.434cm"><text:p text:style-name="P1">Category</text:p></draw:rect><draw:rect text:anchor-type="paragraph" draw:z-index="550" draw:style-name="gr1" draw:text-style-name="P24" svg:width="10cm" svg:height="1.001cm" svg:x="13.291cm" svg:y="44.932cm"><text:p text:style-name="P3">Synthetical Augmentation Regulation</text:p><text:p text:style-name="P3"><text:s/>(influences Synthetical Augmentation )</text:p></draw:rect><draw:circle text:anchor-type="paragraph" draw:z-index="334" draw:style-name="gr15" draw:text-style-name="P18" svg:width="0.5cm" svg:height="0.5cm" svg:x="83.894cm" svg:y="8.924cm"><text:p/></draw:circle><draw:rect text:anchor-type="paragraph" draw:z-index="551" draw:style-name="gr2" draw:text-style-name="P3" svg:width="10cm" svg:height="1.001cm" svg:x="-1.709cm" svg:y="25.432cm"><text:p text:style-name="P3">Synth population</text:p></draw:rect><draw:rect text:anchor-type="paragraph" draw:z-index="552" draw:style-name="gr1" draw:text-style-name="P23" svg:width="10cm" svg:height="1.001cm" svg:x="8.29cm" svg:y="25.428cm"><text:p text:style-name="P3"><text:span text:style-name="T5">Ersetzt normale bevölkerung um Mangel abzudecken hat selbe Bedürfnisse,</text:span></text:p><text:p text:style-name="P3"><text:span text:style-name="T5">(nahrung als energie liferant)</text:span></text:p></draw:rect><draw:rect text:anchor-type="paragraph" draw:z-index="553" draw:style-name="gr5" draw:text-style-name="P7" svg:width="10cm" svg:height="1.001cm" svg:x="28.291cm" svg:y="32.935cm"><text:p text:style-name="P3">Synthetical Augmentation</text:p><text:p text:style-name="P3"><text:s/>(productivity vs consumer goods consumption of population)</text:p></draw:rect><draw:rect text:anchor-type="paragraph" draw:z-index="554" draw:style-name="gr5" draw:text-style-name="P7" svg:width="10cm" svg:height="1.001cm" svg:x="28.291cm" svg:y="33.935cm"><text:p text:style-name="P3">Decadence</text:p><text:p text:style-name="P3"><text:s/>(goods consumption) (increases slowly)</text:p></draw:rect><draw:rect text:anchor-type="paragraph" draw:z-index="555" draw:style-name="gr5" draw:text-style-name="P7" svg:width="10cm" svg:height="1.001cm" svg:x="28.291cm" svg:y="34.936cm"><text:p text:style-name="P3">Piracy</text:p><text:p text:style-name="P3"><text:s/>(Factor of pirates per) (increases slowly)</text:p></draw:rect><draw:rect text:anchor-type="paragraph" draw:z-index="561" draw:style-name="gr5" draw:text-style-name="P7" svg:width="5.001cm" svg:height="3.001cm" svg:x="133.907cm" svg:y="17.925cm"><text:p text:style-name="P3">Pubs</text:p><text:p text:style-name="P3">Needs: Food &amp;</text:p><text:p text:style-name="P3">Consumer Goods</text:p></draw:rect><draw:rect text:anchor-type="paragraph" draw:z-index="562" draw:style-name="gr13" draw:text-style-name="P15" svg:width="0.403cm" svg:height="0.403cm" svg:x="133.907cm" svg:y="17.925cm"><text:p text:style-name="P3"><text:span text:style-name="T1">1</text:span></text:p></draw:rect><draw:circle text:anchor-type="paragraph" draw:z-index="563" draw:style-name="gr8" draw:text-style-name="P10" svg:width="0.5cm" svg:height="0.5cm" svg:x="133.907cm" svg:y="20.426cm"><text:p text:style-name="P3">+</text:p></draw:circle><draw:rect text:anchor-type="paragraph" draw:z-index="564" draw:style-name="gr5" draw:text-style-name="P7" svg:width="5.001cm" svg:height="3.001cm" svg:x="133.907cm" svg:y="17.925cm"><text:p text:style-name="P3">Bars</text:p><text:p text:style-name="P3">Needs: Food &amp;</text:p><text:p text:style-name="P3">Consumer Goods</text:p></draw:rect><draw:rect text:anchor-type="paragraph" draw:z-index="565" draw:style-name="gr13" draw:text-style-name="P15" svg:width="0.403cm" svg:height="0.403cm" svg:x="133.907cm" svg:y="17.925cm"><text:p text:style-name="P3"><text:span text:style-name="T1">1</text:span></text:p></draw:rect><draw:circle text:anchor-type="paragraph" draw:z-index="566" draw:style-name="gr8" draw:text-style-name="P10" svg:width="0.5cm" svg:height="0.5cm" svg:x="133.907cm" svg:y="20.426cm"><text:p text:style-name="P3">+</text:p></draw:circle><draw:rect text:anchor-type="paragraph" draw:z-index="567" draw:style-name="gr5" draw:text-style-name="P7" svg:width="5.001cm" svg:height="3.001cm" svg:x="138.908cm" svg:y="17.925cm"><text:p text:style-name="P3">Entertainment Facilitys</text:p><text:p text:style-name="P3">Needs: Food, Luxury &amp;</text:p><text:p text:style-name="P3">Consumer Goods</text:p></draw:rect><draw:rect text:anchor-type="paragraph" draw:z-index="568" draw:style-name="gr13" draw:text-style-name="P15" svg:width="0.403cm" svg:height="0.403cm" svg:x="138.908cm" svg:y="17.925cm"><text:p text:style-name="P3"><text:span text:style-name="T1">2</text:span></text:p></draw:rect><draw:circle text:anchor-type="paragraph" draw:z-index="569" draw:style-name="gr8" draw:text-style-name="P10" svg:width="0.5cm" svg:height="0.5cm" svg:x="138.908cm" svg:y="20.426cm"><text:p text:style-name="P3">+</text:p></draw:circle><draw:rect text:anchor-type="paragraph" draw:z-index="570" draw:style-name="gr5" draw:text-style-name="P7" svg:width="5.001cm" svg:height="3.001cm" svg:x="143.909cm" svg:y="17.925cm"><text:p text:style-name="P3">Paradise Towers</text:p><text:p text:style-name="P3">Needs: Food, Luxury</text:p><text:p text:style-name="P3">Special &amp; Consumer Goods</text:p></draw:rect><draw:rect text:anchor-type="paragraph" draw:z-index="571" draw:style-name="gr13" draw:text-style-name="P15" svg:width="0.403cm" svg:height="0.403cm" svg:x="143.909cm" svg:y="17.925cm"><text:p text:style-name="P3"><text:span text:style-name="T1">3</text:span></text:p></draw:rect><draw:circle text:anchor-type="paragraph" draw:z-index="572" draw:style-name="gr8" draw:text-style-name="P10" svg:width="0.5cm" svg:height="0.5cm" svg:x="143.909cm" svg:y="20.426cm"><text:p text:style-name="P3">+</text:p></draw:circle><draw:rect text:anchor-type="paragraph" draw:z-index="574" draw:style-name="gr1" draw:text-style-name="P24" svg:width="10cm" svg:height="1.001cm" svg:x="-1.713cm" svg:y="40.931cm"><text:p text:style-name="P3">Nuclear warheads</text:p><text:p text:style-name="P3">(ability to use nuclear warheads vs. Cultural influence)</text:p></draw:rect><draw:rect text:anchor-type="paragraph" draw:z-index="575" draw:style-name="gr1" draw:text-style-name="P24" svg:width="10cm" svg:height="1.001cm" svg:x="-1.713cm" svg:y="41.931cm"><text:p text:style-name="P3">Chemical Weapons</text:p><text:p text:style-name="P3">(ability to use Chemical weapons vs. Cultural influence)</text:p></draw:rect><draw:rect text:anchor-type="paragraph" draw:z-index="577" draw:style-name="gr1" draw:text-style-name="P24" svg:width="10cm" svg:height="1.001cm" svg:x="-1.709cm" svg:y="42.931cm"><text:p text:style-name="P3">Biological Weapons</text:p><text:p text:style-name="P3">(ability to use Biological weapons vs. Cultural influence)</text:p></draw:rect><draw:rect text:anchor-type="paragraph" draw:z-index="578" draw:style-name="gr1" draw:text-style-name="P24" svg:width="10cm" svg:height="1.001cm" svg:x="-1.709cm" svg:y="43.931cm"><text:p text:style-name="P3">Planetary Bombardment <text:span text:style-name="T6">(regulates the damage thatcan be done </text:span></text:p><text:p text:style-name="P3"><text:span text:style-name="T6">to planets and cultural influence) (e.g glazing, exterminating)</text:span></text:p></draw:rect><draw:rect text:anchor-type="paragraph" draw:z-index="579" draw:style-name="gr1" draw:text-style-name="P24" svg:width="10cm" svg:height="1.001cm" svg:x="-1.709cm" svg:y="44.932cm"><text:p text:style-name="P3">Planetary Invasions</text:p><text:p text:style-name="P3">(army combat rating vs. Civilian casulties)</text:p></draw:rect><draw:rect text:anchor-type="paragraph" draw:z-index="580" draw:style-name="gr1" draw:text-style-name="P24" svg:width="10cm" svg:height="1.001cm" svg:x="13.291cm" svg:y="45.932cm"><text:p text:style-name="P3">Extermination campaigns</text:p><text:p text:style-name="P3">(ability to remove populations vs. Civilian casulties)</text:p></draw:rect><draw:rect text:anchor-type="paragraph" draw:z-index="581" draw:style-name="gr1" draw:text-style-name="P24" svg:width="10cm" svg:height="1.001cm" svg:x="13.291cm" svg:y="46.932cm"><text:p text:style-name="P3">Equality</text:p><text:p text:style-name="P3">(ability to discriminate races)</text:p></draw:rect><draw:rect text:anchor-type="paragraph" draw:z-index="583" draw:style-name="gr1" draw:text-style-name="P24" svg:width="10cm" svg:height="1.001cm" svg:x="-1.709cm" svg:y="45.932cm"><text:p text:style-name="P3">Prisoners fo war</text:p><text:p text:style-name="P3">(army combat rating vs.cultural influence)</text:p></draw:rect><draw:rect text:anchor-type="paragraph" draw:z-index="585" draw:style-name="gr1" draw:text-style-name="P24" svg:width="10cm" svg:height="1.001cm" svg:x="13.291cm" svg:y="47.932cm"><text:p text:style-name="P3">Mining regulations</text:p><text:p text:style-name="P3">(Ore yield vs planetary living conditions)</text:p></draw:rect><draw:rect text:anchor-type="paragraph" draw:z-index="586" draw:style-name="gr1" draw:text-style-name="P24" svg:width="10cm" svg:height="1.001cm" svg:x="13.291cm" svg:y="48.932cm"><text:p text:style-name="P3">Farming regulations</text:p><text:p text:style-name="P3">(Grain yield vs planetary living conditions)</text:p></draw:rect><draw:rect text:anchor-type="paragraph" draw:z-index="587" draw:style-name="gr1" draw:text-style-name="P24" svg:width="10cm" svg:height="1.001cm" svg:x="13.291cm" svg:y="49.932cm"><text:p text:style-name="P3">Industrial savety regulations</text:p><text:p text:style-name="P3">(factory producitom vs planetary living conditions)</text:p></draw:rect><draw:rect text:anchor-type="paragraph" draw:z-index="588" draw:style-name="gr5" draw:text-style-name="P7" svg:width="8cm" svg:height="2.001cm" svg:x="58.896cm" svg:y="17.925cm"><text:p text:style-name="P3">FTL-Method</text:p></draw:rect><draw:rect text:anchor-type="paragraph" draw:z-index="589" draw:style-name="gr11" draw:text-style-name="P34" svg:width="8cm" svg:height="4.003cm" svg:x="58.896cm" svg:y="19.925cm"><text:p text:style-name="P3"><text:span text:style-name="T4">Stargates</text:span></text:p><text:p text:style-name="P3"><text:span text:style-name="T2">(connect to each other, can be destroyd by</text:span></text:p><text:p text:style-name="P3"><text:span text:style-name="T2">Owner; are permanetn connections, but</text:span></text:p><text:p text:style-name="P3"><text:span text:style-name="T2">Can be reconnected by owner; range </text:span></text:p><text:p text:style-name="P3"><text:span text:style-name="T2">and connection Time depends on tech)</text:span></text:p></draw:rect><draw:rect text:anchor-type="paragraph" draw:z-index="590" draw:style-name="gr11" draw:text-style-name="P34" svg:width="8cm" svg:height="4cm" svg:x="58.896cm" svg:y="23.927cm"><text:p text:style-name="P3"><text:span text:style-name="T4">Wormholestation</text:span></text:p><text:p text:style-name="P3"><text:span text:style-name="T2">(Build near blackholes; creates Wormholes </text:span></text:p><text:p text:style-name="P3"><text:span text:style-name="T2">passable for everyone; exists for a tech</text:span></text:p><text:p text:style-name="P3"><text:span text:style-name="T2">dependent duration of time; Postiton of the</text:span></text:p><text:p text:style-name="P3"><text:span text:style-name="T2"><text:s/></text:span><text:span text:style-name="T2">wormhole depends also on Tech: range, </text:span></text:p><text:p text:style-name="P3"><text:span text:style-name="T2">Cooldown and Number of possible wormholes is</text:span></text:p><text:p text:style-name="P3"><text:span text:style-name="T2">Tech dependent</text:span></text:p></draw:rect><draw:rect text:anchor-type="paragraph" draw:z-index="591" draw:style-name="gr11" draw:text-style-name="P34" svg:width="8cm" svg:height="4cm" svg:x="58.896cm" svg:y="27.928cm"><text:p text:style-name="P3"><text:span text:style-name="T4">Stream</text:span></text:p><text:p text:style-name="P3"><text:span text:style-name="T2">(Entry points in systems run through systems </text:span></text:p><text:p text:style-name="P3"><text:span text:style-name="T2">Works like warp-lanes, connects only </text:span></text:p><text:p text:style-name="P3"><text:span text:style-name="T2">Some systems, Stream routes can </text:span></text:p><text:p text:style-name="P3"><text:span text:style-name="T2">not be influenced, travel speed is tech</text:span></text:p><text:p text:style-name="P3"><text:span text:style-name="T2">dependent)</text:span></text:p></draw:rect><draw:rect text:anchor-type="paragraph" draw:z-index="592" draw:style-name="gr11" draw:text-style-name="P34" svg:width="8cm" svg:height="4cm" svg:x="58.896cm" svg:y="31.926cm"><text:p text:style-name="P3"><text:span text:style-name="T4">Grav-Jump</text:span></text:p><text:p text:style-name="P3"><text:span text:style-name="T2">(Jumps to stars, planets, monns and ships; </text:span></text:p><text:p text:style-name="P3"><text:span text:style-name="T2">Size of possible targets depends on tech; </text:span></text:p><text:p text:style-name="P3"><text:span text:style-name="T2"><text:s/></text:span><text:span text:style-name="T2">Range and accuracy depends on tech;</text:span></text:p><text:p text:style-name="P3"><text:span text:style-name="T2">warmmup increases with range and</text:span></text:p><text:p text:style-name="P3"><text:span text:style-name="T2">Depends on tech)</text:span></text:p></draw:rect><draw:rect text:anchor-type="paragraph" draw:z-index="593" draw:style-name="gr11" draw:text-style-name="P34" svg:width="8cm" svg:height="4.003cm" svg:x="58.896cm" svg:y="35.927cm"><text:p text:style-name="P3"><text:span text:style-name="T4">Signal-Jump</text:span></text:p><text:p text:style-name="P3"><text:span text:style-name="T2">(Jumps to signals; </text:span></text:p><text:p text:style-name="P3"><text:span text:style-name="T2"><text:s/></text:span><text:span text:style-name="T2">Range and accuracy depends on tech;</text:span></text:p><text:p text:style-name="P3"><text:span text:style-name="T2">warmup increases with range and</text:span></text:p><text:p text:style-name="P3"><text:span text:style-name="T2">depends on tech; smaller range</text:span></text:p><text:p text:style-name="P3"><text:span text:style-name="T2">and longer warmup then Grav-jump)</text:span></text:p></draw:rect><draw:rect text:anchor-type="paragraph" draw:z-index="595" draw:style-name="gr5" draw:text-style-name="P7" svg:width="8cm" svg:height="1.001cm" svg:x="66.895cm" svg:y="17.925cm"><text:p text:style-name="P3">FTL-Drives</text:p></draw:rect><draw:rect text:anchor-type="paragraph" draw:z-index="600" draw:style-name="gr30" draw:text-style-name="P8" svg:width="4.001cm" svg:height="1.001cm" svg:x="66.895cm" svg:y="18.925cm"><text:p text:style-name="P3">Ships-modules</text:p></draw:rect><draw:rect text:anchor-type="paragraph" draw:z-index="601" draw:style-name="gr11" draw:text-style-name="P12" svg:width="4.001cm" svg:height="1.001cm" svg:x="70.896cm" svg:y="18.925cm"><text:p text:style-name="P3"><text:span text:style-name="T7">Stations </text:span>(<text:span text:style-name="T8">modules</text:span>)</text:p></draw:rect><draw:rect text:anchor-type="paragraph" draw:z-index="607" draw:style-name="gr11" draw:text-style-name="P34" svg:width="8cm" svg:height="4.003cm" svg:x="58.896cm" svg:y="39.931cm"><text:p text:style-name="P3"><text:span text:style-name="T4">Rift</text:span></text:p><text:p text:style-name="P3"><text:span text:style-name="T2">(long warmup; high costs;</text:span></text:p><text:p text:style-name="P3"><text:span text:style-name="T2">Jumps everywhere; Range doesn't matter;</text:span></text:p><text:p text:style-name="P3"><text:span text:style-name="T2">Accuracy and warmup depend on tech;</text:span></text:p><text:p text:style-name="P3"><text:span text:style-name="T2">Late game method)</text:span></text:p></draw:rect><draw:rect text:anchor-type="paragraph" draw:z-index="610" draw:style-name="gr11" draw:text-style-name="P34" svg:width="8cm" svg:height="4.003cm" svg:x="58.896cm" svg:y="43.933cm"><text:p text:style-name="P3"><text:span text:style-name="T4">Orbital accelerators</text:span></text:p><text:p text:style-name="P3"><text:span text:style-name="T2">(has to be aimed at a system;</text:span></text:p><text:p text:style-name="P3"><text:span text:style-name="T2">Aiming needs time /warmup;</text:span></text:p><text:p text:style-name="P3"><text:span text:style-name="T2">Accuracy is low; speed depends on tech</text:span></text:p><text:p text:style-name="P3"><text:span text:style-name="T2">Ship enters system at a random point into</text:span></text:p><text:p text:style-name="P3"><text:span text:style-name="T2">The direction of te accelerator)</text:span></text:p></draw:rect><draw:rect text:anchor-type="paragraph" draw:z-index="613" draw:style-name="gr11" draw:text-style-name="P34" svg:width="8cm" svg:height="4.003cm" svg:x="58.896cm" svg:y="47.935cm"><text:p text:style-name="P3"><text:span text:style-name="T4">Space folding</text:span></text:p><text:p text:style-name="P3"><text:span text:style-name="T2">(default; cooldwon after jump;</text:span></text:p><text:p text:style-name="P3"><text:span text:style-name="T2">Jump-time depends on tech and range;</text:span></text:p><text:p text:style-name="P3"><text:span text:style-name="T2">Enters system in the outer rim</text:span></text:p><text:p text:style-name="P3"><text:span text:style-name="T2">At a random point)</text:span></text:p></draw:rect><draw:rect text:anchor-type="paragraph" draw:z-index="616" draw:style-name="gr11" draw:text-style-name="P34" svg:width="8cm" svg:height="4.003cm" svg:x="58.896cm" svg:y="51.939cm"><text:p text:style-name="P3"><text:span text:style-name="T4">Warp</text:span></text:p><text:p text:style-name="P3"><text:span text:style-name="T2">(Dangerous low tech method;</text:span></text:p><text:p text:style-name="P3"><text:span text:style-name="T2">Jumps to a random point in targeted system;</text:span></text:p><text:p text:style-name="P3"><text:span text:style-name="T2">Risks: loose ship; ship is damaged; ship</text:span></text:p><text:p text:style-name="P3"><text:span text:style-name="T2">Comed back with deamons inside; a Warpgate</text:span></text:p><text:p text:style-name="P3"><text:span text:style-name="T2">Is opend; a invasion forec glasses the next</text:span></text:p><text:p text:style-name="P3"><text:span text:style-name="T2">Planet and dissapears; a plague is imported;</text:span></text:p><text:p text:style-name="P3"><text:span text:style-name="T2">The travel time is extenden and more......)</text:span></text:p></draw:rect><draw:custom-shape text:anchor-type="paragraph" draw:z-index="619" draw:style-name="gr32" draw:text-style-name="P36" svg:width="2.514cm" svg:height="3.255cm" svg:x="49.331cm" svg:y="32.096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rect text:anchor-type="paragraph" draw:z-index="620" draw:style-name="gr30" draw:text-style-name="P8" svg:width="5.001cm" svg:height="1.001cm" svg:x="47.849cm" svg:y="35.329cm"><text:p text:style-name="P3">Mit echten Bodenkämpfen</text:p><text:p text:style-name="P3">veraltet</text:p>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60.001cm" fo:page-height="60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21:08:12.580000000</meta:creation-date>
    <dc:date>2016-12-19T17:33:58.231000000</dc:date>
    <meta:editing-duration>PT1H50M59S</meta:editing-duration>
    <meta:editing-cycles>8</meta:editing-cycles>
    <meta:generator>LibreOffice/5.2.4.2$Windows_X86_64 LibreOffice_project/3d5603e1122f0f102b62521720ab13a38a4e0eb0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